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settings.xml" manifest:media-type="text/xml"/>
  <manifest:file-entry manifest:full-path="Object 164/settings.xml" manifest:media-type="text/xml"/>
  <manifest:file-entry manifest:full-path="Object 164/content.xml" manifest:media-type="text/xml"/>
  <manifest:file-entry manifest:full-path="Object 164/" manifest:version="1.2" manifest:media-type="application/vnd.oasis.opendocument.formula"/>
  <manifest:file-entry manifest:full-path="Object 100/settings.xml" manifest:media-type="text/xml"/>
  <manifest:file-entry manifest:full-path="Object 100/content.xml" manifest:media-type="text/xml"/>
  <manifest:file-entry manifest:full-path="Object 100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102/settings.xml" manifest:media-type="text/xml"/>
  <manifest:file-entry manifest:full-path="Object 102/content.xml" manifest:media-type="text/xml"/>
  <manifest:file-entry manifest:full-path="Object 102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110/settings.xml" manifest:media-type="text/xml"/>
  <manifest:file-entry manifest:full-path="Object 110/content.xml" manifest:media-type="text/xml"/>
  <manifest:file-entry manifest:full-path="Object 110/" manifest:version="1.2" manifest:media-type="application/vnd.oasis.opendocument.formula"/>
  <manifest:file-entry manifest:full-path="Object 108/settings.xml" manifest:media-type="text/xml"/>
  <manifest:file-entry manifest:full-path="Object 108/content.xml" manifest:media-type="text/xml"/>
  <manifest:file-entry manifest:full-path="Object 108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112/settings.xml" manifest:media-type="text/xml"/>
  <manifest:file-entry manifest:full-path="Object 112/content.xml" manifest:media-type="text/xml"/>
  <manifest:file-entry manifest:full-path="Object 112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120/settings.xml" manifest:media-type="text/xml"/>
  <manifest:file-entry manifest:full-path="Object 120/content.xml" manifest:media-type="text/xml"/>
  <manifest:file-entry manifest:full-path="Object 120/" manifest:version="1.2" manifest:media-type="application/vnd.oasis.opendocument.formula"/>
  <manifest:file-entry manifest:full-path="Object 122/settings.xml" manifest:media-type="text/xml"/>
  <manifest:file-entry manifest:full-path="Object 122/content.xml" manifest:media-type="text/xml"/>
  <manifest:file-entry manifest:full-path="Object 122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130/settings.xml" manifest:media-type="text/xml"/>
  <manifest:file-entry manifest:full-path="Object 130/content.xml" manifest:media-type="text/xml"/>
  <manifest:file-entry manifest:full-path="Object 130/" manifest:version="1.2" manifest:media-type="application/vnd.oasis.opendocument.formula"/>
  <manifest:file-entry manifest:full-path="ObjectReplacements/Object 96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159" manifest:media-type=""/>
  <manifest:file-entry manifest:full-path="ObjectReplacements/Object 88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49" manifest:media-type=""/>
  <manifest:file-entry manifest:full-path="ObjectReplacements/Object 84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129" manifest:media-type=""/>
  <manifest:file-entry manifest:full-path="ObjectReplacements/Object 64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119" manifest:media-type=""/>
  <manifest:file-entry manifest:full-path="ObjectReplacements/Object 54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91" manifest:media-type=""/>
  <manifest:file-entry manifest:full-path="ObjectReplacements/Object 155" manifest:media-type=""/>
  <manifest:file-entry manifest:full-path="ObjectReplacements/Object 1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81" manifest:media-type=""/>
  <manifest:file-entry manifest:full-path="ObjectReplacements/Object 90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80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9" manifest:media-type=""/>
  <manifest:file-entry manifest:full-path="ObjectReplacements/Object 19" manifest:media-type=""/>
  <manifest:file-entry manifest:full-path="ObjectReplacements/Object 18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8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2" manifest:media-type="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139" manifest:media-type=""/>
  <manifest:file-entry manifest:full-path="ObjectReplacements/Object 92" manifest:media-type=""/>
  <manifest:file-entry manifest:full-path="ObjectReplacements/Object 156" manifest:media-type=""/>
  <manifest:file-entry manifest:full-path="ObjectReplacements/Object 101" manifest:media-type=""/>
  <manifest:file-entry manifest:full-path="ObjectReplacements/Object 35" manifest:media-type=""/>
  <manifest:file-entry manifest:full-path="ObjectReplacements/Object 102" manifest:media-type=""/>
  <manifest:file-entry manifest:full-path="ObjectReplacements/Object 36" manifest:media-type=""/>
  <manifest:file-entry manifest:full-path="ObjectReplacements/Object 103" manifest:media-type="application/x-openoffice-gdimetafile;windows_formatname=&quot;GDIMetaFile&quot;"/>
  <manifest:file-entry manifest:full-path="ObjectReplacements/Object 37" manifest:media-type=""/>
  <manifest:file-entry manifest:full-path="ObjectReplacements/Object 130" manifest:media-type=""/>
  <manifest:file-entry manifest:full-path="ObjectReplacements/Object 131" manifest:media-type=""/>
  <manifest:file-entry manifest:full-path="ObjectReplacements/Object 132" manifest:media-type=""/>
  <manifest:file-entry manifest:full-path="ObjectReplacements/Object 133" manifest:media-type="application/x-openoffice-gdimetafile;windows_formatname=&quot;GDIMetaFile&quot;"/>
  <manifest:file-entry manifest:full-path="ObjectReplacements/Object 140" manifest:media-type=""/>
  <manifest:file-entry manifest:full-path="ObjectReplacements/Object 141" manifest:media-type=""/>
  <manifest:file-entry manifest:full-path="ObjectReplacements/Object 142" manifest:media-type=""/>
  <manifest:file-entry manifest:full-path="ObjectReplacements/Object 143" manifest:media-type="application/x-openoffice-gdimetafile;windows_formatname=&quot;GDIMetaFile&quot;"/>
  <manifest:file-entry manifest:full-path="ObjectReplacements/Object 150" manifest:media-type=""/>
  <manifest:file-entry manifest:full-path="ObjectReplacements/Object 151" manifest:media-type=""/>
  <manifest:file-entry manifest:full-path="ObjectReplacements/Object 170" manifest:media-type=""/>
  <manifest:file-entry manifest:full-path="ObjectReplacements/Object 29" manifest:media-type=""/>
  <manifest:file-entry manifest:full-path="ObjectReplacements/Object 171" manifest:media-type=""/>
  <manifest:file-entry manifest:full-path="ObjectReplacements/Object 172" manifest:media-type=""/>
  <manifest:file-entry manifest:full-path="ObjectReplacements/Object 120" manifest:media-type=""/>
  <manifest:file-entry manifest:full-path="ObjectReplacements/Object 179" manifest:media-type="application/x-openoffice-gdimetafile;windows_formatname=&quot;GDIMetaFile&quot;"/>
  <manifest:file-entry manifest:full-path="ObjectReplacements/Object 173" manifest:media-type=""/>
  <manifest:file-entry manifest:full-path="ObjectReplacements/Object 121" manifest:media-type=""/>
  <manifest:file-entry manifest:full-path="ObjectReplacements/Object 174" manifest:media-type=""/>
  <manifest:file-entry manifest:full-path="ObjectReplacements/Object 122" manifest:media-type=""/>
  <manifest:file-entry manifest:full-path="ObjectReplacements/Object 175" manifest:media-type=""/>
  <manifest:file-entry manifest:full-path="ObjectReplacements/Object 123" manifest:media-type="application/x-openoffice-gdimetafile;windows_formatname=&quot;GDIMetaFile&quot;"/>
  <manifest:file-entry manifest:full-path="ObjectReplacements/Object 176" manifest:media-type=""/>
  <manifest:file-entry manifest:full-path="ObjectReplacements/Object 177" manifest:media-type=""/>
  <manifest:file-entry manifest:full-path="ObjectReplacements/Object 178" manifest:media-type=""/>
  <manifest:file-entry manifest:full-path="ObjectReplacements/Object 98" manifest:media-type=""/>
  <manifest:file-entry manifest:full-path="ObjectReplacements/Object 164" manifest:media-type=""/>
  <manifest:file-entry manifest:full-path="ObjectReplacements/Object 99" manifest:media-type=""/>
  <manifest:file-entry manifest:full-path="ObjectReplacements/Object 165" manifest:media-type=""/>
  <manifest:file-entry manifest:full-path="ObjectReplacements/Object 160" manifest:media-type=""/>
  <manifest:file-entry manifest:full-path="ObjectReplacements/Object 169" manifest:media-type=""/>
  <manifest:file-entry manifest:full-path="ObjectReplacements/Object 110" manifest:media-type=""/>
  <manifest:file-entry manifest:full-path="ObjectReplacements/Object 168" manifest:media-type=""/>
  <manifest:file-entry manifest:full-path="ObjectReplacements/Object 167" manifest:media-type=""/>
  <manifest:file-entry manifest:full-path="ObjectReplacements/Object 113" manifest:media-type="application/x-openoffice-gdimetafile;windows_formatname=&quot;GDIMetaFile&quot;"/>
  <manifest:file-entry manifest:full-path="ObjectReplacements/Object 166" manifest:media-type=""/>
  <manifest:file-entry manifest:full-path="ObjectReplacements/Object 112" manifest:media-type=""/>
  <manifest:file-entry manifest:full-path="ObjectReplacements/Object 46" manifest:media-type=""/>
  <manifest:file-entry manifest:full-path="ObjectReplacements/Object 111" manifest:media-type=""/>
  <manifest:file-entry manifest:full-path="ObjectReplacements/Object 163" manifest:media-type=""/>
  <manifest:file-entry manifest:full-path="ObjectReplacements/Object 97" manifest:media-type=""/>
  <manifest:file-entry manifest:full-path="ObjectReplacements/Object 162" manifest:media-type=""/>
  <manifest:file-entry manifest:full-path="ObjectReplacements/Object 161" manifest:media-type=""/>
  <manifest:file-entry manifest:full-path="ObjectReplacements/Object 100" manifest:media-type=""/>
  <manifest:file-entry manifest:full-path="ObjectReplacements/Object 34" manifest:media-type=""/>
  <manifest:file-entry manifest:full-path="ObjectReplacements/Object 153" manifest:media-type="application/x-openoffice-gdimetafile;windows_formatname=&quot;GDIMetaFile&quot;"/>
  <manifest:file-entry manifest:full-path="ObjectReplacements/Object 152" manifest:media-type=""/>
  <manifest:file-entry manifest:full-path="ObjectReplacements/Object 45" manifest:media-type=""/>
  <manifest:file-entry manifest:full-path="ObjectReplacements/Object 109" manifest:media-type=""/>
  <manifest:file-entry manifest:full-path="ObjectReplacements/Object 44" manifest:media-type=""/>
  <manifest:file-entry manifest:full-path="ObjectReplacements/Object 108" manifest:media-type=""/>
  <manifest:file-entry manifest:full-path="ObjectReplacements/Object 43" manifest:media-type=""/>
  <manifest:file-entry manifest:full-path="ObjectReplacements/Object 107" manifest:media-type=""/>
  <manifest:file-entry manifest:full-path="ObjectReplacements/Object 42" manifest:media-type=""/>
  <manifest:file-entry manifest:full-path="ObjectReplacements/Object 106" manifest:media-type=""/>
  <manifest:file-entry manifest:full-path="ObjectReplacements/Object 41" manifest:media-type=""/>
  <manifest:file-entry manifest:full-path="ObjectReplacements/Object 105" manifest:media-type=""/>
  <manifest:file-entry manifest:full-path="ObjectReplacements/Object 39" manifest:media-type=""/>
  <manifest:file-entry manifest:full-path="ObjectReplacements/Object 40" manifest:media-type=""/>
  <manifest:file-entry manifest:full-path="ObjectReplacements/Object 104" manifest:media-type="application/x-openoffice-gdimetafile;windows_formatname=&quot;GDIMetaFile&quot;"/>
  <manifest:file-entry manifest:full-path="ObjectReplacements/Object 38" manifest:media-type=""/>
  <manifest:file-entry manifest:full-path="ObjectReplacements/Object 33" manifest:media-type=""/>
  <manifest:file-entry manifest:full-path="ObjectReplacements/Object 94" manifest:media-type=""/>
  <manifest:file-entry manifest:full-path="ObjectReplacements/Object 158" manifest:media-type=""/>
  <manifest:file-entry manifest:full-path="ObjectReplacements/Object 32" manifest:media-type=""/>
  <manifest:file-entry manifest:full-path="ObjectReplacements/Object 31" manifest:media-type=""/>
  <manifest:file-entry manifest:full-path="ObjectReplacements/Object 30" manifest:media-type=""/>
  <manifest:file-entry manifest:full-path="ObjectReplacements/Object 89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4" manifest:media-type=""/>
  <manifest:file-entry manifest:full-path="ObjectReplacements/Object 23" manifest:media-type=""/>
  <manifest:file-entry manifest:full-path="ObjectReplacements/Object 21" manifest:media-type="application/x-openoffice-gdimetafile;windows_formatname=&quot;GDIMetaFile&quot;"/>
  <manifest:file-entry manifest:full-path="ObjectReplacements/Object 20" manifest:media-type=""/>
  <manifest:file-entry manifest:full-path="ObjectReplacements/Object 79" manifest:media-type="application/x-openoffice-gdimetafile;windows_formatname=&quot;GDIMetaFile&quot;"/>
  <manifest:file-entry manifest:full-path="ObjectReplacements/Object 10" manifest:media-type=""/>
  <manifest:file-entry manifest:full-path="ObjectReplacements/Object 69" manifest:media-type="application/x-openoffice-gdimetafile;windows_formatname=&quot;GDIMetaFile&quot;"/>
  <manifest:file-entry manifest:full-path="ObjectReplacements/Object 74" manifest:media-type=""/>
  <manifest:file-entry manifest:full-path="ObjectReplacements/Object 138" manifest:media-type=""/>
  <manifest:file-entry manifest:full-path="ObjectReplacements/Object 137" manifest:media-type=""/>
  <manifest:file-entry manifest:full-path="ObjectReplacements/Object 73" manifest:media-type=""/>
  <manifest:file-entry manifest:full-path="ObjectReplacements/Object 28" manifest:media-type=""/>
  <manifest:file-entry manifest:full-path="ObjectReplacements/Object 136" manifest:media-type=""/>
  <manifest:file-entry manifest:full-path="ObjectReplacements/Object 72" manifest:media-type=""/>
  <manifest:file-entry manifest:full-path="ObjectReplacements/Object 27" manifest:media-type=""/>
  <manifest:file-entry manifest:full-path="ObjectReplacements/Object 135" manifest:media-type=""/>
  <manifest:file-entry manifest:full-path="ObjectReplacements/Object 71" manifest:media-type=""/>
  <manifest:file-entry manifest:full-path="ObjectReplacements/Object 157" manifest:media-type=""/>
  <manifest:file-entry manifest:full-path="ObjectReplacements/Object 93" manifest:media-type=""/>
  <manifest:file-entry manifest:full-path="ObjectReplacements/Object 26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 170/settings.xml" manifest:media-type="text/xml"/>
  <manifest:file-entry manifest:full-path="Object 170/content.xml" manifest:media-type="text/xml"/>
  <manifest:file-entry manifest:full-path="Object 170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166/settings.xml" manifest:media-type="text/xml"/>
  <manifest:file-entry manifest:full-path="Object 166/content.xml" manifest:media-type="text/xml"/>
  <manifest:file-entry manifest:full-path="Object 166/" manifest:version="1.2" manifest:media-type="application/vnd.oasis.opendocument.formula"/>
  <manifest:file-entry manifest:full-path="Object 132/settings.xml" manifest:media-type="text/xml"/>
  <manifest:file-entry manifest:full-path="Object 132/content.xml" manifest:media-type="text/xml"/>
  <manifest:file-entry manifest:full-path="Object 132/" manifest:version="1.2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172/settings.xml" manifest:media-type="text/xml"/>
  <manifest:file-entry manifest:full-path="Object 172/content.xml" manifest:media-type="text/xml"/>
  <manifest:file-entry manifest:full-path="Object 172/" manifest:version="1.2" manifest:media-type="application/vnd.oasis.opendocument.formula"/>
  <manifest:file-entry manifest:full-path="Object 106/settings.xml" manifest:media-type="text/xml"/>
  <manifest:file-entry manifest:full-path="Object 106/content.xml" manifest:media-type="text/xml"/>
  <manifest:file-entry manifest:full-path="Object 106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176/settings.xml" manifest:media-type="text/xml"/>
  <manifest:file-entry manifest:full-path="Object 176/content.xml" manifest:media-type="text/xml"/>
  <manifest:file-entry manifest:full-path="Object 176/" manifest:version="1.2" manifest:media-type="application/vnd.oasis.opendocument.formula"/>
  <manifest:file-entry manifest:full-path="Object 142/settings.xml" manifest:media-type="text/xml"/>
  <manifest:file-entry manifest:full-path="Object 142/content.xml" manifest:media-type="text/xml"/>
  <manifest:file-entry manifest:full-path="Object 142/" manifest:version="1.2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178/settings.xml" manifest:media-type="text/xml"/>
  <manifest:file-entry manifest:full-path="Object 178/content.xml" manifest:media-type="text/xml"/>
  <manifest:file-entry manifest:full-path="Object 178/" manifest:version="1.2" manifest:media-type="application/vnd.oasis.opendocument.formula"/>
  <manifest:file-entry manifest:full-path="content.xml" manifest:media-type="text/xml"/>
  <manifest:file-entry manifest:full-path="Object 78/settings.xml" manifest:media-type="text/xml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Object 168/settings.xml" manifest:media-type="text/xml"/>
  <manifest:file-entry manifest:full-path="Object 168/content.xml" manifest:media-type="text/xml"/>
  <manifest:file-entry manifest:full-path="Object 168/" manifest:version="1.2" manifest:media-type="application/vnd.oasis.opendocument.formula"/>
  <manifest:file-entry manifest:full-path="Object 68/settings.xml" manifest:media-type="text/xml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104/settings.xml" manifest:media-type="text/xml"/>
  <manifest:file-entry manifest:full-path="Object 104/content.xml" manifest:media-type="text/xml"/>
  <manifest:file-entry manifest:full-path="Object 104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meta.xml" manifest:media-type="text/xml"/>
  <manifest:file-entry manifest:full-path="Object 174/settings.xml" manifest:media-type="text/xml"/>
  <manifest:file-entry manifest:full-path="Object 174/content.xml" manifest:media-type="text/xml"/>
  <manifest:file-entry manifest:full-path="Object 174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40/settings.xml" manifest:media-type="text/xml"/>
  <manifest:file-entry manifest:full-path="Object 140/content.xml" manifest:media-type="text/xml"/>
  <manifest:file-entry manifest:full-path="Object 140/" manifest:version="1.2" manifest:media-type="application/vnd.oasis.opendocument.formula"/>
  <manifest:file-entry manifest:full-path="Object 180/settings.xml" manifest:media-type="text/xml"/>
  <manifest:file-entry manifest:full-path="Object 180/content.xml" manifest:media-type="text/xml"/>
  <manifest:file-entry manifest:full-path="Object 180/" manifest:version="1.2" manifest:media-type="application/vnd.oasis.opendocument.formula"/>
  <manifest:file-entry manifest:full-path="Object 162/settings.xml" manifest:media-type="text/xml"/>
  <manifest:file-entry manifest:full-path="Object 162/content.xml" manifest:media-type="text/xml"/>
  <manifest:file-entry manifest:full-path="Object 162/" manifest:version="1.2" manifest:media-type="application/vnd.oasis.opendocument.formula"/>
  <manifest:file-entry manifest:full-path="Object 96/settings.xml" manifest:media-type="text/xml"/>
  <manifest:file-entry manifest:full-path="Object 96/content.xml" manifest:media-type="text/xml"/>
  <manifest:file-entry manifest:full-path="Object 96/" manifest:version="1.2" manifest:media-type="application/vnd.oasis.opendocument.formula"/>
  <manifest:file-entry manifest:full-path="Object 160/settings.xml" manifest:media-type="text/xml"/>
  <manifest:file-entry manifest:full-path="Object 160/content.xml" manifest:media-type="text/xml"/>
  <manifest:file-entry manifest:full-path="Object 160/" manifest:version="1.2" manifest:media-type="application/vnd.oasis.opendocument.formula"/>
  <manifest:file-entry manifest:full-path="Object 90/settings.xml" manifest:media-type="text/xml"/>
  <manifest:file-entry manifest:full-path="Object 90/content.xml" manifest:media-type="text/xml"/>
  <manifest:file-entry manifest:full-path="Object 90/" manifest:version="1.2" manifest:media-type="application/vnd.oasis.opendocument.formula"/>
  <manifest:file-entry manifest:full-path="Object 154/settings.xml" manifest:media-type="text/xml"/>
  <manifest:file-entry manifest:full-path="Object 154/content.xml" manifest:media-type="text/xml"/>
  <manifest:file-entry manifest:full-path="Object 154/" manifest:version="1.2" manifest:media-type="application/vnd.oasis.opendocument.formula"/>
  <manifest:file-entry manifest:full-path="Object 88/settings.xml" manifest:media-type="text/xml"/>
  <manifest:file-entry manifest:full-path="Object 88/content.xml" manifest:media-type="text/xml"/>
  <manifest:file-entry manifest:full-path="Object 88/" manifest:version="1.2" manifest:media-type="application/vnd.oasis.opendocument.formula"/>
  <manifest:file-entry manifest:full-path="Object 152/settings.xml" manifest:media-type="text/xml"/>
  <manifest:file-entry manifest:full-path="Object 152/content.xml" manifest:media-type="text/xml"/>
  <manifest:file-entry manifest:full-path="Object 152/" manifest:version="1.2" manifest:media-type="application/vnd.oasis.opendocument.formula"/>
  <manifest:file-entry manifest:full-path="Object 86/settings.xml" manifest:media-type="text/xml"/>
  <manifest:file-entry manifest:full-path="Object 86/content.xml" manifest:media-type="text/xml"/>
  <manifest:file-entry manifest:full-path="Object 86/" manifest:version="1.2" manifest:media-type="application/vnd.oasis.opendocument.formula"/>
  <manifest:file-entry manifest:full-path="Object 150/settings.xml" manifest:media-type="text/xml"/>
  <manifest:file-entry manifest:full-path="Object 150/content.xml" manifest:media-type="text/xml"/>
  <manifest:file-entry manifest:full-path="Object 150/" manifest:version="1.2" manifest:media-type="application/vnd.oasis.opendocument.formula"/>
  <manifest:file-entry manifest:full-path="Configurations2/" manifest:media-type="application/vnd.sun.xml.ui.configuration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144/settings.xml" manifest:media-type="text/xml"/>
  <manifest:file-entry manifest:full-path="Object 144/content.xml" manifest:media-type="text/xml"/>
  <manifest:file-entry manifest:full-path="Object 144/" manifest:version="1.2" manifest:media-type="application/vnd.oasis.opendocument.formula"/>
  <manifest:file-entry manifest:full-path="Object 80/settings.xml" manifest:media-type="text/xml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34/settings.xml" manifest:media-type="text/xml"/>
  <manifest:file-entry manifest:full-path="Object 134/content.xml" manifest:media-type="text/xml"/>
  <manifest:file-entry manifest:full-path="Object 134/" manifest:version="1.2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138/settings.xml" manifest:media-type="text/xml"/>
  <manifest:file-entry manifest:full-path="Object 138/content.xml" manifest:media-type="text/xml"/>
  <manifest:file-entry manifest:full-path="Object 138/" manifest:version="1.2" manifest:media-type="application/vnd.oasis.opendocument.formula"/>
  <manifest:file-entry manifest:full-path="Object 98/settings.xml" manifest:media-type="text/xml"/>
  <manifest:file-entry manifest:full-path="Object 98/content.xml" manifest:media-type="text/xml"/>
  <manifest:file-entry manifest:full-path="Object 98/" manifest:version="1.2" manifest:media-type="application/vnd.oasis.opendocument.formula"/>
  <manifest:file-entry manifest:full-path="manifest.rdf" manifest:media-type="application/rdf+xml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136/settings.xml" manifest:media-type="text/xml"/>
  <manifest:file-entry manifest:full-path="Object 136/content.xml" manifest:media-type="text/xml"/>
  <manifest:file-entry manifest:full-path="Object 136/" manifest:version="1.2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94/settings.xml" manifest:media-type="text/xml"/>
  <manifest:file-entry manifest:full-path="Object 94/content.xml" manifest:media-type="text/xml"/>
  <manifest:file-entry manifest:full-path="Object 94/" manifest:version="1.2" manifest:media-type="application/vnd.oasis.opendocument.formula"/>
  <manifest:file-entry manifest:full-path="Object 158/settings.xml" manifest:media-type="text/xml"/>
  <manifest:file-entry manifest:full-path="Object 158/content.xml" manifest:media-type="text/xml"/>
  <manifest:file-entry manifest:full-path="Object 158/" manifest:version="1.2" manifest:media-type="application/vnd.oasis.opendocument.formula"/>
  <manifest:file-entry manifest:full-path="Object 156/settings.xml" manifest:media-type="text/xml"/>
  <manifest:file-entry manifest:full-path="Object 156/content.xml" manifest:media-type="text/xml"/>
  <manifest:file-entry manifest:full-path="Object 156/" manifest:version="1.2" manifest:media-type="application/vnd.oasis.opendocument.formula"/>
  <manifest:file-entry manifest:full-path="Object 92/settings.xml" manifest:media-type="text/xml"/>
  <manifest:file-entry manifest:full-path="Object 92/content.xml" manifest:media-type="text/xml"/>
  <manifest:file-entry manifest:full-path="Object 92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82/settings.xml" manifest:media-type="text/xml"/>
  <manifest:file-entry manifest:full-path="Object 182/content.xml" manifest:media-type="text/xml"/>
  <manifest:file-entry manifest:full-path="Object 182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84/settings.xml" manifest:media-type="text/xml"/>
  <manifest:file-entry manifest:full-path="Object 184/content.xml" manifest:media-type="text/xml"/>
  <manifest:file-entry manifest:full-path="Object 184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14/settings.xml" manifest:media-type="text/xml"/>
  <manifest:file-entry manifest:full-path="Object 114/content.xml" manifest:media-type="text/xml"/>
  <manifest:file-entry manifest:full-path="Object 114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116/settings.xml" manifest:media-type="text/xml"/>
  <manifest:file-entry manifest:full-path="Object 116/content.xml" manifest:media-type="text/xml"/>
  <manifest:file-entry manifest:full-path="Object 116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118/settings.xml" manifest:media-type="text/xml"/>
  <manifest:file-entry manifest:full-path="Object 118/content.xml" manifest:media-type="text/xml"/>
  <manifest:file-entry manifest:full-path="Object 118/" manifest:version="1.2" manifest:media-type="application/vnd.oasis.opendocument.formula"/>
  <manifest:file-entry manifest:full-path="Object 124/settings.xml" manifest:media-type="text/xml"/>
  <manifest:file-entry manifest:full-path="Object 124/content.xml" manifest:media-type="text/xml"/>
  <manifest:file-entry manifest:full-path="Object 124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126/settings.xml" manifest:media-type="text/xml"/>
  <manifest:file-entry manifest:full-path="Object 126/content.xml" manifest:media-type="text/xml"/>
  <manifest:file-entry manifest:full-path="Object 126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128/settings.xml" manifest:media-type="text/xml"/>
  <manifest:file-entry manifest:full-path="Object 128/content.xml" manifest:media-type="text/xml"/>
  <manifest:file-entry manifest:full-path="Object 128/" manifest:version="1.2" manifest:media-type="application/vnd.oasis.opendocument.formula"/>
  <manifest:file-entry manifest:full-path="Object 146/settings.xml" manifest:media-type="text/xml"/>
  <manifest:file-entry manifest:full-path="Object 146/content.xml" manifest:media-type="text/xml"/>
  <manifest:file-entry manifest:full-path="Object 146/" manifest:version="1.2" manifest:media-type="application/vnd.oasis.opendocument.formula"/>
  <manifest:file-entry manifest:full-path="Object 82/settings.xml" manifest:media-type="text/xml"/>
  <manifest:file-entry manifest:full-path="Object 82/content.xml" manifest:media-type="text/xml"/>
  <manifest:file-entry manifest:full-path="Object 82/" manifest:version="1.2" manifest:media-type="application/vnd.oasis.opendocument.formula"/>
  <manifest:file-entry manifest:full-path="Object 84/settings.xml" manifest:media-type="text/xml"/>
  <manifest:file-entry manifest:full-path="Object 84/content.xml" manifest:media-type="text/xml"/>
  <manifest:file-entry manifest:full-path="Object 84/" manifest:version="1.2" manifest:media-type="application/vnd.oasis.opendocument.formula"/>
  <manifest:file-entry manifest:full-path="Object 148/settings.xml" manifest:media-type="text/xml"/>
  <manifest:file-entry manifest:full-path="Object 148/content.xml" manifest:media-type="text/xml"/>
  <manifest:file-entry manifest:full-path="Object 148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text-properties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P3" style:family="paragraph" style:parent-style-name="Standard">
      <style:text-properties fo:font-size="12pt" fo:font-style="italic" style:text-underline-style="solid" style:text-underline-width="auto" style:text-underline-color="font-color" style:font-size-asian="12pt" style:font-style-asian="italic" style:font-size-complex="12pt"/>
    </style:style>
    <style:style style:name="P4" style:family="paragraph" style:parent-style-name="Standard">
      <style:text-properties fo:font-size="18pt" style:font-size-asian="18pt" style:font-size-complex="18pt"/>
    </style:style>
    <style:style style:name="P5" style:family="paragraph" style:parent-style-name="Standard">
      <style:paragraph-properties fo:margin-left="0in" fo:margin-right="0in" fo:text-indent="0in" style:auto-text-indent="false"/>
    </style:style>
    <style:style style:name="P6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7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8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9" style:family="paragraph" style:parent-style-name="Standard">
      <style:paragraph-properties fo:break-before="page"/>
      <style:text-properties fo:font-size="12pt" style:font-size-asian="12pt" style:font-size-complex="12pt"/>
    </style:style>
    <style:style style:name="P10" style:family="paragraph" style:parent-style-name="Standard" style:master-page-name="Standard">
      <style:paragraph-properties style:page-number="1"/>
    </style:style>
    <style:style style:name="P11" style:family="paragraph">
      <loext:graphic-properties draw:fill="solid" draw:fill-color="#cfe2f3"/>
      <style:paragraph-properties fo:text-align="start"/>
    </style:style>
    <style:style style:name="P12" style:family="paragraph">
      <loext:graphic-properties draw:fill="solid" draw:fill-color="#999999"/>
      <style:paragraph-properties fo:text-align="start"/>
    </style:style>
    <style:style style:name="P13" style:family="paragraph">
      <loext:graphic-properties draw:fill="none"/>
      <style:paragraph-properties fo:text-align="start"/>
    </style:style>
    <style:style style:name="P14" style:family="paragraph">
      <style:paragraph-properties fo:margin-top="0in" fo:margin-bottom="0in" fo:line-height="100%" fo:text-align="start"/>
    </style:style>
    <style:style style:name="P15" style:family="paragraph">
      <loext:graphic-properties draw:fill="none"/>
      <style:paragraph-properties fo:margin-top="0in" fo:margin-bottom="0in" fo:line-height="100%" fo:text-align="start"/>
    </style:style>
    <style:style style:name="P16" style:family="paragraph">
      <style:paragraph-properties fo:margin-top="0in" fo:margin-bottom="0in" fo:line-height="114%" fo:text-align="start"/>
    </style:style>
    <style:style style:name="P17" style:family="paragraph">
      <loext:graphic-properties draw:fill="none"/>
      <style:paragraph-properties fo:margin-top="0in" fo:margin-bottom="0in" fo:line-height="114%" fo:text-align="star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style="italic" fo:font-weight="bold" style:font-size-asian="12pt" style:font-style-asian="italic" style:font-weight-asian="bold" style:font-size-complex="12pt"/>
    </style:style>
    <style:style style:name="T3" style:family="text">
      <style:text-properties fo:font-size="12pt" fo:font-style="italic" style:font-size-asian="12pt" style:font-style-asian="italic" style:font-size-complex="12pt"/>
    </style:style>
    <style:style style:name="T4" style:family="text">
      <style:text-properties fo:font-size="12pt" fo:font-style="italic" style:text-underline-style="solid" style:text-underline-width="auto" style:text-underline-color="font-color" style:font-size-asian="12pt" style:font-style-asian="italic" style:font-size-complex="12pt"/>
    </style:style>
    <style:style style:name="T5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T6" style:family="text">
      <style:text-properties fo:font-size="12pt" fo:font-weight="bold" style:font-size-asian="12pt" style:font-weight-asian="bold" style:font-size-complex="12pt"/>
    </style:style>
    <style:style style:name="T7" style:family="text">
      <style:text-properties fo:font-size="18pt" fo:font-style="italic" style:font-size-asian="18pt" style:font-style-asian="italic" style:font-size-complex="18pt"/>
    </style:style>
    <style:style style:name="T8" style:family="text">
      <style:text-properties fo:font-size="18pt" fo:font-style="italic" style:text-underline-style="solid" style:text-underline-width="auto" style:text-underline-color="font-color" style:font-size-asian="18pt" style:font-style-asian="italic" style:font-size-complex="18pt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font-size="18pt" style:text-underline-style="none" style:font-size-asian="18pt" style:font-size-complex="18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bold" style:font-name-asian="Arial1" style:font-size-asian="12pt" style:font-style-asian="normal" style:font-weight-asian="bold" style:font-name-complex="Arial1" style:font-size-complex="12pt" style:font-style-complex="normal" style:font-weight-complex="bold"/>
    </style:style>
    <style:style style:name="fr1" style:family="graphic" style:parent-style-name="Formula">
      <style:graphic-properties fo:margin-left="0in" fo:margin-right="0in" fo:margin-top="0in" fo:margin-bottom="0in" draw:ole-draw-aspect="1"/>
    </style: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102in" svg:stroke-color="#000000" draw:stroke-linejoin="round" draw:fill="solid" draw:fill-color="#cfe2f3" draw:textarea-vertical-align="middle" draw:auto-grow-height="false" draw:fit-to-size="false" style:shrink-to-fit="false" fo:min-height="0.2508in" fo:min-width="0.2543in" fo:padding-top="0.1in" fo:padding-bottom="0.1in" fo:padding-left="0.1in" fo:padding-right="0.1in" fo:wrap-option="wrap" style:run-through="foreground"/>
    </style:style>
    <style:style style:name="gr3" style:family="graphic">
      <style:graphic-properties draw:stroke="solid" svg:stroke-width="0.0102in" svg:stroke-color="#000000" draw:stroke-linejoin="round" draw:fill="solid" draw:fill-color="#999999" draw:textarea-vertical-align="middle" draw:auto-grow-height="false" draw:fit-to-size="false" style:shrink-to-fit="false" fo:min-height="0.2508in" fo:min-width="0.2543in" fo:padding-top="0.1in" fo:padding-bottom="0.1in" fo:padding-left="0.1in" fo:padding-right="0.1in" fo:wrap-option="wrap" style:run-through="foreground"/>
    </style:style>
    <style:style style:name="gr4" style:family="graphic">
      <style:graphic-properties draw:stroke="solid" svg:stroke-width="0.0102in" svg:stroke-color="#000000" draw:stroke-linejoin="round" draw:fill="none" draw:textarea-vertical-align="middle" draw:auto-grow-height="false" draw:fit-to-size="false" style:shrink-to-fit="false" fo:min-height="0.4366in" fo:min-width="0in" fo:padding-top="0.1in" fo:padding-bottom="0.1in" fo:padding-left="0.1in" fo:padding-right="0.1in" fo:wrap-option="wrap" style:run-through="foreground"/>
    </style:style>
    <style:style style:name="gr5" style:family="graphic">
      <style:graphic-properties draw:stroke="solid" svg:stroke-width="0.0102in" svg:stroke-color="#000000" draw:stroke-linejoin="round" draw:fill="none" draw:textarea-vertical-align="middle" draw:auto-grow-height="false" draw:fit-to-size="false" style:shrink-to-fit="false" fo:min-height="0in" fo:min-width="0.4417in" fo:padding-top="0.1in" fo:padding-bottom="0.1in" fo:padding-left="0.1in" fo:padding-right="0.1in" fo:wrap-option="wrap" style:run-through="foreground"/>
    </style:style>
    <style:style style:name="gr6" style:family="graphic">
      <style:graphic-properties draw:stroke="solid" svg:stroke-width="0.0102in" svg:stroke-color="#000000" draw:stroke-linejoin="round" draw:fill="none" draw:textarea-vertical-align="middle" draw:auto-grow-height="false" draw:fit-to-size="false" style:shrink-to-fit="false" fo:min-height="0in" fo:min-width="0.8429in" fo:padding-top="0.1in" fo:padding-bottom="0.1in" fo:padding-left="0.1in" fo:padding-right="0.1in" fo:wrap-option="wrap" style:run-through="foreground"/>
    </style:style>
    <style:style style:name="gr7" style:family="graphic">
      <style:graphic-properties draw:stroke="none" svg:stroke-width="0in" draw:fill="none" draw:textarea-vertical-align="top" draw:auto-grow-height="false" draw:fit-to-size="false" style:shrink-to-fit="false" fo:min-height="0.4374in" fo:min-width="1.1252in" fo:padding-top="0.1in" fo:padding-bottom="0.1in" fo:padding-left="0.1in" fo:padding-right="0.1in" fo:wrap-option="wrap" style:run-through="foreground"/>
    </style:style>
    <style:style style:name="gr8" style:family="graphic">
      <style:graphic-properties draw:stroke="solid" svg:stroke-width="0.0102in" svg:stroke-color="#000000" draw:stroke-linejoin="round" draw:fill="solid" draw:fill-color="#999999" draw:textarea-vertical-align="middle" draw:auto-grow-height="false" draw:fit-to-size="false" style:shrink-to-fit="false" fo:min-height="0.1189in" fo:min-width="0.1217in" fo:padding-top="0.1in" fo:padding-bottom="0.1in" fo:padding-left="0.1in" fo:padding-right="0.1in" fo:wrap-option="wrap" style:run-through="foreground"/>
    </style:style>
    <style:style style:name="gr9" style:family="graphic">
      <style:graphic-properties draw:stroke="solid" svg:stroke-width="0.0102in" svg:stroke-color="#000000" draw:stroke-linejoin="round" draw:fill="solid" draw:fill-color="#999999" draw:textarea-vertical-align="middle" draw:auto-grow-height="false" draw:fit-to-size="false" style:shrink-to-fit="false" fo:min-height="0.4366in" fo:min-width="0.1217in" fo:padding-top="0.1in" fo:padding-bottom="0.1in" fo:padding-left="0.1in" fo:padding-right="0.1in" fo:wrap-option="wrap" style:run-through="foreground"/>
    </style:style>
    <style:style style:name="gr10" style:family="graphic">
      <style:graphic-properties draw:stroke="solid" svg:stroke-width="0.0102in" svg:stroke-color="#000000" draw:stroke-linejoin="round" draw:fill="solid" draw:fill-color="#999999" draw:textarea-vertical-align="middle" draw:auto-grow-height="false" draw:fit-to-size="false" style:shrink-to-fit="false" fo:min-height="0.4374in" fo:min-width="0.4425in" fo:padding-top="0.1in" fo:padding-bottom="0.1in" fo:padding-left="0.1in" fo:padding-right="0.1in" fo:wrap-option="wrap" style:run-through="foreground"/>
    </style:style>
    <style:style style:name="gr11" style:family="graphic">
      <style:graphic-properties draw:stroke="none" svg:stroke-width="0in" draw:fill="none" draw:textarea-vertical-align="top" draw:auto-grow-height="false" draw:fit-to-size="false" style:shrink-to-fit="false" fo:min-height="0.2043in" fo:min-width="3.252in" fo:padding-top="0.1in" fo:padding-bottom="0.1in" fo:padding-left="0.1in" fo:padding-right="0.1in" fo:wrap-option="wrap" style:run-through="foreground"/>
    </style:style>
    <style:style style:name="gr12" style:family="graphic">
      <style:graphic-properties draw:stroke="none" svg:stroke-width="0in" draw:fill="none" draw:textarea-vertical-align="top" draw:auto-grow-height="false" draw:fit-to-size="false" style:shrink-to-fit="false" fo:min-height="0.811in" fo:min-width="2.6402in" fo:padding-top="0.1in" fo:padding-bottom="0.1in" fo:padding-left="0.1in" fo:padding-right="0.1in" fo:wrap-option="wrap" style:run-through="foreground"/>
    </style:style>
    <style:style style:name="gr13" style:family="graphic">
      <style:graphic-properties draw:stroke="solid" svg:stroke-width="0.0102in" svg:stroke-color="#000000" draw:stroke-linejoin="round" draw:fill="solid" draw:fill-color="#cfe2f3" draw:textarea-vertical-align="middle" draw:auto-grow-height="false" draw:fit-to-size="false" style:shrink-to-fit="false" fo:min-height="0.2744in" fo:min-width="0.272in" fo:padding-top="0.1in" fo:padding-bottom="0.1in" fo:padding-left="0.1in" fo:padding-right="0.1in" fo:wrap-option="wrap" style:run-through="foreground"/>
    </style:style>
    <style:style style:name="gr14" style:family="graphic">
      <style:graphic-properties draw:stroke="solid" svg:stroke-width="0.0102in" svg:stroke-color="#000000" draw:stroke-linejoin="round" draw:fill="solid" draw:fill-color="#999999" draw:textarea-vertical-align="middle" draw:auto-grow-height="false" draw:fit-to-size="false" style:shrink-to-fit="false" fo:min-height="0.4701in" fo:min-width="0.1346in" fo:padding-top="0.1in" fo:padding-bottom="0.1in" fo:padding-left="0.1in" fo:padding-right="0.1in" fo:wrap-option="wrap" style:run-through="foreground"/>
    </style:style>
    <style:style style:name="gr15" style:family="graphic">
      <style:graphic-properties draw:stroke="solid" svg:stroke-width="0.0102in" svg:stroke-color="#000000" draw:stroke-linejoin="round" draw:fill="solid" draw:fill-color="#999999" draw:textarea-vertical-align="middle" draw:auto-grow-height="false" draw:fit-to-size="false" style:shrink-to-fit="false" fo:min-height="0.4709in" fo:min-width="0.1346in" fo:padding-top="0.1in" fo:padding-bottom="0.1in" fo:padding-left="0.1in" fo:padding-right="0.1in" fo:wrap-option="wrap" style:run-through="foreground"/>
    </style:style>
    <style:style style:name="gr16" style:family="graphic">
      <style:graphic-properties draw:stroke="solid" svg:stroke-width="0.0102in" svg:stroke-color="#000000" draw:stroke-linejoin="round" draw:fill="none" draw:textarea-vertical-align="middle" draw:auto-grow-height="false" draw:fit-to-size="false" style:shrink-to-fit="false" fo:min-height="0.4701in" fo:min-width="0in" fo:padding-top="0.1in" fo:padding-bottom="0.1in" fo:padding-left="0.1in" fo:padding-right="0.1in" fo:wrap-option="wrap" style:run-through="foreground"/>
    </style:style>
    <style:style style:name="gr17" style:family="graphic">
      <style:graphic-properties draw:stroke="none" svg:stroke-width="0in" draw:fill="none" draw:textarea-vertical-align="top" draw:auto-grow-height="false" draw:fit-to-size="false" style:shrink-to-fit="false" fo:min-height="0.2256in" fo:min-width="7.2902in" fo:padding-top="0.1in" fo:padding-bottom="0.1in" fo:padding-left="0.1in" fo:padding-right="0.1in" fo:wrap-option="wrap" style:run-through="foreground"/>
    </style:style>
    <style:style style:name="gr18" style:family="graphic">
      <style:graphic-properties draw:stroke="solid" svg:stroke-width="0.0102in" svg:stroke-color="#000000" draw:stroke-linejoin="round" draw:fill="solid" draw:fill-color="#999999" draw:textarea-vertical-align="middle" draw:auto-grow-height="false" draw:fit-to-size="false" style:shrink-to-fit="false" fo:min-height="0.2744in" fo:min-width="0.272in" fo:padding-top="0.1in" fo:padding-bottom="0.1in" fo:padding-left="0.1in" fo:padding-right="0.1in" fo:wrap-option="wrap" style:run-through="foreground"/>
    </style:style>
    <style:style style:name="gr19" style:family="graphic">
      <style:graphic-properties draw:stroke="solid" svg:stroke-width="0.0102in" svg:stroke-color="#000000" draw:stroke-linejoin="round" draw:fill="none" draw:textarea-vertical-align="middle" draw:auto-grow-height="false" draw:fit-to-size="false" style:shrink-to-fit="false" fo:min-height="0in" fo:min-width="0.4681in" fo:padding-top="0.1in" fo:padding-bottom="0.1in" fo:padding-left="0.1in" fo:padding-right="0.1in" fo:wrap-option="wrap" style:run-through="foreground"/>
    </style:style>
    <style:style style:name="gr20" style:family="graphic">
      <style:graphic-properties draw:stroke="solid" svg:stroke-width="0.0102in" svg:stroke-color="#000000" draw:stroke-linejoin="round" draw:fill="none" draw:textarea-vertical-align="middle" draw:auto-grow-height="false" draw:fit-to-size="false" style:shrink-to-fit="false" fo:min-height="0.2736in" fo:min-width="0.272in" fo:padding-top="0.1in" fo:padding-bottom="0.1in" fo:padding-left="0.1in" fo:padding-right="0.1in" fo:wrap-option="wrap" style:run-through="foreground"/>
    </style:style>
    <style:style style:name="gr21" style:family="graphic">
      <style:graphic-properties draw:stroke="solid" svg:stroke-width="0.0102in" svg:stroke-color="#000000" draw:stroke-linejoin="round" draw:fill="none" draw:textarea-vertical-align="middle" draw:auto-grow-height="false" draw:fit-to-size="false" style:shrink-to-fit="false" fo:min-height="0.0417in" fo:min-width="0.0252in" fo:padding-top="0.1in" fo:padding-bottom="0.1in" fo:padding-left="0.1in" fo:padding-right="0.1in" fo:wrap-option="wrap" style:run-through="foreground"/>
    </style:style>
    <style:style style:name="gr22" style:family="graphic">
      <style:graphic-properties draw:stroke="solid" svg:stroke-width="0.0102in" svg:stroke-color="#000000" draw:stroke-linejoin="round" draw:fill="none" draw:textarea-vertical-align="middle" draw:auto-grow-height="false" draw:fit-to-size="false" style:shrink-to-fit="false" fo:min-height="0.0417in" fo:min-width="0.0146in" fo:padding-top="0.1in" fo:padding-bottom="0.1in" fo:padding-left="0.1in" fo:padding-right="0.1in" fo:wrap-option="wrap" style:run-through="foreground"/>
    </style:style>
    <style:style style:name="gr23" style:family="graphic">
      <style:graphic-properties draw:stroke="solid" svg:stroke-width="0.0102in" svg:stroke-color="#000000" draw:stroke-linejoin="round" draw:fill="none" draw:textarea-vertical-align="middle" draw:auto-grow-height="false" draw:fit-to-size="false" style:shrink-to-fit="false" fo:min-height="0.1299in" fo:min-width="0in" fo:padding-top="0.1in" fo:padding-bottom="0.1in" fo:padding-left="0.1in" fo:padding-right="0.1in" fo:wrap-option="wrap" style:run-through="foreground"/>
    </style:style>
    <style:style style:name="gr24" style:family="graphic">
      <style:graphic-properties draw:stroke="solid" svg:stroke-width="0.0102in" svg:stroke-color="#000000" draw:stroke-linejoin="round" draw:fill="none" draw:textarea-vertical-align="middle" draw:auto-grow-height="false" draw:fit-to-size="false" style:shrink-to-fit="false" fo:min-height="0in" fo:min-width="0.4465in" fo:padding-top="0.1in" fo:padding-bottom="0.1in" fo:padding-left="0.1in" fo:padding-right="0.1in" fo:wrap-option="wrap" style:run-through="foreground"/>
    </style:style>
    <style:style style:name="gr25" style:family="graphic">
      <style:graphic-properties draw:stroke="solid" svg:stroke-width="0.0102in" svg:stroke-color="#000000" draw:stroke-linejoin="round" draw:fill="solid" draw:fill-color="#cfe2f3" draw:textarea-vertical-align="middle" draw:auto-grow-height="false" draw:fit-to-size="false" style:shrink-to-fit="false" fo:min-height="0.2429in" fo:min-width="0.2445in" fo:padding-top="0.1in" fo:padding-bottom="0.1in" fo:padding-left="0.1in" fo:padding-right="0.1in" fo:wrap-option="wrap" style:run-through="foreground"/>
    </style:style>
    <style:style style:name="gr26" style:family="graphic">
      <style:graphic-properties draw:stroke="solid" svg:stroke-width="0.0102in" svg:stroke-color="#000000" draw:stroke-linejoin="round" draw:fill="solid" draw:fill-color="#999999" draw:textarea-vertical-align="middle" draw:auto-grow-height="false" draw:fit-to-size="false" style:shrink-to-fit="false" fo:min-height="0.1126in" fo:min-width="0.1146in" fo:padding-top="0.1in" fo:padding-bottom="0.1in" fo:padding-left="0.1in" fo:padding-right="0.1in" fo:wrap-option="wrap" style:run-through="foreground"/>
    </style:style>
    <style:style style:name="gr27" style:family="graphic">
      <style:graphic-properties draw:stroke="solid" svg:stroke-width="0.0102in" svg:stroke-color="#000000" draw:stroke-linejoin="round" draw:fill="solid" draw:fill-color="#999999" draw:textarea-vertical-align="middle" draw:auto-grow-height="false" draw:fit-to-size="false" style:shrink-to-fit="false" fo:min-height="0.2429in" fo:min-width="0.2445in" fo:padding-top="0.1in" fo:padding-bottom="0.1in" fo:padding-left="0.1in" fo:padding-right="0.1in" fo:wrap-option="wrap" style:run-through="foreground"/>
    </style:style>
    <style:style style:name="gr28" style:family="graphic">
      <style:graphic-properties draw:stroke="solid" svg:stroke-width="0.0102in" svg:stroke-color="#000000" draw:stroke-linejoin="round" draw:fill="solid" draw:fill-color="#999999" draw:textarea-vertical-align="middle" draw:auto-grow-height="false" draw:fit-to-size="false" style:shrink-to-fit="false" fo:min-height="0.2429in" fo:min-width="0.2453in" fo:padding-top="0.1in" fo:padding-bottom="0.1in" fo:padding-left="0.1in" fo:padding-right="0.1in" fo:wrap-option="wrap" style:run-through="foreground"/>
    </style:style>
    <style:style style:name="gr29" style:family="graphic">
      <style:graphic-properties draw:stroke="solid" svg:stroke-width="0.0102in" svg:stroke-color="#000000" draw:stroke-linejoin="round" draw:fill="solid" draw:fill-color="#999999" draw:textarea-vertical-align="middle" draw:auto-grow-height="false" draw:fit-to-size="false" style:shrink-to-fit="false" fo:min-height="0.4256in" fo:min-width="0.1146in" fo:padding-top="0.1in" fo:padding-bottom="0.1in" fo:padding-left="0.1in" fo:padding-right="0.1in" fo:wrap-option="wrap" style:run-through="foreground"/>
    </style:style>
    <style:style style:name="gr30" style:family="graphic">
      <style:graphic-properties draw:stroke="solid" svg:stroke-width="0.0102in" svg:stroke-color="#000000" draw:stroke-linejoin="round" draw:fill="none" draw:textarea-vertical-align="middle" draw:auto-grow-height="false" draw:fit-to-size="false" style:shrink-to-fit="false" fo:min-height="0.4252in" fo:min-width="0in" fo:padding-top="0.1in" fo:padding-bottom="0.1in" fo:padding-left="0.1in" fo:padding-right="0.1in" fo:wrap-option="wrap" style:run-through="foreground"/>
    </style:style>
    <style:style style:name="gr31" style:family="graphic">
      <style:graphic-properties draw:stroke="solid" svg:stroke-width="0.0102in" svg:stroke-color="#000000" draw:stroke-linejoin="round" draw:fill="none" draw:textarea-vertical-align="middle" draw:auto-grow-height="false" draw:fit-to-size="false" style:shrink-to-fit="false" fo:min-height="0in" fo:min-width="0.428in" fo:padding-top="0.1in" fo:padding-bottom="0.1in" fo:padding-left="0.1in" fo:padding-right="0.1in" fo:wrap-option="wrap" style:run-through="foreground"/>
    </style:style>
    <style:style style:name="gr32" style:family="graphic">
      <style:graphic-properties draw:stroke="solid" svg:stroke-width="0.0102in" svg:stroke-color="#000000" draw:stroke-linejoin="round" draw:fill="none" draw:textarea-vertical-align="middle" draw:auto-grow-height="false" draw:fit-to-size="false" style:shrink-to-fit="false" fo:min-height="0in" fo:min-width="0.4283in" fo:padding-top="0.1in" fo:padding-bottom="0.1in" fo:padding-left="0.1in" fo:padding-right="0.1in" fo:wrap-option="wrap" style:run-through="foreground"/>
    </style:style>
    <style:style style:name="gr33" style:family="graphic">
      <style:graphic-properties draw:stroke="none" svg:stroke-width="0in" draw:fill="none" draw:textarea-vertical-align="top" draw:auto-grow-height="false" draw:fit-to-size="false" style:shrink-to-fit="false" fo:min-height="0.5945in" fo:min-width="7.3008in" fo:padding-top="0.1in" fo:padding-bottom="0.1in" fo:padding-left="0.1in" fo:padding-right="0.1in" fo:wrap-option="wrap" style:run-through="foreground"/>
    </style:style>
    <style:style style:name="gr34" style:family="graphic">
      <style:graphic-properties draw:stroke="none" svg:stroke-width="0in" draw:fill="none" draw:textarea-vertical-align="top" draw:auto-grow-height="false" draw:fit-to-size="false" style:shrink-to-fit="false" fo:min-height="0.4752in" fo:min-width="7.3008in" fo:padding-top="0.1in" fo:padding-bottom="0.1in" fo:padding-left="0.1in" fo:padding-right="0.1in" fo:wrap-option="wrap" style:run-through="foreground"/>
    </style:style>
    <style:style style:name="gr35" style:family="graphic">
      <style:graphic-properties draw:stroke="solid" svg:stroke-width="0.0102in" svg:stroke-color="#000000" draw:stroke-linejoin="round" draw:fill="none" draw:textarea-vertical-align="middle" draw:auto-grow-height="false" draw:fit-to-size="false" style:shrink-to-fit="false" fo:min-height="0in" fo:min-width="0.7181in" fo:padding-top="0.1in" fo:padding-bottom="0.1in" fo:padding-left="0.1in" fo:padding-right="0.1in" fo:wrap-option="wrap" style:run-through="foreground"/>
    </style:style>
    <style:style style:name="gr36" style:family="graphic">
      <style:graphic-properties draw:stroke="solid" svg:stroke-width="0.0102in" svg:stroke-color="#000000" draw:stroke-linejoin="round" draw:fill="none" draw:textarea-vertical-align="middle" draw:auto-grow-height="false" draw:fit-to-size="false" style:shrink-to-fit="false" fo:min-height="0in" fo:min-width="0.6071in" fo:padding-top="0.1in" fo:padding-bottom="0.1in" fo:padding-left="0.1in" fo:padding-right="0.1in" fo:wrap-option="wrap" style:run-through="foreground"/>
    </style:style>
    <style:style style:name="gr37" style:family="graphic">
      <style:graphic-properties draw:stroke="solid" svg:stroke-width="0.0102in" svg:stroke-color="#000000" draw:stroke-linejoin="round" draw:fill="none" draw:textarea-vertical-align="middle" draw:auto-grow-height="false" draw:fit-to-size="false" style:shrink-to-fit="false" fo:min-height="0in" fo:min-width="1.5362in" fo:padding-top="0.1in" fo:padding-bottom="0.1in" fo:padding-left="0.1in" fo:padding-right="0.1in" fo:wrap-option="wrap" style:run-through="foreground"/>
    </style:style>
    <style:style style:name="gr38" style:family="graphic">
      <style:graphic-properties draw:stroke="solid" svg:stroke-width="0.0102in" svg:stroke-color="#000000" draw:stroke-linejoin="round" draw:fill="none" draw:textarea-vertical-align="middle" draw:auto-grow-height="false" draw:fit-to-size="false" style:shrink-to-fit="false" fo:min-height="0in" fo:min-width="0in" fo:padding-top="0.1in" fo:padding-bottom="0.1in" fo:padding-left="0.1in" fo:padding-right="0.1in" fo:wrap-option="wrap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1">Fractions give us a way to talk about numbers that are less than one. <text:s/>Cut a whole circle into equal-sized slices. <text:s/>You need to know how big the slices are, and how many you want.</text:span></text:p>
      <text:p text:style-name="Standard"><draw:g text:anchor-type="as-char" draw:z-index="0" draw:style-name="gr1"><draw:custom-shape draw:name="Shape 2" draw:style-name="gr2" draw:text-style-name="P11" svg:width="0.6421in" svg:height="0.637in" svg:x="0in" svg:y="0.1217in"><text:p text:style-name="P14"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37" draw:style-name="gr2" draw:text-style-name="P11" svg:width="0.6421in" svg:height="0.637in" svg:x="0.9035in" svg:y="0.1217in"><text:p text:style-name="P14"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38" draw:style-name="gr2" draw:text-style-name="P11" svg:width="0.6421in" svg:height="0.637in" svg:x="1.8063in" svg:y="0.1217in"><text:p text:style-name="P14"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39" draw:style-name="gr3" draw:text-style-name="P12" svg:width="0.6421in" svg:height="0.637in" svg:x="2.7098in" svg:y="0.1217in"><text:p text:style-name="P14"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style-name="gr4" draw:text-style-name="P13" svg:width="0.0012in" svg:height="0.637in" svg:x="0.3209in" svg:y="0.1217in"><text:p/><draw:enhanced-geometry draw:mirror-horizontal="false" draw:mirror-vertical="false" svg:viewBox="0 0 21600 21600" draw:type="mso-spt32" draw:enhanced-path="M 0 0 L 21600 21600 N"/></draw:custom-shape><draw:custom-shape draw:style-name="gr5" draw:text-style-name="P13" svg:width="0.6421in" svg:height="0.0012in" svg:x="0in" svg:y="0.4398in"><text:p/><draw:enhanced-geometry draw:mirror-horizontal="false" draw:mirror-vertical="false" svg:viewBox="0 0 21600 21600" draw:type="mso-spt32" draw:enhanced-path="M 0 0 L 21600 21600 N"/></draw:custom-shape><draw:custom-shape draw:style-name="gr6" draw:text-style-name="P13" svg:width="1.0433in" svg:height="0.0012in" svg:x="6.2626in" svg:y="0.4346in"><text:p/><draw:enhanced-geometry draw:mirror-horizontal="false" draw:mirror-vertical="false" svg:viewBox="0 0 21600 21600" draw:type="mso-spt32" draw:enhanced-path="M 0 0 L 21600 21600 N"/></draw:custom-shape><draw:custom-shape draw:name="Shape 41" draw:style-name="gr7" draw:text-style-name="P15" svg:width="1.3248in" svg:height="0.637in" svg:x="6.1756in" svg:y="0.1217in"><text:p text:style-name="P14"><text:span text:style-name="T11"><text:s text:c="2"/></text:span><text:span text:style-name="T11">Numerator</text:span></text:p><text:p text:style-name="P14"><text:span text:style-name="T11">Denominator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3" draw:style-name="gr8" draw:text-style-name="P12" svg:width="0.6421in" svg:height="0.637in" svg:x="0in" svg:y="0.1217in"><text:p text:style-name="P14"/><draw:enhanced-geometry draw:mirror-horizontal="false" draw:mirror-vertical="false" draw:text-areas="?f36 ?f42 ?f24 ?f30" svg:viewBox="0 0 0 0" draw:type="ooxml-arc" draw:modifiers="16200000 0" draw:enhanced-path="M ?f16 ?f18 L ?f15 ?f17 Z S N M ?f16 ?f18 F N" drawooo:enhanced-path="M ?f16 ?f18 G ?f5 ?f7 ?f46 ?f47 L ?f15 ?f17 Z S N M ?f16 ?f18 G ?f5 ?f7 ?f48 ?f49 F N"><draw:equation draw:name="f0" draw:formula="if(0-$0 ,0,if(21599999-$0 ,$0 ,21599999))"/><draw:equation draw:name="f1" draw:formula="if(0-$1 ,0,if(21599999-$1 ,$1 ,21599999))"/><draw:equation draw:name="f2" draw:formula="?f1 +0-?f0 "/><draw:equation draw:name="f3" draw:formula="?f2 +21600000-0"/><draw:equation draw:name="f4" draw:formula="if(?f2 ,?f2 ,?f3 )"/><draw:equation draw:name="f5" draw:formula="logwidth/2"/><draw:equation draw:name="f6" draw:formula="?f5 *sin(pi*(?f0 )/10800000)"/><draw:equation draw:name="f7" draw:formula="logheight/2"/><draw:equation draw:name="f8" draw:formula="?f7 *cos(pi*(?f0 )/10800000)"/><draw:equation draw:name="f9" draw:formula="?f5 *(cos(atan2(?f6 ,?f8 )))"/><draw:equation draw:name="f10" draw:formula="?f7 *(sin(atan2(?f6 ,?f8 )))"/><draw:equation draw:name="f11" draw:formula="?f5 *sin(pi*(?f1 )/10800000)"/><draw:equation draw:name="f12" draw:formula="?f7 *cos(pi*(?f1 )/10800000)"/><draw:equation draw:name="f13" draw:formula="?f5 *(cos(atan2(?f11 ,?f12 )))"/><draw:equation draw:name="f14" draw:formula="?f7 *(sin(atan2(?f11 ,?f12 )))"/><draw:equation draw:name="f15" draw:formula="logwidth/2"/><draw:equation draw:name="f16" draw:formula="?f15 +?f9 -0"/><draw:equation draw:name="f17" draw:formula="logheight/2"/><draw:equation draw:name="f18" draw:formula="?f17 +?f10 -0"/><draw:equation draw:name="f19" draw:formula="?f15 +?f13 -0"/><draw:equation draw:name="f20" draw:formula="?f17 +?f14 -0"/><draw:equation draw:name="f21" draw:formula="21600000+0-?f0 "/><draw:equation draw:name="f22" draw:formula="?f4 +0-?f21 "/><draw:equation draw:name="f23" draw:formula="max(?f16 ,?f19 )"/><draw:equation draw:name="f24" draw:formula="if(?f22 ,logwidth,?f23 )"/><draw:equation draw:name="f25" draw:formula="5400000+0-?f0 "/><draw:equation draw:name="f26" draw:formula="27000000+0-?f0 "/><draw:equation draw:name="f27" draw:formula="if(?f25 ,?f25 ,?f26 )"/><draw:equation draw:name="f28" draw:formula="?f4 +0-?f27 "/><draw:equation draw:name="f29" draw:formula="max(?f18 ,?f20 )"/><draw:equation draw:name="f30" draw:formula="if(?f28 ,logheight,?f29 )"/><draw:equation draw:name="f31" draw:formula="10800000+0-?f0 "/><draw:equation draw:name="f32" draw:formula="32400000+0-?f0 "/><draw:equation draw:name="f33" draw:formula="if(?f31 ,?f31 ,?f32 )"/><draw:equation draw:name="f34" draw:formula="?f4 +0-?f33 "/><draw:equation draw:name="f35" draw:formula="min(?f16 ,?f19 )"/><draw:equation draw:name="f36" draw:formula="if(?f34 ,0,?f35 )"/><draw:equation draw:name="f37" draw:formula="16200000+0-?f0 "/><draw:equation draw:name="f38" draw:formula="37800000+0-?f0 "/><draw:equation draw:name="f39" draw:formula="if(?f37 ,?f37 ,?f38 )"/><draw:equation draw:name="f40" draw:formula="?f4 +0-?f39 "/><draw:equation draw:name="f41" draw:formula="min(?f18 ,?f20 )"/><draw:equation draw:name="f42" draw:formula="if(?f40 ,0,?f41 )"/><draw:equation draw:name="f43" draw:formula="?f0 +0-5400000"/><draw:equation draw:name="f44" draw:formula="?f1 +5400000-0"/><draw:equation draw:name="f45" draw:formula="(?f43 +?f44 )/2"/><draw:equation draw:name="f46" draw:formula="(?f0 )/60000.0"/><draw:equation draw:name="f47" draw:formula="(?f4 )/60000.0"/><draw:equation draw:name="f48" draw:formula="(?f0 )/60000.0"/><draw:equation draw:name="f49" draw:formula="(?f4 )/60000.0"/><draw:handle draw:handle-position="?f16 ?f18"/><draw:handle draw:handle-position="?f19 ?f20"/></draw:enhanced-geometry></draw:custom-shape><draw:custom-shape draw:name="Shape 42" draw:style-name="gr9" draw:text-style-name="P12" svg:width="0.6421in" svg:height="0.637in" svg:x="0.9035in" svg:y="0.1217in"><text:p text:style-name="P14"/><draw:enhanced-geometry draw:mirror-horizontal="false" draw:mirror-vertical="false" draw:text-areas="?f36 ?f42 ?f24 ?f30" svg:viewBox="0 0 0 0" draw:type="ooxml-arc" draw:modifiers="16200000 5182050" draw:enhanced-path="M ?f16 ?f18 L ?f15 ?f17 Z S N M ?f16 ?f18 F N" drawooo:enhanced-path="M ?f16 ?f18 G ?f5 ?f7 ?f46 ?f47 L ?f15 ?f17 Z S N M ?f16 ?f18 G ?f5 ?f7 ?f48 ?f49 F N"><draw:equation draw:name="f0" draw:formula="if(0-$0 ,0,if(21599999-$0 ,$0 ,21599999))"/><draw:equation draw:name="f1" draw:formula="if(0-$1 ,0,if(21599999-$1 ,$1 ,21599999))"/><draw:equation draw:name="f2" draw:formula="?f1 +0-?f0 "/><draw:equation draw:name="f3" draw:formula="?f2 +21600000-0"/><draw:equation draw:name="f4" draw:formula="if(?f2 ,?f2 ,?f3 )"/><draw:equation draw:name="f5" draw:formula="logwidth/2"/><draw:equation draw:name="f6" draw:formula="?f5 *sin(pi*(?f0 )/10800000)"/><draw:equation draw:name="f7" draw:formula="logheight/2"/><draw:equation draw:name="f8" draw:formula="?f7 *cos(pi*(?f0 )/10800000)"/><draw:equation draw:name="f9" draw:formula="?f5 *(cos(atan2(?f6 ,?f8 )))"/><draw:equation draw:name="f10" draw:formula="?f7 *(sin(atan2(?f6 ,?f8 )))"/><draw:equation draw:name="f11" draw:formula="?f5 *sin(pi*(?f1 )/10800000)"/><draw:equation draw:name="f12" draw:formula="?f7 *cos(pi*(?f1 )/10800000)"/><draw:equation draw:name="f13" draw:formula="?f5 *(cos(atan2(?f11 ,?f12 )))"/><draw:equation draw:name="f14" draw:formula="?f7 *(sin(atan2(?f11 ,?f12 )))"/><draw:equation draw:name="f15" draw:formula="logwidth/2"/><draw:equation draw:name="f16" draw:formula="?f15 +?f9 -0"/><draw:equation draw:name="f17" draw:formula="logheight/2"/><draw:equation draw:name="f18" draw:formula="?f17 +?f10 -0"/><draw:equation draw:name="f19" draw:formula="?f15 +?f13 -0"/><draw:equation draw:name="f20" draw:formula="?f17 +?f14 -0"/><draw:equation draw:name="f21" draw:formula="21600000+0-?f0 "/><draw:equation draw:name="f22" draw:formula="?f4 +0-?f21 "/><draw:equation draw:name="f23" draw:formula="max(?f16 ,?f19 )"/><draw:equation draw:name="f24" draw:formula="if(?f22 ,logwidth,?f23 )"/><draw:equation draw:name="f25" draw:formula="5400000+0-?f0 "/><draw:equation draw:name="f26" draw:formula="27000000+0-?f0 "/><draw:equation draw:name="f27" draw:formula="if(?f25 ,?f25 ,?f26 )"/><draw:equation draw:name="f28" draw:formula="?f4 +0-?f27 "/><draw:equation draw:name="f29" draw:formula="max(?f18 ,?f20 )"/><draw:equation draw:name="f30" draw:formula="if(?f28 ,logheight,?f29 )"/><draw:equation draw:name="f31" draw:formula="10800000+0-?f0 "/><draw:equation draw:name="f32" draw:formula="32400000+0-?f0 "/><draw:equation draw:name="f33" draw:formula="if(?f31 ,?f31 ,?f32 )"/><draw:equation draw:name="f34" draw:formula="?f4 +0-?f33 "/><draw:equation draw:name="f35" draw:formula="min(?f16 ,?f19 )"/><draw:equation draw:name="f36" draw:formula="if(?f34 ,0,?f35 )"/><draw:equation draw:name="f37" draw:formula="16200000+0-?f0 "/><draw:equation draw:name="f38" draw:formula="37800000+0-?f0 "/><draw:equation draw:name="f39" draw:formula="if(?f37 ,?f37 ,?f38 )"/><draw:equation draw:name="f40" draw:formula="?f4 +0-?f39 "/><draw:equation draw:name="f41" draw:formula="min(?f18 ,?f20 )"/><draw:equation draw:name="f42" draw:formula="if(?f40 ,0,?f41 )"/><draw:equation draw:name="f43" draw:formula="?f0 +0-5400000"/><draw:equation draw:name="f44" draw:formula="?f1 +5400000-0"/><draw:equation draw:name="f45" draw:formula="(?f43 +?f44 )/2"/><draw:equation draw:name="f46" draw:formula="(?f0 )/60000.0"/><draw:equation draw:name="f47" draw:formula="(?f4 )/60000.0"/><draw:equation draw:name="f48" draw:formula="(?f0 )/60000.0"/><draw:equation draw:name="f49" draw:formula="(?f4 )/60000.0"/><draw:handle draw:handle-position="?f16 ?f18"/><draw:handle draw:handle-position="?f19 ?f20"/></draw:enhanced-geometry></draw:custom-shape><draw:custom-shape draw:name="Shape 43" draw:style-name="gr10" draw:text-style-name="P12" svg:width="0.6421in" svg:height="0.637in" svg:x="1.8063in" svg:y="0.1161in"><text:p text:style-name="P14"/><draw:enhanced-geometry draw:mirror-horizontal="false" draw:mirror-vertical="false" draw:text-areas="?f36 ?f42 ?f24 ?f30" svg:viewBox="0 0 0 0" draw:type="ooxml-arc" draw:modifiers="16200000 10692605" draw:enhanced-path="M ?f16 ?f18 L ?f15 ?f17 Z S N M ?f16 ?f18 F N" drawooo:enhanced-path="M ?f16 ?f18 G ?f5 ?f7 ?f46 ?f47 L ?f15 ?f17 Z S N M ?f16 ?f18 G ?f5 ?f7 ?f48 ?f49 F N"><draw:equation draw:name="f0" draw:formula="if(0-$0 ,0,if(21599999-$0 ,$0 ,21599999))"/><draw:equation draw:name="f1" draw:formula="if(0-$1 ,0,if(21599999-$1 ,$1 ,21599999))"/><draw:equation draw:name="f2" draw:formula="?f1 +0-?f0 "/><draw:equation draw:name="f3" draw:formula="?f2 +21600000-0"/><draw:equation draw:name="f4" draw:formula="if(?f2 ,?f2 ,?f3 )"/><draw:equation draw:name="f5" draw:formula="logwidth/2"/><draw:equation draw:name="f6" draw:formula="?f5 *sin(pi*(?f0 )/10800000)"/><draw:equation draw:name="f7" draw:formula="logheight/2"/><draw:equation draw:name="f8" draw:formula="?f7 *cos(pi*(?f0 )/10800000)"/><draw:equation draw:name="f9" draw:formula="?f5 *(cos(atan2(?f6 ,?f8 )))"/><draw:equation draw:name="f10" draw:formula="?f7 *(sin(atan2(?f6 ,?f8 )))"/><draw:equation draw:name="f11" draw:formula="?f5 *sin(pi*(?f1 )/10800000)"/><draw:equation draw:name="f12" draw:formula="?f7 *cos(pi*(?f1 )/10800000)"/><draw:equation draw:name="f13" draw:formula="?f5 *(cos(atan2(?f11 ,?f12 )))"/><draw:equation draw:name="f14" draw:formula="?f7 *(sin(atan2(?f11 ,?f12 )))"/><draw:equation draw:name="f15" draw:formula="logwidth/2"/><draw:equation draw:name="f16" draw:formula="?f15 +?f9 -0"/><draw:equation draw:name="f17" draw:formula="logheight/2"/><draw:equation draw:name="f18" draw:formula="?f17 +?f10 -0"/><draw:equation draw:name="f19" draw:formula="?f15 +?f13 -0"/><draw:equation draw:name="f20" draw:formula="?f17 +?f14 -0"/><draw:equation draw:name="f21" draw:formula="21600000+0-?f0 "/><draw:equation draw:name="f22" draw:formula="?f4 +0-?f21 "/><draw:equation draw:name="f23" draw:formula="max(?f16 ,?f19 )"/><draw:equation draw:name="f24" draw:formula="if(?f22 ,logwidth,?f23 )"/><draw:equation draw:name="f25" draw:formula="5400000+0-?f0 "/><draw:equation draw:name="f26" draw:formula="27000000+0-?f0 "/><draw:equation draw:name="f27" draw:formula="if(?f25 ,?f25 ,?f26 )"/><draw:equation draw:name="f28" draw:formula="?f4 +0-?f27 "/><draw:equation draw:name="f29" draw:formula="max(?f18 ,?f20 )"/><draw:equation draw:name="f30" draw:formula="if(?f28 ,logheight,?f29 )"/><draw:equation draw:name="f31" draw:formula="10800000+0-?f0 "/><draw:equation draw:name="f32" draw:formula="32400000+0-?f0 "/><draw:equation draw:name="f33" draw:formula="if(?f31 ,?f31 ,?f32 )"/><draw:equation draw:name="f34" draw:formula="?f4 +0-?f33 "/><draw:equation draw:name="f35" draw:formula="min(?f16 ,?f19 )"/><draw:equation draw:name="f36" draw:formula="if(?f34 ,0,?f35 )"/><draw:equation draw:name="f37" draw:formula="16200000+0-?f0 "/><draw:equation draw:name="f38" draw:formula="37800000+0-?f0 "/><draw:equation draw:name="f39" draw:formula="if(?f37 ,?f37 ,?f38 )"/><draw:equation draw:name="f40" draw:formula="?f4 +0-?f39 "/><draw:equation draw:name="f41" draw:formula="min(?f18 ,?f20 )"/><draw:equation draw:name="f42" draw:formula="if(?f40 ,0,?f41 )"/><draw:equation draw:name="f43" draw:formula="?f0 +0-5400000"/><draw:equation draw:name="f44" draw:formula="?f1 +5400000-0"/><draw:equation draw:name="f45" draw:formula="(?f43 +?f44 )/2"/><draw:equation draw:name="f46" draw:formula="(?f0 )/60000.0"/><draw:equation draw:name="f47" draw:formula="(?f4 )/60000.0"/><draw:equation draw:name="f48" draw:formula="(?f0 )/60000.0"/><draw:equation draw:name="f49" draw:formula="(?f4 )/60000.0"/><draw:handle draw:handle-position="?f16 ?f18"/><draw:handle draw:handle-position="?f19 ?f20"/></draw:enhanced-geometry></draw:custom-shape><draw:custom-shape draw:style-name="gr5" draw:text-style-name="P13" svg:width="0.6421in" svg:height="0.0012in" svg:x="0.9035in" svg:y="0.4398in"><text:p/><draw:enhanced-geometry draw:mirror-horizontal="false" draw:mirror-vertical="false" svg:viewBox="0 0 21600 21600" draw:type="mso-spt32" draw:enhanced-path="M 0 0 L 21600 21600 N"/></draw:custom-shape><draw:custom-shape draw:style-name="gr4" draw:text-style-name="P13" svg:width="0.0012in" svg:height="0.637in" svg:x="1.2244in" svg:y="0.1217in"><text:p/><draw:enhanced-geometry draw:mirror-horizontal="false" draw:mirror-vertical="false" svg:viewBox="0 0 21600 21600" draw:type="mso-spt32" draw:enhanced-path="M 0 0 L 21600 21600 N"/></draw:custom-shape><draw:custom-shape draw:style-name="gr5" draw:text-style-name="P13" svg:width="0.6421in" svg:height="0.0012in" svg:x="1.8063in" svg:y="0.4398in"><text:p/><draw:enhanced-geometry draw:mirror-horizontal="false" draw:mirror-vertical="false" svg:viewBox="0 0 21600 21600" draw:type="mso-spt32" draw:enhanced-path="M 0 0 L 21600 21600 N"/></draw:custom-shape><draw:custom-shape draw:style-name="gr4" draw:text-style-name="P13" svg:width="0.0012in" svg:height="0.637in" svg:x="2.128in" svg:y="0.1217in"><text:p/><draw:enhanced-geometry draw:mirror-horizontal="false" draw:mirror-vertical="false" svg:viewBox="0 0 21600 21600" draw:type="mso-spt32" draw:enhanced-path="M 0 0 L 21600 21600 N"/></draw:custom-shape><draw:custom-shape draw:style-name="gr5" draw:text-style-name="P13" svg:width="0.6421in" svg:height="0.0012in" svg:x="2.7098in" svg:y="0.4398in"><text:p/><draw:enhanced-geometry draw:mirror-horizontal="false" draw:mirror-vertical="false" svg:viewBox="0 0 21600 21600" draw:type="mso-spt32" draw:enhanced-path="M 0 0 L 21600 21600 N"/></draw:custom-shape><draw:custom-shape draw:style-name="gr4" draw:text-style-name="P13" svg:width="0.0012in" svg:height="0.637in" svg:x="3.0307in" svg:y="0.1217in"><text:p/><draw:enhanced-geometry draw:mirror-horizontal="false" draw:mirror-vertical="false" svg:viewBox="0 0 21600 21600" draw:type="mso-spt32" draw:enhanced-path="M 0 0 L 21600 21600 N"/></draw:custom-shape><draw:custom-shape draw:name="Shape 50" draw:style-name="gr11" draw:text-style-name="P15" svg:width="3.4516in" svg:height="0.4039in" svg:x="0in" svg:y="0.678in"><text:p text:style-name="P14"><text:span text:style-name="T11">1/4 <text:s text:c="12"/>2/4 <text:s text:c="12"/>3/4 <text:s text:c="13"/>4/4 <text:s/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51" draw:style-name="gr12" draw:text-style-name="P17" svg:width="2.8398in" svg:height="1.0106in" svg:x="3.422in" svg:y="0in"><text:p text:style-name="P16"><text:span text:style-name="T12">A fraction has one number on top of another number. <text:s/>The top number is called the </text:span><text:span text:style-name="T13">Numerator</text:span><text:span text:style-name="T12">, and the</text:span></text:p><text:p text:style-name="P16"><text:span text:style-name="T12">bottom is called the </text:span><text:span text:style-name="T13">Denominator</text:span><text:span text:style-name="T12">. 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text:p>
      <text:p text:style-name="Standard"><text:span text:style-name="T1">The denominator (on the bottom) tells you how many slices the entire circle was cut into -- AKA, how small each slice is, and how many equal 1. <text:s/>The numerator on top tells you how many of those slices you have. <text:s/>In the above example, you can see what </text:span><draw:frame draw:style-name="fr1" text:anchor-type="as-char" svg:width="0.5984in" svg:height="0.3929in" draw:z-index="0"><draw:object xlink:href="./Object 2" xlink:type="simple" xlink:show="embed" xlink:actuate="onLoad"/><draw:image xlink:href="./ObjectReplacements/Object 2" xlink:type="simple" xlink:show="embed" xlink:actuate="onLoad"/></draw:frame><text:span text:style-name="T1">and </text:span><draw:frame draw:style-name="fr1" text:anchor-type="as-char" svg:width="0.128in" svg:height="0.3929in" draw:z-index="0"><draw:object xlink:href="./Object 4" xlink:type="simple" xlink:show="embed" xlink:actuate="onLoad"/><draw:image xlink:href="./ObjectReplacements/Object 4" xlink:type="simple" xlink:show="embed" xlink:actuate="onLoad"/></draw:frame><text:span text:style-name="T1"><text:s/>look like, and that </text:span><draw:frame draw:style-name="fr1" text:anchor-type="as-char" svg:width="0.128in" svg:height="0.3929in" draw:z-index="0"><draw:object xlink:href="./Object 6" xlink:type="simple" xlink:show="embed" xlink:actuate="onLoad"/><draw:image xlink:href="./ObjectReplacements/Object 6" xlink:type="simple" xlink:show="embed" xlink:actuate="onLoad"/></draw:frame><text:span text:style-name="T1">is the same thing as one whole circle. <text:s/>The circle was cut into four pieces, and you have all four of them.</text:span></text:p>
      <text:p text:style-name="P1"/>
      <text:p text:style-name="Standard"><text:span text:style-name="T1">You can describe the same amount of the circle in different ways, by using different numbers of slices.</text:span></text:p>
      <text:p text:style-name="Standard"><draw:g text:anchor-type="as-char" draw:z-index="1" draw:style-name="gr1"><draw:custom-shape draw:name="Shape 52" draw:style-name="gr13" draw:text-style-name="P11" svg:width="0.6685in" svg:height="0.6705in" svg:x="1.8807in" svg:y="0in"><text:p text:style-name="P14"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53" draw:style-name="gr14" draw:text-style-name="P12" svg:width="0.6685in" svg:height="0.6705in" svg:x="1.8807in" svg:y="0in"><text:p text:style-name="P14"/><draw:enhanced-geometry draw:mirror-horizontal="false" draw:mirror-vertical="false" draw:text-areas="?f36 ?f42 ?f24 ?f30" svg:viewBox="0 0 0 0" draw:type="ooxml-arc" draw:modifiers="16200000 5182050" draw:enhanced-path="M ?f16 ?f18 L ?f15 ?f17 Z S N M ?f16 ?f18 F N" drawooo:enhanced-path="M ?f16 ?f18 G ?f5 ?f7 ?f46 ?f47 L ?f15 ?f17 Z S N M ?f16 ?f18 G ?f5 ?f7 ?f48 ?f49 F N"><draw:equation draw:name="f0" draw:formula="if(0-$0 ,0,if(21599999-$0 ,$0 ,21599999))"/><draw:equation draw:name="f1" draw:formula="if(0-$1 ,0,if(21599999-$1 ,$1 ,21599999))"/><draw:equation draw:name="f2" draw:formula="?f1 +0-?f0 "/><draw:equation draw:name="f3" draw:formula="?f2 +21600000-0"/><draw:equation draw:name="f4" draw:formula="if(?f2 ,?f2 ,?f3 )"/><draw:equation draw:name="f5" draw:formula="logwidth/2"/><draw:equation draw:name="f6" draw:formula="?f5 *sin(pi*(?f0 )/10800000)"/><draw:equation draw:name="f7" draw:formula="logheight/2"/><draw:equation draw:name="f8" draw:formula="?f7 *cos(pi*(?f0 )/10800000)"/><draw:equation draw:name="f9" draw:formula="?f5 *(cos(atan2(?f6 ,?f8 )))"/><draw:equation draw:name="f10" draw:formula="?f7 *(sin(atan2(?f6 ,?f8 )))"/><draw:equation draw:name="f11" draw:formula="?f5 *sin(pi*(?f1 )/10800000)"/><draw:equation draw:name="f12" draw:formula="?f7 *cos(pi*(?f1 )/10800000)"/><draw:equation draw:name="f13" draw:formula="?f5 *(cos(atan2(?f11 ,?f12 )))"/><draw:equation draw:name="f14" draw:formula="?f7 *(sin(atan2(?f11 ,?f12 )))"/><draw:equation draw:name="f15" draw:formula="logwidth/2"/><draw:equation draw:name="f16" draw:formula="?f15 +?f9 -0"/><draw:equation draw:name="f17" draw:formula="logheight/2"/><draw:equation draw:name="f18" draw:formula="?f17 +?f10 -0"/><draw:equation draw:name="f19" draw:formula="?f15 +?f13 -0"/><draw:equation draw:name="f20" draw:formula="?f17 +?f14 -0"/><draw:equation draw:name="f21" draw:formula="21600000+0-?f0 "/><draw:equation draw:name="f22" draw:formula="?f4 +0-?f21 "/><draw:equation draw:name="f23" draw:formula="max(?f16 ,?f19 )"/><draw:equation draw:name="f24" draw:formula="if(?f22 ,logwidth,?f23 )"/><draw:equation draw:name="f25" draw:formula="5400000+0-?f0 "/><draw:equation draw:name="f26" draw:formula="27000000+0-?f0 "/><draw:equation draw:name="f27" draw:formula="if(?f25 ,?f25 ,?f26 )"/><draw:equation draw:name="f28" draw:formula="?f4 +0-?f27 "/><draw:equation draw:name="f29" draw:formula="max(?f18 ,?f20 )"/><draw:equation draw:name="f30" draw:formula="if(?f28 ,logheight,?f29 )"/><draw:equation draw:name="f31" draw:formula="10800000+0-?f0 "/><draw:equation draw:name="f32" draw:formula="32400000+0-?f0 "/><draw:equation draw:name="f33" draw:formula="if(?f31 ,?f31 ,?f32 )"/><draw:equation draw:name="f34" draw:formula="?f4 +0-?f33 "/><draw:equation draw:name="f35" draw:formula="min(?f16 ,?f19 )"/><draw:equation draw:name="f36" draw:formula="if(?f34 ,0,?f35 )"/><draw:equation draw:name="f37" draw:formula="16200000+0-?f0 "/><draw:equation draw:name="f38" draw:formula="37800000+0-?f0 "/><draw:equation draw:name="f39" draw:formula="if(?f37 ,?f37 ,?f38 )"/><draw:equation draw:name="f40" draw:formula="?f4 +0-?f39 "/><draw:equation draw:name="f41" draw:formula="min(?f18 ,?f20 )"/><draw:equation draw:name="f42" draw:formula="if(?f40 ,0,?f41 )"/><draw:equation draw:name="f43" draw:formula="?f0 +0-5400000"/><draw:equation draw:name="f44" draw:formula="?f1 +5400000-0"/><draw:equation draw:name="f45" draw:formula="(?f43 +?f44 )/2"/><draw:equation draw:name="f46" draw:formula="(?f0 )/60000.0"/><draw:equation draw:name="f47" draw:formula="(?f4 )/60000.0"/><draw:equation draw:name="f48" draw:formula="(?f0 )/60000.0"/><draw:equation draw:name="f49" draw:formula="(?f4 )/60000.0"/><draw:handle draw:handle-position="?f16 ?f18"/><draw:handle draw:handle-position="?f19 ?f20"/></draw:enhanced-geometry></draw:custom-shape><draw:custom-shape draw:name="Shape 2" draw:style-name="gr13" draw:text-style-name="P11" svg:width="0.6685in" svg:height="0.6705in" svg:x="0in" svg:y="0in"><text:p text:style-name="P14"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37" draw:style-name="gr13" draw:text-style-name="P11" svg:width="0.6685in" svg:height="0.6705in" svg:x="0.9402in" svg:y="0in"><text:p text:style-name="P14"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3" draw:style-name="gr15" draw:text-style-name="P12" svg:width="0.6685in" svg:height="0.6705in" svg:x="0in" svg:y="0in"><text:p text:style-name="P14"/><draw:enhanced-geometry draw:mirror-horizontal="false" draw:mirror-vertical="false" draw:text-areas="?f36 ?f42 ?f24 ?f30" svg:viewBox="0 0 0 0" draw:type="ooxml-arc" draw:modifiers="16200000 5400000" draw:enhanced-path="M ?f16 ?f18 L ?f15 ?f17 Z S N M ?f16 ?f18 F N" drawooo:enhanced-path="M ?f16 ?f18 G ?f5 ?f7 ?f46 ?f47 L ?f15 ?f17 Z S N M ?f16 ?f18 G ?f5 ?f7 ?f48 ?f49 F N"><draw:equation draw:name="f0" draw:formula="if(0-$0 ,0,if(21599999-$0 ,$0 ,21599999))"/><draw:equation draw:name="f1" draw:formula="if(0-$1 ,0,if(21599999-$1 ,$1 ,21599999))"/><draw:equation draw:name="f2" draw:formula="?f1 +0-?f0 "/><draw:equation draw:name="f3" draw:formula="?f2 +21600000-0"/><draw:equation draw:name="f4" draw:formula="if(?f2 ,?f2 ,?f3 )"/><draw:equation draw:name="f5" draw:formula="logwidth/2"/><draw:equation draw:name="f6" draw:formula="?f5 *sin(pi*(?f0 )/10800000)"/><draw:equation draw:name="f7" draw:formula="logheight/2"/><draw:equation draw:name="f8" draw:formula="?f7 *cos(pi*(?f0 )/10800000)"/><draw:equation draw:name="f9" draw:formula="?f5 *(cos(atan2(?f6 ,?f8 )))"/><draw:equation draw:name="f10" draw:formula="?f7 *(sin(atan2(?f6 ,?f8 )))"/><draw:equation draw:name="f11" draw:formula="?f5 *sin(pi*(?f1 )/10800000)"/><draw:equation draw:name="f12" draw:formula="?f7 *cos(pi*(?f1 )/10800000)"/><draw:equation draw:name="f13" draw:formula="?f5 *(cos(atan2(?f11 ,?f12 )))"/><draw:equation draw:name="f14" draw:formula="?f7 *(sin(atan2(?f11 ,?f12 )))"/><draw:equation draw:name="f15" draw:formula="logwidth/2"/><draw:equation draw:name="f16" draw:formula="?f15 +?f9 -0"/><draw:equation draw:name="f17" draw:formula="logheight/2"/><draw:equation draw:name="f18" draw:formula="?f17 +?f10 -0"/><draw:equation draw:name="f19" draw:formula="?f15 +?f13 -0"/><draw:equation draw:name="f20" draw:formula="?f17 +?f14 -0"/><draw:equation draw:name="f21" draw:formula="21600000+0-?f0 "/><draw:equation draw:name="f22" draw:formula="?f4 +0-?f21 "/><draw:equation draw:name="f23" draw:formula="max(?f16 ,?f19 )"/><draw:equation draw:name="f24" draw:formula="if(?f22 ,logwidth,?f23 )"/><draw:equation draw:name="f25" draw:formula="5400000+0-?f0 "/><draw:equation draw:name="f26" draw:formula="27000000+0-?f0 "/><draw:equation draw:name="f27" draw:formula="if(?f25 ,?f25 ,?f26 )"/><draw:equation draw:name="f28" draw:formula="?f4 +0-?f27 "/><draw:equation draw:name="f29" draw:formula="max(?f18 ,?f20 )"/><draw:equation draw:name="f30" draw:formula="if(?f28 ,logheight,?f29 )"/><draw:equation draw:name="f31" draw:formula="10800000+0-?f0 "/><draw:equation draw:name="f32" draw:formula="32400000+0-?f0 "/><draw:equation draw:name="f33" draw:formula="if(?f31 ,?f31 ,?f32 )"/><draw:equation draw:name="f34" draw:formula="?f4 +0-?f33 "/><draw:equation draw:name="f35" draw:formula="min(?f16 ,?f19 )"/><draw:equation draw:name="f36" draw:formula="if(?f34 ,0,?f35 )"/><draw:equation draw:name="f37" draw:formula="16200000+0-?f0 "/><draw:equation draw:name="f38" draw:formula="37800000+0-?f0 "/><draw:equation draw:name="f39" draw:formula="if(?f37 ,?f37 ,?f38 )"/><draw:equation draw:name="f40" draw:formula="?f4 +0-?f39 "/><draw:equation draw:name="f41" draw:formula="min(?f18 ,?f20 )"/><draw:equation draw:name="f42" draw:formula="if(?f40 ,0,?f41 )"/><draw:equation draw:name="f43" draw:formula="?f0 +0-5400000"/><draw:equation draw:name="f44" draw:formula="?f1 +5400000-0"/><draw:equation draw:name="f45" draw:formula="(?f43 +?f44 )/2"/><draw:equation draw:name="f46" draw:formula="(?f0 )/60000.0"/><draw:equation draw:name="f47" draw:formula="(?f4 )/60000.0"/><draw:equation draw:name="f48" draw:formula="(?f0 )/60000.0"/><draw:equation draw:name="f49" draw:formula="(?f4 )/60000.0"/><draw:handle draw:handle-position="?f16 ?f18"/><draw:handle draw:handle-position="?f19 ?f20"/></draw:enhanced-geometry></draw:custom-shape><draw:custom-shape draw:name="Shape 42" draw:style-name="gr14" draw:text-style-name="P12" svg:width="0.6685in" svg:height="0.6705in" svg:x="0.9402in" svg:y="0in"><text:p text:style-name="P14"/><draw:enhanced-geometry draw:mirror-horizontal="false" draw:mirror-vertical="false" draw:text-areas="?f36 ?f42 ?f24 ?f30" svg:viewBox="0 0 0 0" draw:type="ooxml-arc" draw:modifiers="16200000 5182050" draw:enhanced-path="M ?f16 ?f18 L ?f15 ?f17 Z S N M ?f16 ?f18 F N" drawooo:enhanced-path="M ?f16 ?f18 G ?f5 ?f7 ?f46 ?f47 L ?f15 ?f17 Z S N M ?f16 ?f18 G ?f5 ?f7 ?f48 ?f49 F N"><draw:equation draw:name="f0" draw:formula="if(0-$0 ,0,if(21599999-$0 ,$0 ,21599999))"/><draw:equation draw:name="f1" draw:formula="if(0-$1 ,0,if(21599999-$1 ,$1 ,21599999))"/><draw:equation draw:name="f2" draw:formula="?f1 +0-?f0 "/><draw:equation draw:name="f3" draw:formula="?f2 +21600000-0"/><draw:equation draw:name="f4" draw:formula="if(?f2 ,?f2 ,?f3 )"/><draw:equation draw:name="f5" draw:formula="logwidth/2"/><draw:equation draw:name="f6" draw:formula="?f5 *sin(pi*(?f0 )/10800000)"/><draw:equation draw:name="f7" draw:formula="logheight/2"/><draw:equation draw:name="f8" draw:formula="?f7 *cos(pi*(?f0 )/10800000)"/><draw:equation draw:name="f9" draw:formula="?f5 *(cos(atan2(?f6 ,?f8 )))"/><draw:equation draw:name="f10" draw:formula="?f7 *(sin(atan2(?f6 ,?f8 )))"/><draw:equation draw:name="f11" draw:formula="?f5 *sin(pi*(?f1 )/10800000)"/><draw:equation draw:name="f12" draw:formula="?f7 *cos(pi*(?f1 )/10800000)"/><draw:equation draw:name="f13" draw:formula="?f5 *(cos(atan2(?f11 ,?f12 )))"/><draw:equation draw:name="f14" draw:formula="?f7 *(sin(atan2(?f11 ,?f12 )))"/><draw:equation draw:name="f15" draw:formula="logwidth/2"/><draw:equation draw:name="f16" draw:formula="?f15 +?f9 -0"/><draw:equation draw:name="f17" draw:formula="logheight/2"/><draw:equation draw:name="f18" draw:formula="?f17 +?f10 -0"/><draw:equation draw:name="f19" draw:formula="?f15 +?f13 -0"/><draw:equation draw:name="f20" draw:formula="?f17 +?f14 -0"/><draw:equation draw:name="f21" draw:formula="21600000+0-?f0 "/><draw:equation draw:name="f22" draw:formula="?f4 +0-?f21 "/><draw:equation draw:name="f23" draw:formula="max(?f16 ,?f19 )"/><draw:equation draw:name="f24" draw:formula="if(?f22 ,logwidth,?f23 )"/><draw:equation draw:name="f25" draw:formula="5400000+0-?f0 "/><draw:equation draw:name="f26" draw:formula="27000000+0-?f0 "/><draw:equation draw:name="f27" draw:formula="if(?f25 ,?f25 ,?f26 )"/><draw:equation draw:name="f28" draw:formula="?f4 +0-?f27 "/><draw:equation draw:name="f29" draw:formula="max(?f18 ,?f20 )"/><draw:equation draw:name="f30" draw:formula="if(?f28 ,logheight,?f29 )"/><draw:equation draw:name="f31" draw:formula="10800000+0-?f0 "/><draw:equation draw:name="f32" draw:formula="32400000+0-?f0 "/><draw:equation draw:name="f33" draw:formula="if(?f31 ,?f31 ,?f32 )"/><draw:equation draw:name="f34" draw:formula="?f4 +0-?f33 "/><draw:equation draw:name="f35" draw:formula="min(?f16 ,?f19 )"/><draw:equation draw:name="f36" draw:formula="if(?f34 ,0,?f35 )"/><draw:equation draw:name="f37" draw:formula="16200000+0-?f0 "/><draw:equation draw:name="f38" draw:formula="37800000+0-?f0 "/><draw:equation draw:name="f39" draw:formula="if(?f37 ,?f37 ,?f38 )"/><draw:equation draw:name="f40" draw:formula="?f4 +0-?f39 "/><draw:equation draw:name="f41" draw:formula="min(?f18 ,?f20 )"/><draw:equation draw:name="f42" draw:formula="if(?f40 ,0,?f41 )"/><draw:equation draw:name="f43" draw:formula="?f0 +0-5400000"/><draw:equation draw:name="f44" draw:formula="?f1 +5400000-0"/><draw:equation draw:name="f45" draw:formula="(?f43 +?f44 )/2"/><draw:equation draw:name="f46" draw:formula="(?f0 )/60000.0"/><draw:equation draw:name="f47" draw:formula="(?f4 )/60000.0"/><draw:equation draw:name="f48" draw:formula="(?f0 )/60000.0"/><draw:equation draw:name="f49" draw:formula="(?f4 )/60000.0"/><draw:handle draw:handle-position="?f16 ?f18"/><draw:handle draw:handle-position="?f19 ?f20"/></draw:enhanced-geometry></draw:custom-shape><draw:custom-shape draw:style-name="gr16" draw:text-style-name="P13" svg:width="0.0012in" svg:height="0.6705in" svg:x="1.2744in" svg:y="0in"><text:p/><draw:enhanced-geometry draw:mirror-horizontal="false" draw:mirror-vertical="false" svg:viewBox="0 0 21600 21600" draw:type="mso-spt32" draw:enhanced-path="M 0 0 L 21600 21600 N"/></draw:custom-shape><draw:custom-shape draw:name="Shape 50" draw:style-name="gr17" draw:text-style-name="P15" svg:width="7.4898in" svg:height="0.4252in" svg:x="0in" svg:y="0.5854in"><text:p text:style-name="P14"><text:span text:style-name="T11">1/2 <text:s text:c="12"/>2/4 <text:s text:c="12"/>4/8 <text:s text:c="29"/>4/4 <text:s text:c="12"/>3/3 <text:s text:c="11"/>2/2 <text:s text:c="11"/>1/1 <text:s text:c="2"/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16" draw:text-style-name="P13" svg:width="0.0012in" svg:height="0.6705in" svg:x="0.3339in" svg:y="0in"><text:p/><draw:enhanced-geometry draw:mirror-horizontal="false" draw:mirror-vertical="false" svg:viewBox="0 0 21600 21600" draw:type="mso-spt32" draw:enhanced-path="M 0 0 L 21600 21600 N"/></draw:custom-shape><draw:custom-shape draw:name="Shape 54" draw:style-name="gr18" draw:text-style-name="P12" svg:width="0.6685in" svg:height="0.6705in" svg:x="3.761in" svg:y="0in"><text:p text:style-name="P14"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55" draw:style-name="gr18" draw:text-style-name="P12" svg:width="0.6685in" svg:height="0.6705in" svg:x="4.7016in" svg:y="0in"><text:p text:style-name="P14"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56" draw:style-name="gr18" draw:text-style-name="P12" svg:width="0.6685in" svg:height="0.6705in" svg:x="5.6417in" svg:y="0in"><text:p text:style-name="P14"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57" draw:style-name="gr18" draw:text-style-name="P12" svg:width="0.6685in" svg:height="0.6705in" svg:x="6.5811in" svg:y="0in"><text:p text:style-name="P14"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style-name="gr16" draw:text-style-name="P13" svg:width="0.0012in" svg:height="0.6705in" svg:x="2.2146in" svg:y="0in"><text:p/><draw:enhanced-geometry draw:mirror-horizontal="false" draw:mirror-vertical="false" svg:viewBox="0 0 21600 21600" draw:type="mso-spt32" draw:enhanced-path="M 0 0 L 21600 21600 N"/></draw:custom-shape><draw:custom-shape draw:style-name="gr19" draw:text-style-name="P13" svg:width="0.6685in" svg:height="0.0012in" svg:x="1.8807in" svg:y="0.3346in"><text:p/><draw:enhanced-geometry draw:mirror-horizontal="false" draw:mirror-vertical="false" svg:viewBox="0 0 21600 21600" draw:type="mso-spt32" draw:enhanced-path="M 0 0 L 21600 21600 N"/></draw:custom-shape><draw:custom-shape draw:style-name="gr20" draw:text-style-name="P13" svg:width="0.4724in" svg:height="0.474in" svg:x="1.978in" svg:y="0.098in"><text:p/><draw:enhanced-geometry draw:mirror-horizontal="true" draw:mirror-vertical="false" svg:viewBox="0 0 21600 21600" draw:type="mso-spt32" draw:enhanced-path="M 0 0 L 21600 21600 N"/></draw:custom-shape><draw:custom-shape draw:style-name="gr20" draw:text-style-name="P13" svg:width="0.4724in" svg:height="0.474in" svg:x="1.978in" svg:y="0.098in"><text:p/><draw:enhanced-geometry draw:mirror-horizontal="false" draw:mirror-vertical="false" svg:viewBox="0 0 21600 21600" draw:type="mso-spt32" draw:enhanced-path="M 0 0 L 21600 21600 N"/></draw:custom-shape><draw:custom-shape draw:style-name="gr16" draw:text-style-name="P13" svg:width="0.0012in" svg:height="0.6705in" svg:x="4.0953in" svg:y="0in"><text:p/><draw:enhanced-geometry draw:mirror-horizontal="false" draw:mirror-vertical="false" svg:viewBox="0 0 21600 21600" draw:type="mso-spt32" draw:enhanced-path="M 0 0 L 21600 21600 N"/></draw:custom-shape><draw:custom-shape draw:style-name="gr19" draw:text-style-name="P13" svg:width="0.6685in" svg:height="0.0012in" svg:x="3.761in" svg:y="0.3346in"><text:p/><draw:enhanced-geometry draw:mirror-horizontal="false" draw:mirror-vertical="false" svg:viewBox="0 0 21600 21600" draw:type="mso-spt32" draw:enhanced-path="M 0 0 L 21600 21600 N"/></draw:custom-shape><draw:custom-shape draw:style-name="gr21" draw:text-style-name="P13" svg:width="0.2252in" svg:height="0.2421in" svg:x="4.7992in" svg:y="0.098in"><text:p/><draw:enhanced-geometry draw:mirror-horizontal="false" draw:mirror-vertical="false" svg:viewBox="0 0 21600 21600" draw:type="mso-spt32" draw:enhanced-path="M 0 0 L 21600 21600 N"/></draw:custom-shape><draw:custom-shape draw:style-name="gr22" draw:text-style-name="P13" svg:width="0.215in" svg:height="0.2421in" svg:x="5.0547in" svg:y="0.098in"><text:p/><draw:enhanced-geometry draw:mirror-horizontal="true" draw:mirror-vertical="false" svg:viewBox="0 0 21600 21600" draw:type="mso-spt32" draw:enhanced-path="M 0 0 L 21600 21600 N"/></draw:custom-shape><draw:custom-shape draw:style-name="gr23" draw:text-style-name="P13" svg:width="0.0012in" svg:height="0.3303in" draw:transform="rotate (-3.14159265358979) translate (5.03541666666667in 0.670833333333333in)"><text:p/><draw:enhanced-geometry draw:mirror-horizontal="false" draw:mirror-vertical="false" svg:viewBox="0 0 21600 21600" draw:type="mso-spt32" draw:enhanced-path="M 0 0 L 21600 21600 N"/></draw:custom-shape><draw:custom-shape draw:style-name="gr16" draw:text-style-name="P13" svg:width="0.0012in" svg:height="0.6705in" draw:transform="rotate (-3.14159265358979) translate (5.97569444444444in 0.670833333333333in)"><text:p/><draw:enhanced-geometry draw:mirror-horizontal="false" draw:mirror-vertical="false" svg:viewBox="0 0 21600 21600" draw:type="mso-spt32" draw:enhanced-path="M 0 0 L 21600 21600 N"/></draw:custom-shape><draw:custom-shape draw:style-name="gr24" draw:text-style-name="P13" svg:width="0.6469in" svg:height="0.0051in" draw:transform="rotate (-3.14159265358979) translate (1.58611111111111in 0.334722222222222in)"><text:p/><draw:enhanced-geometry draw:mirror-horizontal="true" draw:mirror-vertical="false" svg:viewBox="0 0 21600 21600" draw:type="mso-spt32" draw:enhanced-path="M 0 0 L 21600 21600 N"/></draw:custom-shape></draw:g></text:p>
      <text:p text:style-name="Standard"><text:span text:style-name="T1">When the top and the bottom of the fraction are the same, the fraction is another way to write 1. <text:s/></text:span><draw:frame draw:style-name="fr1" text:anchor-type="as-char" svg:width="0.5819in" svg:height="0.3929in" draw:z-index="0"><draw:object xlink:href="./Object 8" xlink:type="simple" xlink:show="embed" xlink:actuate="onLoad"/><draw:image xlink:href="./ObjectReplacements/Object 8" xlink:type="simple" xlink:show="embed" xlink:actuate="onLoad"/></draw:frame><text:span text:style-name="T1">, because that is the same as writing </text:span><draw:frame draw:style-name="fr1" text:anchor-type="as-char" svg:width="0.5035in" svg:height="0.1839in" draw:z-index="0"><draw:object xlink:href="./Object 10" xlink:type="simple" xlink:show="embed" xlink:actuate="onLoad"/><draw:image xlink:href="./ObjectReplacements/Object 10" xlink:type="simple" xlink:show="embed" xlink:actuate="onLoad"/></draw:frame><text:span text:style-name="T1">. <text:s/>When a fraction uses the minimum number of slices possible -- ie, with the smallest possible denominator -- we say that that fraction is written in its </text:span><text:span text:style-name="T2">simplest form</text:span><text:span text:style-name="T1">. <text:s/></text:span><draw:frame draw:style-name="fr1" text:anchor-type="as-char" svg:width="0.128in" svg:height="0.3929in" draw:z-index="0"><draw:object xlink:href="./Object 12" xlink:type="simple" xlink:show="embed" xlink:actuate="onLoad"/><draw:image xlink:href="./ObjectReplacements/Object 12" xlink:type="simple" xlink:show="embed" xlink:actuate="onLoad"/></draw:frame><text:span text:style-name="T1"><text:s/>and </text:span><draw:frame draw:style-name="fr1" text:anchor-type="as-char" svg:width="0.128in" svg:height="0.3929in" draw:z-index="0"><draw:object xlink:href="./Object 14" xlink:type="simple" xlink:show="embed" xlink:actuate="onLoad"/><draw:image xlink:href="./ObjectReplacements/Object 14" xlink:type="simple" xlink:show="embed" xlink:actuate="onLoad"/></draw:frame><text:span text:style-name="T1"><text:s/>are not in simplest form, but </text:span><draw:frame draw:style-name="fr1" text:anchor-type="as-char" svg:width="0.1165in" svg:height="0.3929in" draw:z-index="0"><draw:object xlink:href="./Object 16" xlink:type="simple" xlink:show="embed" xlink:actuate="onLoad"/><draw:image xlink:href="./ObjectReplacements/Object 16" xlink:type="simple" xlink:show="embed" xlink:actuate="onLoad"/></draw:frame><text:span text:style-name="T1"><text:s/>is. <text:s/>Testing software will want you to write your answers in simplest form. <text:s/>There is a way to tell if your fraction is in simplest form.</text:span></text:p>
      <text:p text:style-name="P1"/>
      <text:p text:style-name="Standard"><text:span text:style-name="T1">If there is a number that divides evenly into both the numerator and denominator, your fraction is not in simplest form. <text:s/>Divide both the top and the bottom by that number, then check again to see if your new fraction is in simplest form. <text:s/>I prefer to check if 2 will divide in, then try 3, 4, 5, ... until I reach either the numerator or the denominator, whichever is smallest.</text:span></text:p>
      <text:p text:style-name="P1"/>
      <text:p text:style-name="Standard"><text:span text:style-name="T5">SHORTCUT:</text:span><text:span text:style-name="T1"> <text:s/>Technically speaking you only need to check if </text:span><text:span text:style-name="T2">prime</text:span><text:span text:style-name="T1"> numbers will divide in. <text:s/>The first few prime numbers are 2, 3, 5, 7, 11, 13, and 17. <text:s/>If you do not remember the prime numbers on test day, it is okay to check every number instead. <text:s/>Explaining prime numbers is a whole topic of its own.</text:span></text:p>
      <text:p text:style-name="P1"/>
      <text:p text:style-name="Standard"><text:span text:style-name="T5">EXAMPLE 1:</text:span><text:span text:style-name="T1"> Write </text:span><draw:frame draw:style-name="fr1" text:anchor-type="as-char" svg:width="0.2846in" svg:height="0.3929in" draw:z-index="0"><draw:object xlink:href="./Object 18" xlink:type="simple" xlink:show="embed" xlink:actuate="onLoad"/><draw:image xlink:href="./ObjectReplacements/Object 18" xlink:type="simple" xlink:show="embed" xlink:actuate="onLoad"/></draw:frame><text:span text:style-name="T1"><text:s/>in simplest form. <text:s/></text:span></text:p>
      <text:p text:style-name="Standard"><text:span text:style-name="T3">First, let's see if 2 divides in. <text:s/>60÷2=30 and 120÷2=60, so yes, it works. <text:s/>Our new fraction is </text:span><draw:frame draw:style-name="fr1" text:anchor-type="as-char" svg:width="0.2028in" svg:height="0.3929in" draw:z-index="0"><draw:object xlink:href="./Object 20" xlink:type="simple" xlink:show="embed" xlink:actuate="onLoad"/><draw:image xlink:href="./ObjectReplacements/Object 20" xlink:type="simple" xlink:show="embed" xlink:actuate="onLoad"/></draw:frame><text:span text:style-name="T3">. <text:s/>So, let's test 2 again. <text:s/>30÷2=15 and 60÷2=30, so yes, it works. <text:s/>Our new fraction is </text:span><draw:frame draw:style-name="fr1" text:anchor-type="as-char" svg:width="0.202in" svg:height="0.3929in" draw:z-index="0"><draw:object xlink:href="./Object 22" xlink:type="simple" xlink:show="embed" xlink:actuate="onLoad"/><draw:image xlink:href="./ObjectReplacements/Object 22" xlink:type="simple" xlink:show="embed" xlink:actuate="onLoad"/></draw:frame><text:span text:style-name="T3">. <text:s/>So we try 2 again. <text:s/>15÷2=7.5, so 2 does not go in evenly, and we can stop checking 2. <text:s/>Let's try 3. <text:s/>15÷3=5, so we test the denominator, and 30÷3=10. <text:s/>Our new fraction is </text:span><draw:frame draw:style-name="fr1" text:anchor-type="as-char" svg:width="0.2016in" svg:height="0.3929in" draw:z-index="0"><draw:object xlink:href="./Object 24" xlink:type="simple" xlink:show="embed" xlink:actuate="onLoad"/><draw:image xlink:href="./ObjectReplacements/Object 24" xlink:type="simple" xlink:show="embed" xlink:actuate="onLoad"/></draw:frame><text:span text:style-name="T3">. <text:s/>2 didn't go in before, so it won't go in now. <text:s/>3 hasn't failed yet, so we test 3 again, and find that 3 will not divide evenly into 5. <text:s/>5 can't be divided evenly by 4 either. <text:s/>But, 5÷5=1. <text:s/>So, we test our denominator, and 10÷5=2. <text:s/>Our final fraction is </text:span><draw:frame draw:style-name="fr1" text:anchor-type="as-char" svg:width="0.1165in" svg:height="0.3929in" draw:z-index="0"><draw:object xlink:href="./Object 26" xlink:type="simple" xlink:show="embed" xlink:actuate="onLoad"/><draw:image xlink:href="./ObjectReplacements/Object 26" xlink:type="simple" xlink:show="embed" xlink:actuate="onLoad"/></draw:frame><text:span text:style-name="T3">. <text:s/>Nothing divides evenly into 1, so we know we can stop here. <text:s/></text:span><text:span text:style-name="T2">The simplest form of </text:span><draw:frame draw:style-name="fr1" text:anchor-type="as-char" svg:width="0.2846in" svg:height="0.3929in" draw:z-index="0"><draw:object xlink:href="./Object 28" xlink:type="simple" xlink:show="embed" xlink:actuate="onLoad"/><draw:image xlink:href="./ObjectReplacements/Object 28" xlink:type="simple" xlink:show="embed" xlink:actuate="onLoad"/></draw:frame><text:span text:style-name="T2"><text:s/>is </text:span><draw:frame draw:style-name="fr1" text:anchor-type="as-char" svg:width="0.1165in" svg:height="0.3929in" draw:z-index="0"><draw:object xlink:href="./Object 30" xlink:type="simple" xlink:show="embed" xlink:actuate="onLoad"/><draw:image xlink:href="./ObjectReplacements/Object 30" xlink:type="simple" xlink:show="embed" xlink:actuate="onLoad"/></draw:frame><text:span text:style-name="T2">.</text:span></text:p>
      <text:p text:style-name="P1"/>
      <text:p text:style-name="Standard"><text:span text:style-name="T5">SHORTCUT:</text:span><text:span text:style-name="T1"> <text:s/>If you want to see exactly how big a fraction is, take the numerator and use a calculator to divide it by the denominator. <text:s/>You now have the fraction in decimal form. <text:s/>If you recognize common fractions on sight (like </text:span><draw:frame draw:style-name="fr1" text:anchor-type="as-char" svg:width="0.1165in" svg:height="0.3929in" draw:z-index="0"><draw:object xlink:href="./Object 32" xlink:type="simple" xlink:show="embed" xlink:actuate="onLoad"/><draw:image xlink:href="./ObjectReplacements/Object 32" xlink:type="simple" xlink:show="embed" xlink:actuate="onLoad"/></draw:frame><text:span text:style-name="T1">=0.5, and </text:span><draw:frame draw:style-name="fr1" text:anchor-type="as-char" svg:width="0.128in" svg:height="0.3929in" draw:z-index="0"><draw:object xlink:href="./Object 34" xlink:type="simple" xlink:show="embed" xlink:actuate="onLoad"/><draw:image xlink:href="./ObjectReplacements/Object 34" xlink:type="simple" xlink:show="embed" xlink:actuate="onLoad"/></draw:frame><text:span text:style-name="T1">=0.25), you can use this to simplify monsters like </text:span><draw:frame draw:style-name="fr1" text:anchor-type="as-char" svg:width="0.3717in" svg:height="0.3929in" draw:z-index="0"><draw:object xlink:href="./Object 36" xlink:type="simple" xlink:show="embed" xlink:actuate="onLoad"/><draw:image xlink:href="./ObjectReplacements/Object 36" xlink:type="simple" xlink:show="embed" xlink:actuate="onLoad"/></draw:frame><text:span text:style-name="T1">in one step (</text:span><text:span text:style-name="T3">256÷1024=0.25, so </text:span><draw:frame draw:style-name="fr1" text:anchor-type="as-char" svg:width="0.3717in" svg:height="0.3929in" draw:z-index="0"><draw:object xlink:href="./Object 38" xlink:type="simple" xlink:show="embed" xlink:actuate="onLoad"/><draw:image xlink:href="./ObjectReplacements/Object 38" xlink:type="simple" xlink:show="embed" xlink:actuate="onLoad"/></draw:frame><text:span text:style-name="T1">=</text:span><draw:frame draw:style-name="fr1" text:anchor-type="as-char" svg:width="0.128in" svg:height="0.3929in" draw:z-index="0"><draw:object xlink:href="./Object 40" xlink:type="simple" xlink:show="embed" xlink:actuate="onLoad"/><draw:image xlink:href="./ObjectReplacements/Object 40" xlink:type="simple" xlink:show="embed" xlink:actuate="onLoad"/></draw:frame><text:span text:style-name="T3">)</text:span><text:span text:style-name="T1">. <text:s/>If you are comfortable comparing the sizes of decimals, you can also use this to quickly compare fractions. <text:s/>Is </text:span><draw:frame draw:style-name="fr1" text:anchor-type="as-char" svg:width="0.2071in" svg:height="0.3929in" draw:z-index="0"><draw:object xlink:href="./Object 42" xlink:type="simple" xlink:show="embed" xlink:actuate="onLoad"/><draw:image xlink:href="./ObjectReplacements/Object 42" xlink:type="simple" xlink:show="embed" xlink:actuate="onLoad"/></draw:frame><text:span text:style-name="T1">bigger than </text:span><draw:frame draw:style-name="fr1" text:anchor-type="as-char" svg:width="0.2016in" svg:height="0.3929in" draw:z-index="0"><draw:object xlink:href="./Object 44" xlink:type="simple" xlink:show="embed" xlink:actuate="onLoad"/><draw:image xlink:href="./ObjectReplacements/Object 44" xlink:type="simple" xlink:show="embed" xlink:actuate="onLoad"/></draw:frame><text:span text:style-name="T1">? <text:s/>4÷10=0.4, and 15÷48=0.3125. <text:s/>Since 0.4 is bigger than 0.3125, </text:span><draw:frame draw:style-name="fr1" text:anchor-type="as-char" svg:width="0.2016in" svg:height="0.3929in" draw:z-index="0"><draw:object xlink:href="./Object 46" xlink:type="simple" xlink:show="embed" xlink:actuate="onLoad"/><draw:image xlink:href="./ObjectReplacements/Object 46" xlink:type="simple" xlink:show="embed" xlink:actuate="onLoad"/></draw:frame><text:span text:style-name="T1">is bigger than </text:span><draw:frame draw:style-name="fr1" text:anchor-type="as-char" svg:width="0.2071in" svg:height="0.3929in" draw:z-index="0"><draw:object xlink:href="./Object 48" xlink:type="simple" xlink:show="embed" xlink:actuate="onLoad"/><draw:image xlink:href="./ObjectReplacements/Object 48" xlink:type="simple" xlink:show="embed" xlink:actuate="onLoad"/></draw:frame><text:span text:style-name="T1">. <text:s/>Since 3÷10=0.3, </text:span><draw:frame draw:style-name="fr1" text:anchor-type="as-char" svg:width="0.2016in" svg:height="0.3929in" draw:z-index="0"><draw:object xlink:href="./Object 50" xlink:type="simple" xlink:show="embed" xlink:actuate="onLoad"/><draw:image xlink:href="./ObjectReplacements/Object 50" xlink:type="simple" xlink:show="embed" xlink:actuate="onLoad"/></draw:frame><text:span text:style-name="T1">is smaller than </text:span><draw:frame draw:style-name="fr1" text:anchor-type="as-char" svg:width="0.2071in" svg:height="0.3929in" draw:z-index="0"><draw:object xlink:href="./Object 52" xlink:type="simple" xlink:show="embed" xlink:actuate="onLoad"/><draw:image xlink:href="./ObjectReplacements/Object 52" xlink:type="simple" xlink:show="embed" xlink:actuate="onLoad"/></draw:frame><text:span text:style-name="T1">.</text:span></text:p>
      <text:p text:style-name="P1"/>
      <text:p text:style-name="Standard"><text:span text:style-name="T5">EXAMPLE 2:</text:span><text:span text:style-name="T1"> Write </text:span><draw:frame draw:style-name="fr1" text:anchor-type="as-char" svg:width="0.3717in" svg:height="0.3929in" draw:z-index="0"><draw:object xlink:href="./Object 54" xlink:type="simple" xlink:show="embed" xlink:actuate="onLoad"/><draw:image xlink:href="./ObjectReplacements/Object 54" xlink:type="simple" xlink:show="embed" xlink:actuate="onLoad"/></draw:frame><text:span text:style-name="T1">in simplest form....without using the decimal shortcut.</text:span></text:p>
      <text:p text:style-name="Standard"><draw:frame draw:style-name="fr1" text:anchor-type="as-char" svg:width="5.4091in" svg:height="0.3929in" draw:z-index="0"><draw:object xlink:href="./Object 56" xlink:type="simple" xlink:show="embed" xlink:actuate="onLoad"/><draw:image xlink:href="./ObjectReplacements/Object 56" xlink:type="simple" xlink:show="embed" xlink:actuate="onLoad"/></draw:frame></text:p>
      <text:p text:style-name="P1"/>
      <text:p text:style-name="Standard"><text:span text:style-name="T5">Proper and Improper Fractions</text:span></text:p>
      <text:p text:style-name="Standard"><text:span text:style-name="T1">How do we write a fractional number that is bigger than one? <text:s/>We have two ways.</text:span></text:p>
      <text:p text:style-name="Standard"><draw:g text:anchor-type="as-char" draw:z-index="2" draw:style-name="gr1"><draw:custom-shape draw:name="Shape 2" draw:style-name="gr25" draw:text-style-name="P11" svg:width="0.628in" svg:height="0.6252in" svg:x="0.1965in" svg:y="0in"><text:p text:style-name="P14"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3" draw:style-name="gr26" draw:text-style-name="P12" svg:width="0.628in" svg:height="0.6252in" svg:x="0.1965in" svg:y="0in"><text:p text:style-name="P14"/><draw:enhanced-geometry draw:mirror-horizontal="false" draw:mirror-vertical="false" draw:text-areas="?f36 ?f42 ?f24 ?f30" svg:viewBox="0 0 0 0" draw:type="ooxml-arc" draw:modifiers="16200000 0" draw:enhanced-path="M ?f16 ?f18 L ?f15 ?f17 Z S N M ?f16 ?f18 F N" drawooo:enhanced-path="M ?f16 ?f18 G ?f5 ?f7 ?f46 ?f47 L ?f15 ?f17 Z S N M ?f16 ?f18 G ?f5 ?f7 ?f48 ?f49 F N"><draw:equation draw:name="f0" draw:formula="if(0-$0 ,0,if(21599999-$0 ,$0 ,21599999))"/><draw:equation draw:name="f1" draw:formula="if(0-$1 ,0,if(21599999-$1 ,$1 ,21599999))"/><draw:equation draw:name="f2" draw:formula="?f1 +0-?f0 "/><draw:equation draw:name="f3" draw:formula="?f2 +21600000-0"/><draw:equation draw:name="f4" draw:formula="if(?f2 ,?f2 ,?f3 )"/><draw:equation draw:name="f5" draw:formula="logwidth/2"/><draw:equation draw:name="f6" draw:formula="?f5 *sin(pi*(?f0 )/10800000)"/><draw:equation draw:name="f7" draw:formula="logheight/2"/><draw:equation draw:name="f8" draw:formula="?f7 *cos(pi*(?f0 )/10800000)"/><draw:equation draw:name="f9" draw:formula="?f5 *(cos(atan2(?f6 ,?f8 )))"/><draw:equation draw:name="f10" draw:formula="?f7 *(sin(atan2(?f6 ,?f8 )))"/><draw:equation draw:name="f11" draw:formula="?f5 *sin(pi*(?f1 )/10800000)"/><draw:equation draw:name="f12" draw:formula="?f7 *cos(pi*(?f1 )/10800000)"/><draw:equation draw:name="f13" draw:formula="?f5 *(cos(atan2(?f11 ,?f12 )))"/><draw:equation draw:name="f14" draw:formula="?f7 *(sin(atan2(?f11 ,?f12 )))"/><draw:equation draw:name="f15" draw:formula="logwidth/2"/><draw:equation draw:name="f16" draw:formula="?f15 +?f9 -0"/><draw:equation draw:name="f17" draw:formula="logheight/2"/><draw:equation draw:name="f18" draw:formula="?f17 +?f10 -0"/><draw:equation draw:name="f19" draw:formula="?f15 +?f13 -0"/><draw:equation draw:name="f20" draw:formula="?f17 +?f14 -0"/><draw:equation draw:name="f21" draw:formula="21600000+0-?f0 "/><draw:equation draw:name="f22" draw:formula="?f4 +0-?f21 "/><draw:equation draw:name="f23" draw:formula="max(?f16 ,?f19 )"/><draw:equation draw:name="f24" draw:formula="if(?f22 ,logwidth,?f23 )"/><draw:equation draw:name="f25" draw:formula="5400000+0-?f0 "/><draw:equation draw:name="f26" draw:formula="27000000+0-?f0 "/><draw:equation draw:name="f27" draw:formula="if(?f25 ,?f25 ,?f26 )"/><draw:equation draw:name="f28" draw:formula="?f4 +0-?f27 "/><draw:equation draw:name="f29" draw:formula="max(?f18 ,?f20 )"/><draw:equation draw:name="f30" draw:formula="if(?f28 ,logheight,?f29 )"/><draw:equation draw:name="f31" draw:formula="10800000+0-?f0 "/><draw:equation draw:name="f32" draw:formula="32400000+0-?f0 "/><draw:equation draw:name="f33" draw:formula="if(?f31 ,?f31 ,?f32 )"/><draw:equation draw:name="f34" draw:formula="?f4 +0-?f33 "/><draw:equation draw:name="f35" draw:formula="min(?f16 ,?f19 )"/><draw:equation draw:name="f36" draw:formula="if(?f34 ,0,?f35 )"/><draw:equation draw:name="f37" draw:formula="16200000+0-?f0 "/><draw:equation draw:name="f38" draw:formula="37800000+0-?f0 "/><draw:equation draw:name="f39" draw:formula="if(?f37 ,?f37 ,?f38 )"/><draw:equation draw:name="f40" draw:formula="?f4 +0-?f39 "/><draw:equation draw:name="f41" draw:formula="min(?f18 ,?f20 )"/><draw:equation draw:name="f42" draw:formula="if(?f40 ,0,?f41 )"/><draw:equation draw:name="f43" draw:formula="?f0 +0-5400000"/><draw:equation draw:name="f44" draw:formula="?f1 +5400000-0"/><draw:equation draw:name="f45" draw:formula="(?f43 +?f44 )/2"/><draw:equation draw:name="f46" draw:formula="(?f0 )/60000.0"/><draw:equation draw:name="f47" draw:formula="(?f4 )/60000.0"/><draw:equation draw:name="f48" draw:formula="(?f0 )/60000.0"/><draw:equation draw:name="f49" draw:formula="(?f4 )/60000.0"/><draw:handle draw:handle-position="?f16 ?f18"/><draw:handle draw:handle-position="?f19 ?f20"/></draw:enhanced-geometry></draw:custom-shape><draw:custom-shape draw:name="Shape 4" draw:style-name="gr27" draw:text-style-name="P12" svg:width="0.628in" svg:height="0.6252in" svg:x="1.4528in" svg:y="0in"><text:p text:style-name="P14"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5" draw:style-name="gr25" draw:text-style-name="P11" svg:width="0.628in" svg:height="0.6252in" svg:x="2.0811in" svg:y="0in"><text:p text:style-name="P14"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6" draw:style-name="gr28" draw:text-style-name="P12" svg:width="0.6287in" svg:height="0.6252in" svg:x="3.3374in" svg:y="0in"><text:p text:style-name="P14"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7" draw:style-name="gr27" draw:text-style-name="P12" svg:width="0.628in" svg:height="0.6252in" svg:x="3.9665in" svg:y="0in"><text:p text:style-name="P14"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8" draw:style-name="gr25" draw:text-style-name="P11" svg:width="0.628in" svg:height="0.6252in" svg:x="4.5953in" svg:y="0in"><text:p text:style-name="P14"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9" draw:style-name="gr25" draw:text-style-name="P11" svg:width="0.628in" svg:height="0.6252in" svg:x="6.4799in" svg:y="0in"><text:p text:style-name="P14"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10" draw:style-name="gr27" draw:text-style-name="P12" svg:width="0.628in" svg:height="0.6252in" svg:x="5.8516in" svg:y="0in"><text:p text:style-name="P14"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11" draw:style-name="gr26" draw:text-style-name="P12" svg:width="0.628in" svg:height="0.6252in" svg:x="2.0811in" svg:y="0in"><text:p text:style-name="P14"/><draw:enhanced-geometry draw:mirror-horizontal="false" draw:mirror-vertical="false" draw:text-areas="?f36 ?f42 ?f24 ?f30" svg:viewBox="0 0 0 0" draw:type="ooxml-arc" draw:modifiers="16200000 0" draw:enhanced-path="M ?f16 ?f18 L ?f15 ?f17 Z S N M ?f16 ?f18 F N" drawooo:enhanced-path="M ?f16 ?f18 G ?f5 ?f7 ?f46 ?f47 L ?f15 ?f17 Z S N M ?f16 ?f18 G ?f5 ?f7 ?f48 ?f49 F N"><draw:equation draw:name="f0" draw:formula="if(0-$0 ,0,if(21599999-$0 ,$0 ,21599999))"/><draw:equation draw:name="f1" draw:formula="if(0-$1 ,0,if(21599999-$1 ,$1 ,21599999))"/><draw:equation draw:name="f2" draw:formula="?f1 +0-?f0 "/><draw:equation draw:name="f3" draw:formula="?f2 +21600000-0"/><draw:equation draw:name="f4" draw:formula="if(?f2 ,?f2 ,?f3 )"/><draw:equation draw:name="f5" draw:formula="logwidth/2"/><draw:equation draw:name="f6" draw:formula="?f5 *sin(pi*(?f0 )/10800000)"/><draw:equation draw:name="f7" draw:formula="logheight/2"/><draw:equation draw:name="f8" draw:formula="?f7 *cos(pi*(?f0 )/10800000)"/><draw:equation draw:name="f9" draw:formula="?f5 *(cos(atan2(?f6 ,?f8 )))"/><draw:equation draw:name="f10" draw:formula="?f7 *(sin(atan2(?f6 ,?f8 )))"/><draw:equation draw:name="f11" draw:formula="?f5 *sin(pi*(?f1 )/10800000)"/><draw:equation draw:name="f12" draw:formula="?f7 *cos(pi*(?f1 )/10800000)"/><draw:equation draw:name="f13" draw:formula="?f5 *(cos(atan2(?f11 ,?f12 )))"/><draw:equation draw:name="f14" draw:formula="?f7 *(sin(atan2(?f11 ,?f12 )))"/><draw:equation draw:name="f15" draw:formula="logwidth/2"/><draw:equation draw:name="f16" draw:formula="?f15 +?f9 -0"/><draw:equation draw:name="f17" draw:formula="logheight/2"/><draw:equation draw:name="f18" draw:formula="?f17 +?f10 -0"/><draw:equation draw:name="f19" draw:formula="?f15 +?f13 -0"/><draw:equation draw:name="f20" draw:formula="?f17 +?f14 -0"/><draw:equation draw:name="f21" draw:formula="21600000+0-?f0 "/><draw:equation draw:name="f22" draw:formula="?f4 +0-?f21 "/><draw:equation draw:name="f23" draw:formula="max(?f16 ,?f19 )"/><draw:equation draw:name="f24" draw:formula="if(?f22 ,logwidth,?f23 )"/><draw:equation draw:name="f25" draw:formula="5400000+0-?f0 "/><draw:equation draw:name="f26" draw:formula="27000000+0-?f0 "/><draw:equation draw:name="f27" draw:formula="if(?f25 ,?f25 ,?f26 )"/><draw:equation draw:name="f28" draw:formula="?f4 +0-?f27 "/><draw:equation draw:name="f29" draw:formula="max(?f18 ,?f20 )"/><draw:equation draw:name="f30" draw:formula="if(?f28 ,logheight,?f29 )"/><draw:equation draw:name="f31" draw:formula="10800000+0-?f0 "/><draw:equation draw:name="f32" draw:formula="32400000+0-?f0 "/><draw:equation draw:name="f33" draw:formula="if(?f31 ,?f31 ,?f32 )"/><draw:equation draw:name="f34" draw:formula="?f4 +0-?f33 "/><draw:equation draw:name="f35" draw:formula="min(?f16 ,?f19 )"/><draw:equation draw:name="f36" draw:formula="if(?f34 ,0,?f35 )"/><draw:equation draw:name="f37" draw:formula="16200000+0-?f0 "/><draw:equation draw:name="f38" draw:formula="37800000+0-?f0 "/><draw:equation draw:name="f39" draw:formula="if(?f37 ,?f37 ,?f38 )"/><draw:equation draw:name="f40" draw:formula="?f4 +0-?f39 "/><draw:equation draw:name="f41" draw:formula="min(?f18 ,?f20 )"/><draw:equation draw:name="f42" draw:formula="if(?f40 ,0,?f41 )"/><draw:equation draw:name="f43" draw:formula="?f0 +0-5400000"/><draw:equation draw:name="f44" draw:formula="?f1 +5400000-0"/><draw:equation draw:name="f45" draw:formula="(?f43 +?f44 )/2"/><draw:equation draw:name="f46" draw:formula="(?f0 )/60000.0"/><draw:equation draw:name="f47" draw:formula="(?f4 )/60000.0"/><draw:equation draw:name="f48" draw:formula="(?f0 )/60000.0"/><draw:equation draw:name="f49" draw:formula="(?f4 )/60000.0"/><draw:handle draw:handle-position="?f16 ?f18"/><draw:handle draw:handle-position="?f19 ?f20"/></draw:enhanced-geometry></draw:custom-shape><draw:custom-shape draw:name="Shape 12" draw:style-name="gr26" draw:text-style-name="P12" svg:width="0.628in" svg:height="0.6252in" svg:x="4.5953in" svg:y="0in"><text:p text:style-name="P14"/><draw:enhanced-geometry draw:mirror-horizontal="false" draw:mirror-vertical="false" draw:text-areas="?f36 ?f42 ?f24 ?f30" svg:viewBox="0 0 0 0" draw:type="ooxml-arc" draw:modifiers="16200000 0" draw:enhanced-path="M ?f16 ?f18 L ?f15 ?f17 Z S N M ?f16 ?f18 F N" drawooo:enhanced-path="M ?f16 ?f18 G ?f5 ?f7 ?f46 ?f47 L ?f15 ?f17 Z S N M ?f16 ?f18 G ?f5 ?f7 ?f48 ?f49 F N"><draw:equation draw:name="f0" draw:formula="if(0-$0 ,0,if(21599999-$0 ,$0 ,21599999))"/><draw:equation draw:name="f1" draw:formula="if(0-$1 ,0,if(21599999-$1 ,$1 ,21599999))"/><draw:equation draw:name="f2" draw:formula="?f1 +0-?f0 "/><draw:equation draw:name="f3" draw:formula="?f2 +21600000-0"/><draw:equation draw:name="f4" draw:formula="if(?f2 ,?f2 ,?f3 )"/><draw:equation draw:name="f5" draw:formula="logwidth/2"/><draw:equation draw:name="f6" draw:formula="?f5 *sin(pi*(?f0 )/10800000)"/><draw:equation draw:name="f7" draw:formula="logheight/2"/><draw:equation draw:name="f8" draw:formula="?f7 *cos(pi*(?f0 )/10800000)"/><draw:equation draw:name="f9" draw:formula="?f5 *(cos(atan2(?f6 ,?f8 )))"/><draw:equation draw:name="f10" draw:formula="?f7 *(sin(atan2(?f6 ,?f8 )))"/><draw:equation draw:name="f11" draw:formula="?f5 *sin(pi*(?f1 )/10800000)"/><draw:equation draw:name="f12" draw:formula="?f7 *cos(pi*(?f1 )/10800000)"/><draw:equation draw:name="f13" draw:formula="?f5 *(cos(atan2(?f11 ,?f12 )))"/><draw:equation draw:name="f14" draw:formula="?f7 *(sin(atan2(?f11 ,?f12 )))"/><draw:equation draw:name="f15" draw:formula="logwidth/2"/><draw:equation draw:name="f16" draw:formula="?f15 +?f9 -0"/><draw:equation draw:name="f17" draw:formula="logheight/2"/><draw:equation draw:name="f18" draw:formula="?f17 +?f10 -0"/><draw:equation draw:name="f19" draw:formula="?f15 +?f13 -0"/><draw:equation draw:name="f20" draw:formula="?f17 +?f14 -0"/><draw:equation draw:name="f21" draw:formula="21600000+0-?f0 "/><draw:equation draw:name="f22" draw:formula="?f4 +0-?f21 "/><draw:equation draw:name="f23" draw:formula="max(?f16 ,?f19 )"/><draw:equation draw:name="f24" draw:formula="if(?f22 ,logwidth,?f23 )"/><draw:equation draw:name="f25" draw:formula="5400000+0-?f0 "/><draw:equation draw:name="f26" draw:formula="27000000+0-?f0 "/><draw:equation draw:name="f27" draw:formula="if(?f25 ,?f25 ,?f26 )"/><draw:equation draw:name="f28" draw:formula="?f4 +0-?f27 "/><draw:equation draw:name="f29" draw:formula="max(?f18 ,?f20 )"/><draw:equation draw:name="f30" draw:formula="if(?f28 ,logheight,?f29 )"/><draw:equation draw:name="f31" draw:formula="10800000+0-?f0 "/><draw:equation draw:name="f32" draw:formula="32400000+0-?f0 "/><draw:equation draw:name="f33" draw:formula="if(?f31 ,?f31 ,?f32 )"/><draw:equation draw:name="f34" draw:formula="?f4 +0-?f33 "/><draw:equation draw:name="f35" draw:formula="min(?f16 ,?f19 )"/><draw:equation draw:name="f36" draw:formula="if(?f34 ,0,?f35 )"/><draw:equation draw:name="f37" draw:formula="16200000+0-?f0 "/><draw:equation draw:name="f38" draw:formula="37800000+0-?f0 "/><draw:equation draw:name="f39" draw:formula="if(?f37 ,?f37 ,?f38 )"/><draw:equation draw:name="f40" draw:formula="?f4 +0-?f39 "/><draw:equation draw:name="f41" draw:formula="min(?f18 ,?f20 )"/><draw:equation draw:name="f42" draw:formula="if(?f40 ,0,?f41 )"/><draw:equation draw:name="f43" draw:formula="?f0 +0-5400000"/><draw:equation draw:name="f44" draw:formula="?f1 +5400000-0"/><draw:equation draw:name="f45" draw:formula="(?f43 +?f44 )/2"/><draw:equation draw:name="f46" draw:formula="(?f0 )/60000.0"/><draw:equation draw:name="f47" draw:formula="(?f4 )/60000.0"/><draw:equation draw:name="f48" draw:formula="(?f0 )/60000.0"/><draw:equation draw:name="f49" draw:formula="(?f4 )/60000.0"/><draw:handle draw:handle-position="?f16 ?f18"/><draw:handle draw:handle-position="?f19 ?f20"/></draw:enhanced-geometry></draw:custom-shape><draw:custom-shape draw:name="Shape 13" draw:style-name="gr29" draw:text-style-name="P12" svg:width="0.628in" svg:height="0.6252in" svg:x="6.4799in" svg:y="0in"><text:p text:style-name="P14"/><draw:enhanced-geometry draw:mirror-horizontal="false" draw:mirror-vertical="false" draw:text-areas="?f36 ?f42 ?f24 ?f30" svg:viewBox="0 0 0 0" draw:type="ooxml-arc" draw:modifiers="16200000 5400000" draw:enhanced-path="M ?f16 ?f18 L ?f15 ?f17 Z S N M ?f16 ?f18 F N" drawooo:enhanced-path="M ?f16 ?f18 G ?f5 ?f7 ?f46 ?f47 L ?f15 ?f17 Z S N M ?f16 ?f18 G ?f5 ?f7 ?f48 ?f49 F N"><draw:equation draw:name="f0" draw:formula="if(0-$0 ,0,if(21599999-$0 ,$0 ,21599999))"/><draw:equation draw:name="f1" draw:formula="if(0-$1 ,0,if(21599999-$1 ,$1 ,21599999))"/><draw:equation draw:name="f2" draw:formula="?f1 +0-?f0 "/><draw:equation draw:name="f3" draw:formula="?f2 +21600000-0"/><draw:equation draw:name="f4" draw:formula="if(?f2 ,?f2 ,?f3 )"/><draw:equation draw:name="f5" draw:formula="logwidth/2"/><draw:equation draw:name="f6" draw:formula="?f5 *sin(pi*(?f0 )/10800000)"/><draw:equation draw:name="f7" draw:formula="logheight/2"/><draw:equation draw:name="f8" draw:formula="?f7 *cos(pi*(?f0 )/10800000)"/><draw:equation draw:name="f9" draw:formula="?f5 *(cos(atan2(?f6 ,?f8 )))"/><draw:equation draw:name="f10" draw:formula="?f7 *(sin(atan2(?f6 ,?f8 )))"/><draw:equation draw:name="f11" draw:formula="?f5 *sin(pi*(?f1 )/10800000)"/><draw:equation draw:name="f12" draw:formula="?f7 *cos(pi*(?f1 )/10800000)"/><draw:equation draw:name="f13" draw:formula="?f5 *(cos(atan2(?f11 ,?f12 )))"/><draw:equation draw:name="f14" draw:formula="?f7 *(sin(atan2(?f11 ,?f12 )))"/><draw:equation draw:name="f15" draw:formula="logwidth/2"/><draw:equation draw:name="f16" draw:formula="?f15 +?f9 -0"/><draw:equation draw:name="f17" draw:formula="logheight/2"/><draw:equation draw:name="f18" draw:formula="?f17 +?f10 -0"/><draw:equation draw:name="f19" draw:formula="?f15 +?f13 -0"/><draw:equation draw:name="f20" draw:formula="?f17 +?f14 -0"/><draw:equation draw:name="f21" draw:formula="21600000+0-?f0 "/><draw:equation draw:name="f22" draw:formula="?f4 +0-?f21 "/><draw:equation draw:name="f23" draw:formula="max(?f16 ,?f19 )"/><draw:equation draw:name="f24" draw:formula="if(?f22 ,logwidth,?f23 )"/><draw:equation draw:name="f25" draw:formula="5400000+0-?f0 "/><draw:equation draw:name="f26" draw:formula="27000000+0-?f0 "/><draw:equation draw:name="f27" draw:formula="if(?f25 ,?f25 ,?f26 )"/><draw:equation draw:name="f28" draw:formula="?f4 +0-?f27 "/><draw:equation draw:name="f29" draw:formula="max(?f18 ,?f20 )"/><draw:equation draw:name="f30" draw:formula="if(?f28 ,logheight,?f29 )"/><draw:equation draw:name="f31" draw:formula="10800000+0-?f0 "/><draw:equation draw:name="f32" draw:formula="32400000+0-?f0 "/><draw:equation draw:name="f33" draw:formula="if(?f31 ,?f31 ,?f32 )"/><draw:equation draw:name="f34" draw:formula="?f4 +0-?f33 "/><draw:equation draw:name="f35" draw:formula="min(?f16 ,?f19 )"/><draw:equation draw:name="f36" draw:formula="if(?f34 ,0,?f35 )"/><draw:equation draw:name="f37" draw:formula="16200000+0-?f0 "/><draw:equation draw:name="f38" draw:formula="37800000+0-?f0 "/><draw:equation draw:name="f39" draw:formula="if(?f37 ,?f37 ,?f38 )"/><draw:equation draw:name="f40" draw:formula="?f4 +0-?f39 "/><draw:equation draw:name="f41" draw:formula="min(?f18 ,?f20 )"/><draw:equation draw:name="f42" draw:formula="if(?f40 ,0,?f41 )"/><draw:equation draw:name="f43" draw:formula="?f0 +0-5400000"/><draw:equation draw:name="f44" draw:formula="?f1 +5400000-0"/><draw:equation draw:name="f45" draw:formula="(?f43 +?f44 )/2"/><draw:equation draw:name="f46" draw:formula="(?f0 )/60000.0"/><draw:equation draw:name="f47" draw:formula="(?f4 )/60000.0"/><draw:equation draw:name="f48" draw:formula="(?f0 )/60000.0"/><draw:equation draw:name="f49" draw:formula="(?f4 )/60000.0"/><draw:handle draw:handle-position="?f16 ?f18"/><draw:handle draw:handle-position="?f19 ?f20"/></draw:enhanced-geometry></draw:custom-shape><draw:custom-shape draw:style-name="gr30" draw:text-style-name="P13" svg:width="0.0012in" svg:height="0.6252in" svg:x="0.5102in" svg:y="0in"><text:p/><draw:enhanced-geometry draw:mirror-horizontal="false" draw:mirror-vertical="false" svg:viewBox="0 0 21600 21600" draw:type="mso-spt32" draw:enhanced-path="M 0 0 L 21600 21600 N"/></draw:custom-shape><draw:custom-shape draw:style-name="gr31" draw:text-style-name="P13" svg:width="0.628in" svg:height="0.0012in" svg:x="0.1965in" svg:y="0.3126in"><text:p/><draw:enhanced-geometry draw:mirror-horizontal="false" draw:mirror-vertical="false" svg:viewBox="0 0 21600 21600" draw:type="mso-spt32" draw:enhanced-path="M 0 0 L 21600 21600 N"/></draw:custom-shape><draw:custom-shape draw:style-name="gr30" draw:text-style-name="P13" svg:width="0.0012in" svg:height="0.6252in" svg:x="2.3953in" svg:y="0in"><text:p/><draw:enhanced-geometry draw:mirror-horizontal="false" draw:mirror-vertical="false" svg:viewBox="0 0 21600 21600" draw:type="mso-spt32" draw:enhanced-path="M 0 0 L 21600 21600 N"/></draw:custom-shape><draw:custom-shape draw:style-name="gr31" draw:text-style-name="P13" svg:width="0.628in" svg:height="0.0012in" svg:x="2.0811in" svg:y="0.3126in"><text:p/><draw:enhanced-geometry draw:mirror-horizontal="false" draw:mirror-vertical="false" svg:viewBox="0 0 21600 21600" draw:type="mso-spt32" draw:enhanced-path="M 0 0 L 21600 21600 N"/></draw:custom-shape><draw:custom-shape draw:style-name="gr30" draw:text-style-name="P13" svg:width="0.0012in" svg:height="0.6252in" svg:x="4.9091in" svg:y="0in"><text:p/><draw:enhanced-geometry draw:mirror-horizontal="false" draw:mirror-vertical="false" svg:viewBox="0 0 21600 21600" draw:type="mso-spt32" draw:enhanced-path="M 0 0 L 21600 21600 N"/></draw:custom-shape><draw:custom-shape draw:style-name="gr31" draw:text-style-name="P13" svg:width="0.628in" svg:height="0.0012in" draw:transform="rotate (-3.14159265358979) translate (5.22291666666667in 0.3125in)"><text:p/><draw:enhanced-geometry draw:mirror-horizontal="false" draw:mirror-vertical="false" svg:viewBox="0 0 21600 21600" draw:type="mso-spt32" draw:enhanced-path="M 0 0 L 21600 21600 N"/></draw:custom-shape><draw:custom-shape draw:style-name="gr30" draw:text-style-name="P13" svg:width="0.0012in" svg:height="0.6252in" svg:x="6.7937in" svg:y="0in"><text:p/><draw:enhanced-geometry draw:mirror-horizontal="false" draw:mirror-vertical="false" svg:viewBox="0 0 21600 21600" draw:type="mso-spt32" draw:enhanced-path="M 0 0 L 21600 21600 N"/></draw:custom-shape><draw:custom-shape draw:style-name="gr30" draw:text-style-name="P13" svg:width="0.0012in" svg:height="0.6252in" svg:x="1.7673in" svg:y="0in"><text:p/><draw:enhanced-geometry draw:mirror-horizontal="false" draw:mirror-vertical="false" svg:viewBox="0 0 21600 21600" draw:type="mso-spt32" draw:enhanced-path="M 0 0 L 21600 21600 N"/></draw:custom-shape><draw:custom-shape draw:style-name="gr31" draw:text-style-name="P13" svg:width="0.628in" svg:height="0.0012in" svg:x="1.4528in" svg:y="0.3126in"><text:p/><draw:enhanced-geometry draw:mirror-horizontal="false" draw:mirror-vertical="false" svg:viewBox="0 0 21600 21600" draw:type="mso-spt32" draw:enhanced-path="M 0 0 L 21600 21600 N"/></draw:custom-shape><draw:custom-shape draw:style-name="gr30" draw:text-style-name="P13" svg:width="0.0012in" svg:height="0.6252in" svg:x="3.652in" svg:y="0in"><text:p/><draw:enhanced-geometry draw:mirror-horizontal="false" draw:mirror-vertical="false" svg:viewBox="0 0 21600 21600" draw:type="mso-spt32" draw:enhanced-path="M 0 0 L 21600 21600 N"/></draw:custom-shape><draw:custom-shape draw:style-name="gr32" draw:text-style-name="P13" svg:width="0.6287in" svg:height="0.0012in" svg:x="3.3374in" svg:y="0.3126in"><text:p/><draw:enhanced-geometry draw:mirror-horizontal="false" draw:mirror-vertical="false" svg:viewBox="0 0 21600 21600" draw:type="mso-spt32" draw:enhanced-path="M 0 0 L 21600 21600 N"/></draw:custom-shape><draw:custom-shape draw:style-name="gr30" draw:text-style-name="P13" svg:width="0.0012in" svg:height="0.6252in" svg:x="4.2807in" svg:y="0in"><text:p/><draw:enhanced-geometry draw:mirror-horizontal="false" draw:mirror-vertical="false" svg:viewBox="0 0 21600 21600" draw:type="mso-spt32" draw:enhanced-path="M 0 0 L 21600 21600 N"/></draw:custom-shape><draw:custom-shape draw:style-name="gr31" draw:text-style-name="P13" svg:width="0.628in" svg:height="0.0012in" svg:x="3.9665in" svg:y="0.3126in"><text:p/><draw:enhanced-geometry draw:mirror-horizontal="false" draw:mirror-vertical="false" svg:viewBox="0 0 21600 21600" draw:type="mso-spt32" draw:enhanced-path="M 0 0 L 21600 21600 N"/></draw:custom-shape><draw:custom-shape draw:style-name="gr30" draw:text-style-name="P13" svg:width="0.0012in" svg:height="0.6252in" svg:x="6.1654in" svg:y="0in"><text:p/><draw:enhanced-geometry draw:mirror-horizontal="false" draw:mirror-vertical="false" svg:viewBox="0 0 21600 21600" draw:type="mso-spt32" draw:enhanced-path="M 0 0 L 21600 21600 N"/></draw:custom-shape><draw:custom-shape draw:name="Shape 28" draw:style-name="gr33" draw:text-style-name="P15" svg:width="7.5004in" svg:height="0.7941in" svg:x="0in" svg:y="0.6654in"><text:p text:style-name="P14"><text:span text:style-name="T11"><text:s text:c="5"/></text:span><text:span text:style-name="T11">1/4 <text:s text:c="19"/>1 and 1/4 <text:s text:c="26"/>2 and 1/4 <text:s text:c="29"/>1 and 1/2</text:span></text:p><text:p text:style-name="P14"><text:span text:style-name="T11"><text:s text:c="13"/></text:span><text:span text:style-name="T11">PROPER <text:s/>1 1/4 <text:s text:c="15"/>PROPER <text:s text:c="2"/>2 1/4 <text:s text:c="18"/>PROPER <text:s/>1 1/2</text:span></text:p><text:p text:style-name="P14"><text:span text:style-name="T11"><text:s text:c="9"/></text:span><text:span text:style-name="T11">IMPROPER <text:s text:c="2"/>5 / 4 <text:s text:c="11"/>IMPROPER <text:s text:c="2"/>9 / 4 <text:s text:c="14"/>IMPROPER <text:s text:c="2"/>3 / 2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text:p>
      <text:p text:style-name="Standard"><text:span text:style-name="T2">The "Proper" way, that your answers on tests should be written in,</text:span><text:span text:style-name="T1"> would write these as </text:span><draw:frame draw:style-name="fr1" text:anchor-type="as-char" svg:width="0.2272in" svg:height="0.3929in" draw:z-index="0"><draw:object xlink:href="./Object 58" xlink:type="simple" xlink:show="embed" xlink:actuate="onLoad"/><draw:image xlink:href="./ObjectReplacements/Object 58" xlink:type="simple" xlink:show="embed" xlink:actuate="onLoad"/></draw:frame><text:span text:style-name="T1">, </text:span><draw:frame draw:style-name="fr1" text:anchor-type="as-char" svg:width="0.228in" svg:height="0.3929in" draw:z-index="0"><draw:object xlink:href="./Object 60" xlink:type="simple" xlink:show="embed" xlink:actuate="onLoad"/><draw:image xlink:href="./ObjectReplacements/Object 60" xlink:type="simple" xlink:show="embed" xlink:actuate="onLoad"/></draw:frame><text:span text:style-name="T1">, and </text:span><draw:frame draw:style-name="fr1" text:anchor-type="as-char" svg:width="0.2165in" svg:height="0.3929in" draw:z-index="0"><draw:object xlink:href="./Object 62" xlink:type="simple" xlink:show="embed" xlink:actuate="onLoad"/><draw:image xlink:href="./ObjectReplacements/Object 62" xlink:type="simple" xlink:show="embed" xlink:actuate="onLoad"/></draw:frame><text:span text:style-name="T1">. <text:s/>You write the whole part next to the fractional part. <text:s/>This helps show exactly how big your fraction is, compared to a normal number. <text:s/>For example, </text:span><draw:frame draw:style-name="fr1" text:anchor-type="as-char" svg:width="0.2272in" svg:height="0.3929in" draw:z-index="0"><draw:object xlink:href="./Object 64" xlink:type="simple" xlink:show="embed" xlink:actuate="onLoad"/><draw:image xlink:href="./ObjectReplacements/Object 64" xlink:type="simple" xlink:show="embed" xlink:actuate="onLoad"/></draw:frame><text:span text:style-name="T1"><text:s/>is bigger than one, but less than 2. <text:s/></text:span><draw:frame draw:style-name="fr1" text:anchor-type="as-char" svg:width="0.2165in" svg:height="0.3929in" draw:z-index="0"><draw:object xlink:href="./Object 66" xlink:type="simple" xlink:show="embed" xlink:actuate="onLoad"/><draw:image xlink:href="./ObjectReplacements/Object 66" xlink:type="simple" xlink:show="embed" xlink:actuate="onLoad"/></draw:frame><text:span text:style-name="T1"><text:s/>is bigger than </text:span><draw:frame draw:style-name="fr1" text:anchor-type="as-char" svg:width="0.2272in" svg:height="0.3929in" draw:z-index="0"><draw:object xlink:href="./Object 68" xlink:type="simple" xlink:show="embed" xlink:actuate="onLoad"/><draw:image xlink:href="./ObjectReplacements/Object 68" xlink:type="simple" xlink:show="embed" xlink:actuate="onLoad"/></draw:frame><text:span text:style-name="T1">, but still less than 2. <text:s/></text:span><draw:frame draw:style-name="fr1" text:anchor-type="as-char" svg:width="0.228in" svg:height="0.3929in" draw:z-index="0"><draw:object xlink:href="./Object 70" xlink:type="simple" xlink:show="embed" xlink:actuate="onLoad"/><draw:image xlink:href="./ObjectReplacements/Object 70" xlink:type="simple" xlink:show="embed" xlink:actuate="onLoad"/></draw:frame><text:span text:style-name="T1">is slightly bigger than 2.</text:span></text:p>
      <text:p text:style-name="P1"/>
      <text:p text:style-name="Standard"><text:span text:style-name="T2">The "Improper" way</text:span><text:span text:style-name="T1"> would write these as </text:span><draw:frame draw:style-name="fr1" text:anchor-type="as-char" svg:width="0.128in" svg:height="0.3929in" draw:z-index="0"><draw:object xlink:href="./Object 72" xlink:type="simple" xlink:show="embed" xlink:actuate="onLoad"/><draw:image xlink:href="./ObjectReplacements/Object 72" xlink:type="simple" xlink:show="embed" xlink:actuate="onLoad"/></draw:frame><text:span text:style-name="T1">, </text:span><draw:frame draw:style-name="fr1" text:anchor-type="as-char" svg:width="0.128in" svg:height="0.3929in" draw:z-index="0"><draw:object xlink:href="./Object 74" xlink:type="simple" xlink:show="embed" xlink:actuate="onLoad"/><draw:image xlink:href="./ObjectReplacements/Object 74" xlink:type="simple" xlink:show="embed" xlink:actuate="onLoad"/></draw:frame><text:span text:style-name="T1">, and </text:span><draw:frame draw:style-name="fr1" text:anchor-type="as-char" svg:width="0.1189in" svg:height="0.3929in" draw:z-index="0"><draw:object xlink:href="./Object 76" xlink:type="simple" xlink:show="embed" xlink:actuate="onLoad"/><draw:image xlink:href="./ObjectReplacements/Object 76" xlink:type="simple" xlink:show="embed" xlink:actuate="onLoad"/></draw:frame><text:span text:style-name="T1">. <text:s/>The denominator is still the size of slices, and the numerator is a total of how many there are, exactly as normal. <text:s/>You can tell that a fraction is "improper" when the numerator (number of parts we have) is larger than the denominator (the number of parts it takes to make 1 whole circle). <text:s/>Imperoper fractions are useful for when we want to actually add, subtract, multiply, or divide fractions. <text:s/></text:span><text:span text:style-name="T3">Speaking of which,</text:span></text:p>
      <text:p text:style-name="P1"/>
      <text:p text:style-name="Standard"><text:span text:style-name="T5">MULTIPLYING FRACTIONS</text:span></text:p>
      <text:p text:style-name="Standard"><text:span text:style-name="T1">When you multiply two fractions together, your answer will also be a fraction. <text:s/>Multiply straight across.</text:span></text:p>
      <text:p text:style-name="P5"><draw:g text:anchor-type="as-char" draw:z-index="3" draw:style-name="gr1"><draw:custom-shape draw:name="Shape 29" draw:style-name="gr34" draw:text-style-name="P15" svg:width="7.5004in" svg:height="0.6748in" svg:x="0in" svg:y="0in"><text:p text:style-name="P14"><text:span text:style-name="T11"><text:s text:c="3"/></text:span><text:span text:style-name="T11">Top 1</text:span><text:span text:style-name="T11"><text:tab/></text:span><text:span text:style-name="T11"> <text:s text:c="4"/>Top 2</text:span><text:span text:style-name="T11"><text:tab/></text:span><text:span text:style-name="T11"> <text:s text:c="9"/>Top1 x Top2</text:span><text:span text:style-name="T11"><text:tab/></text:span><text:span text:style-name="T11"><text:tab/></text:span><text:span text:style-name="T11"> <text:s text:c="13"/>It is is as simple</text:span></text:p><text:p text:style-name="P14"><text:span text:style-name="T11">Bottom 1</text:span><text:span text:style-name="T11"><text:tab/></text:span><text:span text:style-name="T11"> <text:s/>Bottom 2</text:span><text:span text:style-name="T11"><text:tab/></text:span><text:span text:style-name="T11"> <text:s text:c="3"/>Bottom 1 x Bottom 2</text:span><text:span text:style-name="T11"><text:tab/></text:span><text:span text:style-name="T11"><text:tab/></text:span><text:span text:style-name="T11"><text:tab/></text:span><text:span text:style-name="T11"><text:tab/></text:span><text:span text:style-name="T11">as it looks.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35" draw:text-style-name="P13" svg:width="0.9185in" svg:height="0.0051in" svg:x="0in" svg:y="0.3382in"><text:p/><draw:enhanced-geometry draw:mirror-horizontal="false" draw:mirror-vertical="false" svg:viewBox="0 0 21600 21600" draw:type="mso-spt32" draw:enhanced-path="M 0 0 L 21600 21600 N"/></draw:custom-shape><draw:custom-shape draw:style-name="gr36" draw:text-style-name="P13" svg:width="0.8071in" svg:height="0.0012in" svg:x="1.0398in" svg:y="0.3319in"><text:p/><draw:enhanced-geometry draw:mirror-horizontal="false" draw:mirror-vertical="false" svg:viewBox="0 0 21600 21600" draw:type="mso-spt32" draw:enhanced-path="M 0 0 L 21600 21600 N"/></draw:custom-shape><draw:custom-shape draw:style-name="gr37" draw:text-style-name="P13" svg:width="1.7362in" svg:height="0.0012in" svg:x="2.2508in" svg:y="0.3402in"><text:p/><draw:enhanced-geometry draw:mirror-horizontal="false" draw:mirror-vertical="false" svg:viewBox="0 0 21600 21600" draw:type="mso-spt32" draw:enhanced-path="M 0 0 L 21600 21600 N"/></draw:custom-shape><draw:custom-shape draw:style-name="gr38" draw:text-style-name="P13" svg:width="0.1205in" svg:height="0.126in" svg:x="0.9189in" svg:y="0.2598in"><text:p/><draw:enhanced-geometry draw:mirror-horizontal="false" draw:mirror-vertical="false" svg:viewBox="0 0 21600 21600" draw:type="mso-spt32" draw:enhanced-path="M 0 0 L 21600 21600 N"/></draw:custom-shape><draw:custom-shape draw:style-name="gr38" draw:text-style-name="P13" svg:width="0.1205in" svg:height="0.1248in" svg:x="0.9173in" svg:y="0.2598in"><text:p/><draw:enhanced-geometry draw:mirror-horizontal="true" draw:mirror-vertical="false" svg:viewBox="0 0 21600 21600" draw:type="mso-spt32" draw:enhanced-path="M 0 0 L 21600 21600 N"/></draw:custom-shape><draw:custom-shape draw:style-name="gr38" draw:text-style-name="P13" svg:width="0.1512in" svg:height="0.0051in" draw:transform="rotate (-3.14159265358979) translate (2.15902777777778in 0.324305555555555in)"><text:p/><draw:enhanced-geometry draw:mirror-horizontal="true" draw:mirror-vertical="false" svg:viewBox="0 0 21600 21600" draw:type="mso-spt32" draw:enhanced-path="M 0 0 L 21600 21600 N"/></draw:custom-shape><draw:custom-shape draw:style-name="gr38" draw:text-style-name="P13" svg:width="0.1512in" svg:height="0.0051in" draw:transform="rotate (-3.14159265358979) translate (2.15902777777778in 0.390972222222222in)"><text:p/><draw:enhanced-geometry draw:mirror-horizontal="true" draw:mirror-vertical="false" svg:viewBox="0 0 21600 21600" draw:type="mso-spt32" draw:enhanced-path="M 0 0 L 21600 21600 N"/></draw:custom-shape></draw:g></text:p>
      <text:list xml:id="list3212573920" text:style-name="WWNum2">
        <text:list-item>
          <text:p text:style-name="P6"><text:span text:style-name="T8">EX1</text:span><text:span text:style-name="T9">: <text:s/>What is </text:span><draw:frame draw:style-name="fr1" text:anchor-type="as-char" svg:width="0.3791in" svg:height="0.3929in" draw:z-index="0"><draw:object xlink:href="./Object 78" xlink:type="simple" xlink:show="embed" xlink:actuate="onLoad"/><draw:image xlink:href="./ObjectReplacements/Object 78" xlink:type="simple" xlink:show="embed" xlink:actuate="onLoad"/></draw:frame><text:span text:style-name="T9">? Well, </text:span><draw:frame draw:style-name="fr1" text:anchor-type="as-char" svg:width="1.1311in" svg:height="0.3929in" draw:z-index="0"><draw:object xlink:href="./Object 80" xlink:type="simple" xlink:show="embed" xlink:actuate="onLoad"/><draw:image xlink:href="./ObjectReplacements/Object 80" xlink:type="simple" xlink:show="embed" xlink:actuate="onLoad"/></draw:frame><text:span text:style-name="T9">. <text:s/></text:span><text:span text:style-name="T1">Since </text:span><draw:frame draw:style-name="fr1" text:anchor-type="as-char" svg:width="0.128in" svg:height="0.3929in" draw:z-index="0"><draw:object xlink:href="./Object 82" xlink:type="simple" xlink:show="embed" xlink:actuate="onLoad"/><draw:image xlink:href="./ObjectReplacements/Object 82" xlink:type="simple" xlink:show="embed" xlink:actuate="onLoad"/></draw:frame><text:span text:style-name="T1">is in simplest form, it is our final answer.</text:span></text:p>
        </text:list-item>
        <text:list-item>
          <text:p text:style-name="P6"><text:span text:style-name="T8">EX2</text:span><text:span text:style-name="T9">: <text:s/>What is </text:span><draw:frame draw:style-name="fr1" text:anchor-type="as-char" svg:width="0.3811in" svg:height="0.3929in" draw:z-index="0"><draw:object xlink:href="./Object 84" xlink:type="simple" xlink:show="embed" xlink:actuate="onLoad"/><draw:image xlink:href="./ObjectReplacements/Object 84" xlink:type="simple" xlink:show="embed" xlink:actuate="onLoad"/></draw:frame><text:span text:style-name="T9">? Well, </text:span><draw:frame draw:style-name="fr1" text:anchor-type="as-char" svg:width="1.1283in" svg:height="0.3929in" draw:z-index="0"><draw:object xlink:href="./Object 86" xlink:type="simple" xlink:show="embed" xlink:actuate="onLoad"/><draw:image xlink:href="./ObjectReplacements/Object 86" xlink:type="simple" xlink:show="embed" xlink:actuate="onLoad"/></draw:frame><text:span text:style-name="T9">. </text:span><text:span text:style-name="T1">2÷2=1 and 6÷2=3, so</text:span><text:span text:style-name="T9"> </text:span><draw:frame draw:style-name="fr1" text:anchor-type="as-char" svg:width="0.5917in" svg:height="0.3929in" draw:z-index="0"><draw:object xlink:href="./Object 88" xlink:type="simple" xlink:show="embed" xlink:actuate="onLoad"/><draw:image xlink:href="./ObjectReplacements/Object 88" xlink:type="simple" xlink:show="embed" xlink:actuate="onLoad"/></draw:frame><text:span text:style-name="T9">. </text:span><draw:frame draw:style-name="fr1" text:anchor-type="as-char" svg:width="0.1189in" svg:height="0.3929in" draw:z-index="0"><draw:object xlink:href="./Object 90" xlink:type="simple" xlink:show="embed" xlink:actuate="onLoad"/><draw:image xlink:href="./ObjectReplacements/Object 90" xlink:type="simple" xlink:show="embed" xlink:actuate="onLoad"/></draw:frame><text:span text:style-name="T1">is our final answer, which should feel right. <text:s/></text:span><draw:frame draw:style-name="fr1" text:anchor-type="as-char" svg:width="0.1189in" svg:height="0.3929in" draw:z-index="0"><draw:object xlink:href="./Object 92" xlink:type="simple" xlink:show="embed" xlink:actuate="onLoad"/><draw:image xlink:href="./ObjectReplacements/Object 92" xlink:type="simple" xlink:show="embed" xlink:actuate="onLoad"/></draw:frame><text:span text:style-name="T1">is half of </text:span><draw:frame draw:style-name="fr1" text:anchor-type="as-char" svg:width="0.1189in" svg:height="0.3929in" draw:z-index="0"><draw:object xlink:href="./Object 94" xlink:type="simple" xlink:show="embed" xlink:actuate="onLoad"/><draw:image xlink:href="./ObjectReplacements/Object 94" xlink:type="simple" xlink:show="embed" xlink:actuate="onLoad"/></draw:frame><text:span text:style-name="T1">, so when we multiply </text:span><draw:frame draw:style-name="fr1" text:anchor-type="as-char" svg:width="0.1189in" svg:height="0.3929in" draw:z-index="0"><draw:object xlink:href="./Object 96" xlink:type="simple" xlink:show="embed" xlink:actuate="onLoad"/><draw:image xlink:href="./ObjectReplacements/Object 96" xlink:type="simple" xlink:show="embed" xlink:actuate="onLoad"/></draw:frame><text:span text:style-name="T1"><text:s/>by </text:span><draw:frame draw:style-name="fr1" text:anchor-type="as-char" svg:width="0.1165in" svg:height="0.3929in" draw:z-index="0"><draw:object xlink:href="./Object 98" xlink:type="simple" xlink:show="embed" xlink:actuate="onLoad"/><draw:image xlink:href="./ObjectReplacements/Object 98" xlink:type="simple" xlink:show="embed" xlink:actuate="onLoad"/></draw:frame><text:span text:style-name="T1">, we get </text:span><draw:frame draw:style-name="fr1" text:anchor-type="as-char" svg:width="0.1189in" svg:height="0.3929in" draw:z-index="0"><draw:object xlink:href="./Object 100" xlink:type="simple" xlink:show="embed" xlink:actuate="onLoad"/><draw:image xlink:href="./ObjectReplacements/Object 100" xlink:type="simple" xlink:show="embed" xlink:actuate="onLoad"/></draw:frame><text:span text:style-name="T1">.</text:span></text:p>
        </text:list-item>
        <text:list-item>
          <text:p text:style-name="P6"><text:span text:style-name="T8">EX3</text:span><text:span text:style-name="T9">: <text:s/>What is </text:span><draw:frame draw:style-name="fr1" text:anchor-type="as-char" svg:width="0.3835in" svg:height="0.3929in" draw:z-index="0"><draw:object xlink:href="./Object 102" xlink:type="simple" xlink:show="embed" xlink:actuate="onLoad"/><draw:image xlink:href="./ObjectReplacements/Object 102" xlink:type="simple" xlink:show="embed" xlink:actuate="onLoad"/></draw:frame><text:span text:style-name="T9">? Well, </text:span><draw:frame draw:style-name="fr1" text:anchor-type="as-char" svg:width="1.8299in" svg:height="0.3929in" draw:z-index="0"><draw:object xlink:href="./Object 104" xlink:type="simple" xlink:show="embed" xlink:actuate="onLoad"/><draw:image xlink:href="./ObjectReplacements/Object 104" xlink:type="simple" xlink:show="embed" xlink:actuate="onLoad"/></draw:frame><text:span text:style-name="T9">. <text:s/></text:span><text:span text:style-name="T1">Our final answer is 1. <text:s/>Could you tell that we were going to get the same number on top and bottom from looking at the original problem?</text:span></text:p>
        </text:list-item>
      </text:list>
      <text:p text:style-name="P2"/>
      <text:p text:style-name="Standard"><text:span text:style-name="T5">DIVIDING FRACTIONS</text:span></text:p>
      <text:p text:style-name="Standard"><text:span text:style-name="T1">If you take a fraction and flip it upside down, so its numerator and denominator have traded places, the new fraction you have made is the </text:span><text:span text:style-name="T2">reciprocal</text:span><text:span text:style-name="T1"> of your original. <text:s/>For example, since </text:span><draw:frame draw:style-name="fr1" text:anchor-type="as-char" svg:width="0.3402in" svg:height="0.3929in" draw:z-index="0"><draw:object xlink:href="./Object 106" xlink:type="simple" xlink:show="embed" xlink:actuate="onLoad"/><draw:image xlink:href="./ObjectReplacements/Object 106" xlink:type="simple" xlink:show="embed" xlink:actuate="onLoad"/></draw:frame><text:span text:style-name="T1">, the reciprocal of 2 is </text:span><draw:frame draw:style-name="fr1" text:anchor-type="as-char" svg:width="0.1165in" svg:height="0.3929in" draw:z-index="0"><draw:object xlink:href="./Object 108" xlink:type="simple" xlink:show="embed" xlink:actuate="onLoad"/><draw:image xlink:href="./ObjectReplacements/Object 108" xlink:type="simple" xlink:show="embed" xlink:actuate="onLoad"/></draw:frame><text:span text:style-name="T1">. <text:s/>If I take one, and divide it by two, I will get </text:span><draw:frame draw:style-name="fr1" text:anchor-type="as-char" svg:width="0.1165in" svg:height="0.3929in" draw:z-index="0"><draw:object xlink:href="./Object 110" xlink:type="simple" xlink:show="embed" xlink:actuate="onLoad"/><draw:image xlink:href="./ObjectReplacements/Object 110" xlink:type="simple" xlink:show="embed" xlink:actuate="onLoad"/></draw:frame><text:span text:style-name="T1">. <text:s/>If I take one, and multiply by </text:span><draw:frame draw:style-name="fr1" text:anchor-type="as-char" svg:width="0.1165in" svg:height="0.3929in" draw:z-index="0"><draw:object xlink:href="./Object 112" xlink:type="simple" xlink:show="embed" xlink:actuate="onLoad"/><draw:image xlink:href="./ObjectReplacements/Object 112" xlink:type="simple" xlink:show="embed" xlink:actuate="onLoad"/></draw:frame><text:span text:style-name="T1">, I will get </text:span><draw:frame draw:style-name="fr1" text:anchor-type="as-char" svg:width="0.1165in" svg:height="0.3929in" draw:z-index="0"><draw:object xlink:href="./Object 114" xlink:type="simple" xlink:show="embed" xlink:actuate="onLoad"/><draw:image xlink:href="./ObjectReplacements/Object 114" xlink:type="simple" xlink:show="embed" xlink:actuate="onLoad"/></draw:frame><text:span text:style-name="T1">. <text:s/>Division is the same thing as multiplying by the reciprocal.</text:span></text:p>
      <text:p text:style-name="P1"/>
      <text:p text:style-name="Standard"><text:span text:style-name="T6">So, to divide by a fraction : <text:s/>Flip it upside down, and then multiply.</text:span></text:p>
      <text:p text:style-name="P1"/>
      <text:list xml:id="list651333185" text:style-name="WWNum1">
        <text:list-item>
          <text:p text:style-name="P7"><text:span text:style-name="T8">EX1</text:span><text:span text:style-name="T9">: <text:s/>What is </text:span><draw:frame draw:style-name="fr1" text:anchor-type="as-char" svg:width="0.3283in" svg:height="0.3929in" draw:z-index="0"><draw:object xlink:href="./Object 116" xlink:type="simple" xlink:show="embed" xlink:actuate="onLoad"/><draw:image xlink:href="./ObjectReplacements/Object 116" xlink:type="simple" xlink:show="embed" xlink:actuate="onLoad"/></draw:frame><text:span text:style-name="T9">? <text:s/></text:span><draw:frame draw:style-name="fr1" text:anchor-type="as-char" svg:width="1.1193in" svg:height="0.3929in" draw:z-index="0"><draw:object xlink:href="./Object 118" xlink:type="simple" xlink:show="embed" xlink:actuate="onLoad"/><draw:image xlink:href="./ObjectReplacements/Object 118" xlink:type="simple" xlink:show="embed" xlink:actuate="onLoad"/></draw:frame><text:span text:style-name="T9">. So, </text:span><draw:frame draw:style-name="fr1" text:anchor-type="as-char" svg:width="0.5516in" svg:height="0.3929in" draw:z-index="0"><draw:object xlink:href="./Object 120" xlink:type="simple" xlink:show="embed" xlink:actuate="onLoad"/><draw:image xlink:href="./ObjectReplacements/Object 120" xlink:type="simple" xlink:show="embed" xlink:actuate="onLoad"/></draw:frame><text:span text:style-name="T9">.</text:span></text:p>
        </text:list-item>
        <text:list-item>
          <text:p text:style-name="P7"><text:span text:style-name="T8">EX2</text:span><text:span text:style-name="T9">: <text:s/>What is </text:span><draw:frame draw:style-name="fr1" text:anchor-type="as-char" svg:width="0.3311in" svg:height="0.3929in" draw:z-index="0"><draw:object xlink:href="./Object 122" xlink:type="simple" xlink:show="embed" xlink:actuate="onLoad"/><draw:image xlink:href="./ObjectReplacements/Object 122" xlink:type="simple" xlink:show="embed" xlink:actuate="onLoad"/></draw:frame><text:span text:style-name="T9">? <text:s/></text:span><draw:frame draw:style-name="fr1" text:anchor-type="as-char" svg:width="1.1283in" svg:height="0.3929in" draw:z-index="0"><draw:object xlink:href="./Object 124" xlink:type="simple" xlink:show="embed" xlink:actuate="onLoad"/><draw:image xlink:href="./ObjectReplacements/Object 124" xlink:type="simple" xlink:show="embed" xlink:actuate="onLoad"/></draw:frame><text:span text:style-name="T9">. So, </text:span><draw:frame draw:style-name="fr1" text:anchor-type="as-char" svg:width="0.5583in" svg:height="0.3929in" draw:z-index="0"><draw:object xlink:href="./Object 126" xlink:type="simple" xlink:show="embed" xlink:actuate="onLoad"/><draw:image xlink:href="./ObjectReplacements/Object 126" xlink:type="simple" xlink:show="embed" xlink:actuate="onLoad"/></draw:frame><text:span text:style-name="T9">. </text:span><text:span text:style-name="T1">Dividing by </text:span><draw:frame draw:style-name="fr1" text:anchor-type="as-char" svg:width="0.1165in" svg:height="0.3929in" draw:z-index="0"><draw:object xlink:href="./Object 128" xlink:type="simple" xlink:show="embed" xlink:actuate="onLoad"/><draw:image xlink:href="./ObjectReplacements/Object 128" xlink:type="simple" xlink:show="embed" xlink:actuate="onLoad"/></draw:frame><text:span text:style-name="T1">is the same as multiplying by 2.</text:span></text:p>
        </text:list-item>
        <text:list-item>
          <text:p text:style-name="P7"><text:span text:style-name="T8">EX3</text:span><text:span text:style-name="T9">: <text:s/>What is </text:span><draw:frame draw:style-name="fr1" text:anchor-type="as-char" svg:width="0.3638in" svg:height="0.3929in" draw:z-index="0"><draw:object xlink:href="./Object 130" xlink:type="simple" xlink:show="embed" xlink:actuate="onLoad"/><draw:image xlink:href="./ObjectReplacements/Object 130" xlink:type="simple" xlink:show="embed" xlink:actuate="onLoad"/></draw:frame><text:span text:style-name="T9">? <text:s/></text:span><draw:frame draw:style-name="fr1" text:anchor-type="as-char" svg:width="1.1346in" svg:height="0.3929in" draw:z-index="0"><draw:object xlink:href="./Object 132" xlink:type="simple" xlink:show="embed" xlink:actuate="onLoad"/><draw:image xlink:href="./ObjectReplacements/Object 132" xlink:type="simple" xlink:show="embed" xlink:actuate="onLoad"/></draw:frame><text:span text:style-name="T9">. So, </text:span><draw:frame draw:style-name="fr1" text:anchor-type="as-char" svg:width="0.722in" svg:height="0.3929in" draw:z-index="0"><draw:object xlink:href="./Object 134" xlink:type="simple" xlink:show="embed" xlink:actuate="onLoad"/><draw:image xlink:href="./ObjectReplacements/Object 134" xlink:type="simple" xlink:show="embed" xlink:actuate="onLoad"/></draw:frame><text:span text:style-name="T9">.</text:span></text:p>
        </text:list-item>
        <text:list-item>
          <text:p text:style-name="P7"><text:span text:style-name="T8">EX4</text:span><text:span text:style-name="T9">: <text:s/>What is </text:span><draw:frame draw:style-name="fr1" text:anchor-type="as-char" svg:width="0.4665in" svg:height="0.3929in" draw:z-index="0"><draw:object xlink:href="./Object 136" xlink:type="simple" xlink:show="embed" xlink:actuate="onLoad"/><draw:image xlink:href="./ObjectReplacements/Object 136" xlink:type="simple" xlink:show="embed" xlink:actuate="onLoad"/></draw:frame><text:span text:style-name="T9">? </text:span><draw:frame draw:style-name="fr1" text:anchor-type="as-char" svg:width="0.9362in" svg:height="0.3929in" draw:z-index="0"><draw:object xlink:href="./Object 138" xlink:type="simple" xlink:show="embed" xlink:actuate="onLoad"/><draw:image xlink:href="./ObjectReplacements/Object 138" xlink:type="simple" xlink:show="embed" xlink:actuate="onLoad"/></draw:frame><text:span text:style-name="T9">. <text:s/></text:span><draw:frame draw:style-name="fr1" text:anchor-type="as-char" svg:width="1.7283in" svg:height="0.3929in" draw:z-index="0"><draw:object xlink:href="./Object 140" xlink:type="simple" xlink:show="embed" xlink:actuate="onLoad"/><draw:image xlink:href="./ObjectReplacements/Object 140" xlink:type="simple" xlink:show="embed" xlink:actuate="onLoad"/></draw:frame><text:span text:style-name="T9">. </text:span><text:span text:style-name="T1">Simplifying, </text:span><draw:frame draw:style-name="fr1" text:anchor-type="as-char" svg:width="0.7571in" svg:height="0.3929in" draw:z-index="0"><draw:object xlink:href="./Object 142" xlink:type="simple" xlink:show="embed" xlink:actuate="onLoad"/><draw:image xlink:href="./ObjectReplacements/Object 142" xlink:type="simple" xlink:show="embed" xlink:actuate="onLoad"/></draw:frame><text:span text:style-name="T9"><text:s/>So, </text:span><draw:frame draw:style-name="fr1" text:anchor-type="as-char" svg:width="0.7063in" svg:height="0.3929in" draw:z-index="0"><draw:object xlink:href="./Object 144" xlink:type="simple" xlink:show="embed" xlink:actuate="onLoad"/><draw:image xlink:href="./ObjectReplacements/Object 144" xlink:type="simple" xlink:show="embed" xlink:actuate="onLoad"/></draw:frame><text:span text:style-name="T9">.</text:span></text:p>
        </text:list-item>
      </text:list>
      <text:p text:style-name="P3"/>
      <text:p text:style-name="Standard"><text:span text:style-name="T5">ADDING AND SUBTRACTING FRACTIONS</text:span></text:p>
      <text:p text:style-name="Standard"><text:span text:style-name="T1">When the two fractions have the same denominator, you add or subtract the numerators, and leave the denominator alone. <text:s/>We aren't doing anything that might change the size of the pieces we're looking at, we're just adding some or taking some away.</text:span></text:p>
      <text:p text:style-name="P1"/>
      <text:list xml:id="list379223750" text:style-name="WWNum3">
        <text:list-item>
          <text:p text:style-name="P8"><text:span text:style-name="T8">EX1</text:span><text:span text:style-name="T9">: <text:s/>What is </text:span><draw:frame draw:style-name="fr1" text:anchor-type="as-char" svg:width="0.3516in" svg:height="0.3929in" draw:z-index="0"><draw:object xlink:href="./Object 146" xlink:type="simple" xlink:show="embed" xlink:actuate="onLoad"/><draw:image xlink:href="./ObjectReplacements/Object 146" xlink:type="simple" xlink:show="embed" xlink:actuate="onLoad"/></draw:frame><text:span text:style-name="T9">? <text:s/></text:span><draw:frame draw:style-name="fr1" text:anchor-type="as-char" svg:width="0.3516in" svg:height="0.3929in" draw:z-index="0"><draw:object xlink:href="./Object 148" xlink:type="simple" xlink:show="embed" xlink:actuate="onLoad"/><draw:image xlink:href="./ObjectReplacements/Object 148" xlink:type="simple" xlink:show="embed" xlink:actuate="onLoad"/></draw:frame><text:span text:style-name="T9">= </text:span><draw:frame draw:style-name="fr1" text:anchor-type="as-char" svg:width="0.572in" svg:height="0.3929in" draw:z-index="0"><draw:object xlink:href="./Object 150" xlink:type="simple" xlink:show="embed" xlink:actuate="onLoad"/><draw:image xlink:href="./ObjectReplacements/Object 150" xlink:type="simple" xlink:show="embed" xlink:actuate="onLoad"/></draw:frame><text:span text:style-name="T9">. <text:s text:c="4"/></text:span><draw:frame draw:style-name="fr1" text:anchor-type="as-char" svg:width="0.6098in" svg:height="0.3929in" draw:z-index="0"><draw:object xlink:href="./Object 152" xlink:type="simple" xlink:show="embed" xlink:actuate="onLoad"/><draw:image xlink:href="./ObjectReplacements/Object 152" xlink:type="simple" xlink:show="embed" xlink:actuate="onLoad"/></draw:frame><text:span text:style-name="T9">.</text:span></text:p>
        </text:list-item>
        <text:list-item>
          <text:p text:style-name="P8"><text:span text:style-name="T8">EX2</text:span><text:span text:style-name="T9">: <text:s/>What is </text:span><draw:frame draw:style-name="fr1" text:anchor-type="as-char" svg:width="0.348in" svg:height="0.3929in" draw:z-index="0"><draw:object xlink:href="./Object 154" xlink:type="simple" xlink:show="embed" xlink:actuate="onLoad"/><draw:image xlink:href="./ObjectReplacements/Object 154" xlink:type="simple" xlink:show="embed" xlink:actuate="onLoad"/></draw:frame><text:span text:style-name="T9">? <text:s/></text:span><draw:frame draw:style-name="fr1" text:anchor-type="as-char" svg:width="0.348in" svg:height="0.3929in" draw:z-index="0"><draw:object xlink:href="./Object 156" xlink:type="simple" xlink:show="embed" xlink:actuate="onLoad"/><draw:image xlink:href="./ObjectReplacements/Object 156" xlink:type="simple" xlink:show="embed" xlink:actuate="onLoad"/></draw:frame><text:span text:style-name="T9">= </text:span><draw:frame draw:style-name="fr1" text:anchor-type="as-char" svg:width="0.7925in" svg:height="0.3929in" draw:z-index="0"><draw:object xlink:href="./Object 158" xlink:type="simple" xlink:show="embed" xlink:actuate="onLoad"/><draw:image xlink:href="./ObjectReplacements/Object 158" xlink:type="simple" xlink:show="embed" xlink:actuate="onLoad"/></draw:frame><text:span text:style-name="T9">. <text:s text:c="4"/></text:span><draw:frame draw:style-name="fr1" text:anchor-type="as-char" svg:width="0.5701in" svg:height="0.3929in" draw:z-index="0"><draw:object xlink:href="./Object 160" xlink:type="simple" xlink:show="embed" xlink:actuate="onLoad"/><draw:image xlink:href="./ObjectReplacements/Object 160" xlink:type="simple" xlink:show="embed" xlink:actuate="onLoad"/></draw:frame><text:span text:style-name="T9">.</text:span></text:p>
        </text:list-item>
        <text:list-item>
          <text:p text:style-name="P8"><text:span text:style-name="T8">EX3</text:span><text:span text:style-name="T9">: <text:s/>What is </text:span><draw:frame draw:style-name="fr1" text:anchor-type="as-char" svg:width="0.3783in" svg:height="0.3929in" draw:z-index="0"><draw:object xlink:href="./Object 162" xlink:type="simple" xlink:show="embed" xlink:actuate="onLoad"/><draw:image xlink:href="./ObjectReplacements/Object 162" xlink:type="simple" xlink:show="embed" xlink:actuate="onLoad"/></draw:frame><text:span text:style-name="T9">? <text:s/></text:span><draw:frame draw:style-name="fr1" text:anchor-type="as-char" svg:width="0.3516in" svg:height="0.3929in" draw:z-index="0"><draw:object xlink:href="./Object 164" xlink:type="simple" xlink:show="embed" xlink:actuate="onLoad"/><draw:image xlink:href="./ObjectReplacements/Object 164" xlink:type="simple" xlink:show="embed" xlink:actuate="onLoad"/></draw:frame><text:span text:style-name="T9">= </text:span><draw:frame draw:style-name="fr1" text:anchor-type="as-char" svg:width="0.572in" svg:height="0.3929in" draw:z-index="0"><draw:object xlink:href="./Object 166" xlink:type="simple" xlink:show="embed" xlink:actuate="onLoad"/><draw:image xlink:href="./ObjectReplacements/Object 166" xlink:type="simple" xlink:show="embed" xlink:actuate="onLoad"/></draw:frame><text:span text:style-name="T9">. <text:s text:c="4"/></text:span><draw:frame draw:style-name="fr1" text:anchor-type="as-char" svg:width="0.6098in" svg:height="0.3929in" draw:z-index="0"><draw:object xlink:href="./Object 168" xlink:type="simple" xlink:show="embed" xlink:actuate="onLoad"/><draw:image xlink:href="./ObjectReplacements/Object 168" xlink:type="simple" xlink:show="embed" xlink:actuate="onLoad"/></draw:frame><text:span text:style-name="T9">.</text:span></text:p>
        </text:list-item>
      </text:list>
      <text:p text:style-name="P1"/>
      <text:p text:style-name="P9"/>
      <text:p text:style-name="Standard"><text:span text:style-name="T5">ADDING AND SUBTRACTING FRACTIONS WITH DIFFERENT DENOMINATORS</text:span></text:p>
      <text:p text:style-name="Standard"><text:span text:style-name="T1">In order to do this, we're going to have to convert one or both of the fractions, until they have the same denominator. <text:s/>There are things called the </text:span><text:span text:style-name="T2">LEAST COMMON MULTIPLE (LCM)</text:span><text:span text:style-name="T1">, and </text:span><text:span text:style-name="T2">GREATEST COMMON DIVISOR (GCD)</text:span><text:span text:style-name="T1"> that you can use to do this, so your answer will be as close to simplest form as possible at the end. <text:s/>They are not that necessary, and will have their own handout later.</text:span></text:p>
      <text:p text:style-name="P1"/>
      <text:p text:style-name="Standard"><text:span text:style-name="T8">EX1</text:span><text:span text:style-name="T9">: <text:s/>What is </text:span><draw:frame draw:style-name="fr1" text:anchor-type="as-char" svg:width="0.35in" svg:height="0.3929in" draw:z-index="0"><draw:object xlink:href="./Object 170" xlink:type="simple" xlink:show="embed" xlink:actuate="onLoad"/><draw:image xlink:href="./ObjectReplacements/Object 170" xlink:type="simple" xlink:show="embed" xlink:actuate="onLoad"/></draw:frame><text:span text:style-name="T9">? <text:s/>Any number multiplied by 1 is the same number you started with. <text:s/>Let's multiply both</text:span><draw:frame draw:style-name="fr1" text:anchor-type="as-char" svg:width="0.1189in" svg:height="0.3929in" draw:z-index="0"><draw:object xlink:href="./Object 172" xlink:type="simple" xlink:show="embed" xlink:actuate="onLoad"/><draw:image xlink:href="./ObjectReplacements/Object 172" xlink:type="simple" xlink:show="embed" xlink:actuate="onLoad"/></draw:frame><text:span text:style-name="T9">and </text:span><draw:frame draw:style-name="fr1" text:anchor-type="as-char" svg:width="0.1165in" svg:height="0.3929in" draw:z-index="0"><draw:object xlink:href="./Object 174" xlink:type="simple" xlink:show="embed" xlink:actuate="onLoad"/><draw:image xlink:href="./ObjectReplacements/Object 174" xlink:type="simple" xlink:show="embed" xlink:actuate="onLoad"/></draw:frame><text:span text:style-name="T9"><text:s/>by 1. <text:s/>But, let's write those ones as </text:span><draw:frame draw:style-name="fr1" text:anchor-type="as-char" svg:width="0.1165in" svg:height="0.3929in" draw:z-index="0"><draw:object xlink:href="./Object 176" xlink:type="simple" xlink:show="embed" xlink:actuate="onLoad"/><draw:image xlink:href="./ObjectReplacements/Object 176" xlink:type="simple" xlink:show="embed" xlink:actuate="onLoad"/></draw:frame><text:span text:style-name="T9">and</text:span><draw:frame draw:style-name="fr1" text:anchor-type="as-char" svg:width="0.1189in" svg:height="0.3929in" draw:z-index="0"><draw:object xlink:href="./Object 178" xlink:type="simple" xlink:show="embed" xlink:actuate="onLoad"/><draw:image xlink:href="./ObjectReplacements/Object 178" xlink:type="simple" xlink:show="embed" xlink:actuate="onLoad"/></draw:frame><text:span text:style-name="T9">. <text:s/>So, what is </text:span><draw:frame draw:style-name="fr1" text:anchor-type="as-char" svg:width="0.8102in" svg:height="0.3929in" draw:z-index="0"><draw:object xlink:href="./Object 180" xlink:type="simple" xlink:show="embed" xlink:actuate="onLoad"/><draw:image xlink:href="./ObjectReplacements/Object 180" xlink:type="simple" xlink:show="embed" xlink:actuate="onLoad"/></draw:frame><text:span text:style-name="T9">? <text:s/></text:span><draw:frame draw:style-name="fr1" text:anchor-type="as-char" svg:width="1.3055in" svg:height="0.3929in" draw:z-index="0"><draw:object xlink:href="./Object 182" xlink:type="simple" xlink:show="embed" xlink:actuate="onLoad"/><draw:image xlink:href="./ObjectReplacements/Object 182" xlink:type="simple" xlink:show="embed" xlink:actuate="onLoad"/></draw:frame><text:span text:style-name="T9">. <text:s/>Because we multiplied each fraction by the other one's denominator over itself, both sides now have the same denominator. <text:s/>So we can add</text:span><draw:frame draw:style-name="fr1" text:anchor-type="as-char" svg:width="0.6161in" svg:height="0.3929in" draw:z-index="0"><draw:object xlink:href="./Object 184" xlink:type="simple" xlink:show="embed" xlink:actuate="onLoad"/><draw:image xlink:href="./ObjectReplacements/Object 184" xlink:type="simple" xlink:show="embed" xlink:actuate="onLoad"/></draw:frame><text:span text:style-name="T9">.</text:span></text:p>
      <text:p text:style-name="P4"/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ListLabel_20_1" style:display-name="ListLabel 1" style:family="text">
      <style:text-properties fo:font-size="18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8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8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in" fo:margin-bottom="0.5in" fo:margin-left="0.5in" fo:margin-right="0.5in" style:writing-mode="lr-tb" style:layout-grid-color="#c0c0c0" style:layout-grid-lines="254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Standard"/>
        <text:p text:style-name="Standard">Fractions, by Reva Cork<text:tab/><text:tab/><text:tab/><text:tab/><text:tab/><text:tab/><text:tab/><text:tab/><text:tab/><text:tab/><text:tab/><text:page-number text:select-page="current">2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92" meta:page-count="2" meta:paragraph-count="40" meta:word-count="1221" meta:character-count="6413" meta:non-whitespace-character-count="5112"/>
    <meta:generator>LibreOfficeDev/6.0.5.2$Linux_X86_64 LibreOffice_project/</meta:generator>
  </office:meta>
</office:document-meta>
</file>

<file path=Object 10/content.xml><?xml version="1.0" encoding="utf-8"?>
<math xmlns="http://www.w3.org/1998/Math/MathML" display="block">
  <semantics>
    <mrow>
      <mrow>
        <mn>1</mn>
        <mo stretchy="false">+</mo>
        <mn>1</mn>
      </mrow>
      <mo stretchy="false">=</mo>
      <mn>2</mn>
    </mrow>
    <annotation encoding="StarMath 5.0">1+1=2</annotation>
  </semantics>
</math>
</file>

<file path=Object 100/content.xml><?xml version="1.0" encoding="utf-8"?>
<math xmlns="http://www.w3.org/1998/Math/MathML" display="block">
  <semantics>
    <mfrac>
      <mn>1</mn>
      <mn>3</mn>
    </mfrac>
    <annotation encoding="StarMath 5.0">{1} over {3}</annotation>
  </semantics>
</math>
</file>

<file path=Object 102/content.xml><?xml version="1.0" encoding="utf-8"?>
<math xmlns="http://www.w3.org/1998/Math/MathML" display="block">
  <semantics>
    <mrow>
      <mfrac>
        <mn>3</mn>
        <mn>2</mn>
      </mfrac>
      <mi>×</mi>
      <mfrac>
        <mn>2</mn>
        <mn>3</mn>
      </mfrac>
    </mrow>
    <annotation encoding="StarMath 5.0">{3} over {2} × {2} over {3}</annotation>
  </semantics>
</math>
</file>

<file path=Object 104/content.xml><?xml version="1.0" encoding="utf-8"?>
<math xmlns="http://www.w3.org/1998/Math/MathML" display="block">
  <semantics>
    <mrow>
      <mfrac>
        <mn>3</mn>
        <mn>2</mn>
      </mfrac>
      <mi>×</mi>
      <mrow>
        <mfrac>
          <mn>2</mn>
          <mn>3</mn>
        </mfrac>
        <mo stretchy="false">=</mo>
        <mfrac>
          <mrow>
            <mn>3</mn>
            <mi>×</mi>
            <mn>2</mn>
          </mrow>
          <mrow>
            <mn>2</mn>
            <mi>×</mi>
            <mn>3</mn>
          </mrow>
        </mfrac>
        <mo stretchy="false">=</mo>
        <mfrac>
          <mn>6</mn>
          <mn>6</mn>
        </mfrac>
        <mo stretchy="false">=</mo>
        <mfrac>
          <mrow>
            <mn>6</mn>
            <mi>÷</mi>
            <mn>6</mn>
          </mrow>
          <mrow>
            <mn>6</mn>
            <mi>÷</mi>
            <mn>6</mn>
          </mrow>
        </mfrac>
        <mo stretchy="false">=</mo>
        <mn>1</mn>
      </mrow>
    </mrow>
    <annotation encoding="StarMath 5.0">{3} over {2} × {2} over {3} = {3 × 2} over {2 × 3} = {6} over {6} = {6÷6} over {6÷6} =1 </annotation>
  </semantics>
</math>
</file>

<file path=Object 106/content.xml><?xml version="1.0" encoding="utf-8"?>
<math xmlns="http://www.w3.org/1998/Math/MathML" display="block">
  <semantics>
    <mrow>
      <mn>2</mn>
      <mo stretchy="false">=</mo>
      <mfrac>
        <mn>2</mn>
        <mn>1</mn>
      </mfrac>
    </mrow>
    <annotation encoding="StarMath 5.0">2= {2} over {1}</annotation>
  </semantics>
</math>
</file>

<file path=Object 108/content.xml><?xml version="1.0" encoding="utf-8"?>
<math xmlns="http://www.w3.org/1998/Math/MathML" display="block">
  <semantics>
    <mfrac>
      <mn>1</mn>
      <mn>2</mn>
    </mfrac>
    <annotation encoding="StarMath 5.0">{1} over {2}</annotation>
  </semantics>
</math>
</file>

<file path=Object 110/content.xml><?xml version="1.0" encoding="utf-8"?>
<math xmlns="http://www.w3.org/1998/Math/MathML" display="block">
  <semantics>
    <mfrac>
      <mn>1</mn>
      <mn>2</mn>
    </mfrac>
    <annotation encoding="StarMath 5.0">{1} over {2}</annotation>
  </semantics>
</math>
</file>

<file path=Object 112/content.xml><?xml version="1.0" encoding="utf-8"?>
<math xmlns="http://www.w3.org/1998/Math/MathML" display="block">
  <semantics>
    <mfrac>
      <mn>1</mn>
      <mn>2</mn>
    </mfrac>
    <annotation encoding="StarMath 5.0">{1} over {2}</annotation>
  </semantics>
</math>
</file>

<file path=Object 114/content.xml><?xml version="1.0" encoding="utf-8"?>
<math xmlns="http://www.w3.org/1998/Math/MathML" display="block">
  <semantics>
    <mfrac>
      <mn>1</mn>
      <mn>2</mn>
    </mfrac>
    <annotation encoding="StarMath 5.0">{1} over {2}</annotation>
  </semantics>
</math>
</file>

<file path=Object 116/content.xml><?xml version="1.0" encoding="utf-8"?>
<math xmlns="http://www.w3.org/1998/Math/MathML" display="block">
  <semantics>
    <mrow>
      <mn>1</mn>
      <mi>÷</mi>
      <mfrac>
        <mn>1</mn>
        <mn>2</mn>
      </mfrac>
    </mrow>
    <annotation encoding="StarMath 5.0">1 ÷ {1} over {2}</annotation>
  </semantics>
</math>
</file>

<file path=Object 118/content.xml><?xml version="1.0" encoding="utf-8"?>
<math xmlns="http://www.w3.org/1998/Math/MathML" display="block">
  <semantics>
    <mrow>
      <mfrac>
        <mn>1</mn>
        <mn>1</mn>
      </mfrac>
      <mi>×</mi>
      <mrow>
        <mfrac>
          <mn>2</mn>
          <mn>1</mn>
        </mfrac>
        <mo stretchy="false">=</mo>
        <mfrac>
          <mrow>
            <mn>1</mn>
            <mi>×</mi>
            <mn>2</mn>
          </mrow>
          <mrow>
            <mn>1</mn>
            <mi>×</mi>
            <mn>1</mn>
          </mrow>
        </mfrac>
        <mo stretchy="false">=</mo>
        <mfrac>
          <mn>2</mn>
          <mn>1</mn>
        </mfrac>
      </mrow>
    </mrow>
    <annotation encoding="StarMath 5.0">{1} over {1} × {2} over {1} = {1 × 2} over {1 × 1} = {2} over {1}  </annotation>
  </semantics>
</math>
</file>

<file path=Object 12/content.xml><?xml version="1.0" encoding="utf-8"?>
<math xmlns="http://www.w3.org/1998/Math/MathML" display="block">
  <semantics>
    <mfrac>
      <mn>2</mn>
      <mn>4</mn>
    </mfrac>
    <annotation encoding="StarMath 5.0">{2} over {4}</annotation>
  </semantics>
</math>
</file>

<file path=Object 120/content.xml><?xml version="1.0" encoding="utf-8"?>
<math xmlns="http://www.w3.org/1998/Math/MathML" display="block">
  <semantics>
    <mrow>
      <mn>1</mn>
      <mi>÷</mi>
      <mrow>
        <mfrac>
          <mn>1</mn>
          <mn>2</mn>
        </mfrac>
        <mo stretchy="false">=</mo>
        <mn>2</mn>
      </mrow>
    </mrow>
    <annotation encoding="StarMath 5.0">1 ÷ {1} over {2} =2</annotation>
  </semantics>
</math>
</file>

<file path=Object 122/content.xml><?xml version="1.0" encoding="utf-8"?>
<math xmlns="http://www.w3.org/1998/Math/MathML" display="block">
  <semantics>
    <mrow>
      <mn>3</mn>
      <mi>÷</mi>
      <mfrac>
        <mn>1</mn>
        <mn>2</mn>
      </mfrac>
    </mrow>
    <annotation encoding="StarMath 5.0">3 ÷ {1} over {2}</annotation>
  </semantics>
</math>
</file>

<file path=Object 124/content.xml><?xml version="1.0" encoding="utf-8"?>
<math xmlns="http://www.w3.org/1998/Math/MathML" display="block">
  <semantics>
    <mrow>
      <mfrac>
        <mn>3</mn>
        <mn>1</mn>
      </mfrac>
      <mi>×</mi>
      <mrow>
        <mfrac>
          <mn>2</mn>
          <mn>1</mn>
        </mfrac>
        <mo stretchy="false">=</mo>
        <mfrac>
          <mrow>
            <mn>3</mn>
            <mi>×</mi>
            <mn>2</mn>
          </mrow>
          <mrow>
            <mn>1</mn>
            <mi>×</mi>
            <mn>1</mn>
          </mrow>
        </mfrac>
        <mo stretchy="false">=</mo>
        <mfrac>
          <mn>6</mn>
          <mn>1</mn>
        </mfrac>
      </mrow>
    </mrow>
    <annotation encoding="StarMath 5.0">{3} over {1} × {2} over {1} = {3 × 2} over {1 × 1} = {6} over {1}  </annotation>
  </semantics>
</math>
</file>

<file path=Object 126/content.xml><?xml version="1.0" encoding="utf-8"?>
<math xmlns="http://www.w3.org/1998/Math/MathML" display="block">
  <semantics>
    <mrow>
      <mn>3</mn>
      <mi>÷</mi>
      <mrow>
        <mfrac>
          <mn>1</mn>
          <mn>2</mn>
        </mfrac>
        <mo stretchy="false">=</mo>
        <mn>6</mn>
      </mrow>
    </mrow>
    <annotation encoding="StarMath 5.0">3 ÷ {1} over {2} =6</annotation>
  </semantics>
</math>
</file>

<file path=Object 128/content.xml><?xml version="1.0" encoding="utf-8"?>
<math xmlns="http://www.w3.org/1998/Math/MathML" display="block">
  <semantics>
    <mfrac>
      <mn>1</mn>
      <mn>2</mn>
    </mfrac>
    <annotation encoding="StarMath 5.0">{1} over {2}</annotation>
  </semantics>
</math>
</file>

<file path=Object 130/content.xml><?xml version="1.0" encoding="utf-8"?>
<math xmlns="http://www.w3.org/1998/Math/MathML" display="block">
  <semantics>
    <mrow>
      <mfrac>
        <mn>2</mn>
        <mn>3</mn>
      </mfrac>
      <mi>÷</mi>
      <mfrac>
        <mn>1</mn>
        <mn>2</mn>
      </mfrac>
    </mrow>
    <annotation encoding="StarMath 5.0">{2} over {3} ÷ {1} over {2}</annotation>
  </semantics>
</math>
</file>

<file path=Object 132/content.xml><?xml version="1.0" encoding="utf-8"?>
<math xmlns="http://www.w3.org/1998/Math/MathML" display="block">
  <semantics>
    <mrow>
      <mfrac>
        <mn>2</mn>
        <mn>3</mn>
      </mfrac>
      <mi>×</mi>
      <mrow>
        <mfrac>
          <mn>2</mn>
          <mn>1</mn>
        </mfrac>
        <mo stretchy="false">=</mo>
        <mfrac>
          <mrow>
            <mn>2</mn>
            <mi>×</mi>
            <mn>2</mn>
          </mrow>
          <mrow>
            <mn>3</mn>
            <mi>×</mi>
            <mn>1</mn>
          </mrow>
        </mfrac>
        <mo stretchy="false">=</mo>
        <mfrac>
          <mn>4</mn>
          <mn>3</mn>
        </mfrac>
      </mrow>
    </mrow>
    <annotation encoding="StarMath 5.0">{2} over {3} × {2} over {1} = {2 × 2} over {3 × 1} = {4} over {3}  </annotation>
  </semantics>
</math>
</file>

<file path=Object 134/content.xml><?xml version="1.0" encoding="utf-8"?>
<math xmlns="http://www.w3.org/1998/Math/MathML" display="block">
  <semantics>
    <mrow>
      <mfrac>
        <mn>2</mn>
        <mn>3</mn>
      </mfrac>
      <mi>÷</mi>
      <mrow>
        <mfrac>
          <mn>1</mn>
          <mn>2</mn>
        </mfrac>
        <mo stretchy="false">=</mo>
        <mn>1</mn>
      </mrow>
      <mfrac>
        <mn>1</mn>
        <mn>3</mn>
      </mfrac>
    </mrow>
    <annotation encoding="StarMath 5.0">{2} over {3} ÷ {1} over {2} =1 {1} over {3}</annotation>
  </semantics>
</math>
</file>

<file path=Object 136/content.xml><?xml version="1.0" encoding="utf-8"?>
<math xmlns="http://www.w3.org/1998/Math/MathML" display="block">
  <semantics>
    <mrow>
      <mfrac>
        <mn>2</mn>
        <mn>3</mn>
      </mfrac>
      <mi>÷</mi>
      <mn>1</mn>
      <mfrac>
        <mn>1</mn>
        <mn>7</mn>
      </mfrac>
    </mrow>
    <annotation encoding="StarMath 5.0">{2} over {3} ÷ 1 {1} over {7}</annotation>
  </semantics>
</math>
</file>

<file path=Object 138/content.xml><?xml version="1.0" encoding="utf-8"?>
<math xmlns="http://www.w3.org/1998/Math/MathML" display="block">
  <semantics>
    <mrow>
      <mn>1</mn>
      <mrow>
        <mfrac>
          <mn>1</mn>
          <mn>7</mn>
        </mfrac>
        <mo stretchy="false">=</mo>
        <mfrac>
          <mrow>
            <mn>7</mn>
            <mo stretchy="false">+</mo>
            <mn>1</mn>
          </mrow>
          <mn>7</mn>
        </mfrac>
        <mo stretchy="false">=</mo>
        <mfrac>
          <mn>8</mn>
          <mn>7</mn>
        </mfrac>
      </mrow>
    </mrow>
    <annotation encoding="StarMath 5.0">1 {1} over {7} = {7+1} over {7} = {8} over {7}</annotation>
  </semantics>
</math>
</file>

<file path=Object 14/content.xml><?xml version="1.0" encoding="utf-8"?>
<math xmlns="http://www.w3.org/1998/Math/MathML" display="block">
  <semantics>
    <mfrac>
      <mn>4</mn>
      <mn>8</mn>
    </mfrac>
    <annotation encoding="StarMath 5.0">{4} over {8}</annotation>
  </semantics>
</math>
</file>

<file path=Object 140/content.xml><?xml version="1.0" encoding="utf-8"?>
<math xmlns="http://www.w3.org/1998/Math/MathML" display="block">
  <semantics>
    <mrow>
      <mfrac>
        <mn>2</mn>
        <mn>3</mn>
      </mfrac>
      <mi>÷</mi>
      <mrow>
        <mfrac>
          <mn>8</mn>
          <mn>7</mn>
        </mfrac>
        <mo stretchy="false">=</mo>
        <mfrac>
          <mn>2</mn>
          <mn>3</mn>
        </mfrac>
      </mrow>
      <mi>×</mi>
      <mrow>
        <mfrac>
          <mn>7</mn>
          <mn>8</mn>
        </mfrac>
        <mo stretchy="false">=</mo>
        <mfrac>
          <mrow>
            <mn>2</mn>
            <mi>×</mi>
            <mn>7</mn>
          </mrow>
          <mrow>
            <mn>3</mn>
            <mi>×</mi>
            <mn>8</mn>
          </mrow>
        </mfrac>
        <mo stretchy="false">=</mo>
        <mfrac>
          <mn>14</mn>
          <mn>24</mn>
        </mfrac>
      </mrow>
    </mrow>
    <annotation encoding="StarMath 5.0">{2} over {3} ÷ {8} over {7} = {2} over {3} × {7} over {8} = {2 × 7} over {3 × 8} = {14} over {24}  </annotation>
  </semantics>
</math>
</file>

<file path=Object 142/content.xml><?xml version="1.0" encoding="utf-8"?>
<math xmlns="http://www.w3.org/1998/Math/MathML" display="block">
  <semantics>
    <mrow>
      <mfrac>
        <mrow>
          <mn>14</mn>
          <mi>÷</mi>
          <mn>2</mn>
        </mrow>
        <mrow>
          <mn>24</mn>
          <mi>÷</mi>
          <mn>2</mn>
        </mrow>
      </mfrac>
      <mo stretchy="false">=</mo>
      <mfrac>
        <mn>7</mn>
        <mn>12</mn>
      </mfrac>
    </mrow>
    <annotation encoding="StarMath 5.0">{14 ÷ 2} over {24 ÷ 2} = {7} over {12}</annotation>
  </semantics>
</math>
</file>

<file path=Object 144/content.xml><?xml version="1.0" encoding="utf-8"?>
<math xmlns="http://www.w3.org/1998/Math/MathML" display="block">
  <semantics>
    <mrow>
      <mfrac>
        <mn>2</mn>
        <mn>3</mn>
      </mfrac>
      <mi>÷</mi>
      <mrow>
        <mfrac>
          <mn>7</mn>
          <mn>8</mn>
        </mfrac>
        <mo stretchy="false">=</mo>
        <mfrac>
          <mn>7</mn>
          <mn>12</mn>
        </mfrac>
      </mrow>
    </mrow>
    <annotation encoding="StarMath 5.0">{2} over {3} ÷ {7} over {8} = {7} over {12}</annotation>
  </semantics>
</math>
</file>

<file path=Object 146/content.xml><?xml version="1.0" encoding="utf-8"?>
<math xmlns="http://www.w3.org/1998/Math/MathML" display="block">
  <semantics>
    <mrow>
      <mfrac>
        <mn>1</mn>
        <mn>5</mn>
      </mfrac>
      <mo stretchy="false">+</mo>
      <mfrac>
        <mn>2</mn>
        <mn>5</mn>
      </mfrac>
    </mrow>
    <annotation encoding="StarMath 5.0">{1} over {5} + {2} over {5}</annotation>
  </semantics>
</math>
</file>

<file path=Object 148/content.xml><?xml version="1.0" encoding="utf-8"?>
<math xmlns="http://www.w3.org/1998/Math/MathML" display="block">
  <semantics>
    <mrow>
      <mfrac>
        <mn>1</mn>
        <mn>5</mn>
      </mfrac>
      <mo stretchy="false">+</mo>
      <mfrac>
        <mn>2</mn>
        <mn>5</mn>
      </mfrac>
    </mrow>
    <annotation encoding="StarMath 5.0">{1} over {5} + {2} over {5}</annotation>
  </semantics>
</math>
</file>

<file path=Object 150/content.xml><?xml version="1.0" encoding="utf-8"?>
<math xmlns="http://www.w3.org/1998/Math/MathML" display="block">
  <semantics>
    <mrow>
      <mfrac>
        <mrow>
          <mn>1</mn>
          <mo stretchy="false">+</mo>
          <mn>2</mn>
        </mrow>
        <mn>5</mn>
      </mfrac>
      <mo stretchy="false">=</mo>
      <mfrac>
        <mn>3</mn>
        <mn>5</mn>
      </mfrac>
    </mrow>
    <annotation encoding="StarMath 5.0">{1+2} over {5} = {3} over {5}</annotation>
  </semantics>
</math>
</file>

<file path=Object 152/content.xml><?xml version="1.0" encoding="utf-8"?>
<math xmlns="http://www.w3.org/1998/Math/MathML" display="block">
  <semantics>
    <mrow>
      <mrow>
        <mfrac>
          <mn>1</mn>
          <mn>5</mn>
        </mfrac>
        <mo stretchy="false">+</mo>
        <mfrac>
          <mn>2</mn>
          <mn>5</mn>
        </mfrac>
      </mrow>
      <mo stretchy="false">=</mo>
      <mfrac>
        <mn>3</mn>
        <mn>5</mn>
      </mfrac>
    </mrow>
    <annotation encoding="StarMath 5.0">{1} over {5} + {2} over {5} = {3} over {5}</annotation>
  </semantics>
</math>
</file>

<file path=Object 154/content.xml><?xml version="1.0" encoding="utf-8"?>
<math xmlns="http://www.w3.org/1998/Math/MathML" display="block">
  <semantics>
    <mrow>
      <mfrac>
        <mn>1</mn>
        <mn>2</mn>
      </mfrac>
      <mo stretchy="false">+</mo>
      <mfrac>
        <mn>1</mn>
        <mn>2</mn>
      </mfrac>
    </mrow>
    <annotation encoding="StarMath 5.0">{1} over {2} + {1} over {2}</annotation>
  </semantics>
</math>
</file>

<file path=Object 156/content.xml><?xml version="1.0" encoding="utf-8"?>
<math xmlns="http://www.w3.org/1998/Math/MathML" display="block">
  <semantics>
    <mrow>
      <mfrac>
        <mn>1</mn>
        <mn>2</mn>
      </mfrac>
      <mo stretchy="false">+</mo>
      <mfrac>
        <mn>1</mn>
        <mn>2</mn>
      </mfrac>
    </mrow>
    <annotation encoding="StarMath 5.0">{1} over {2} + {1} over {2}</annotation>
  </semantics>
</math>
</file>

<file path=Object 158/content.xml><?xml version="1.0" encoding="utf-8"?>
<math xmlns="http://www.w3.org/1998/Math/MathML" display="block">
  <semantics>
    <mrow>
      <mfrac>
        <mrow>
          <mn>1</mn>
          <mo stretchy="false">+</mo>
          <mn>1</mn>
        </mrow>
        <mn>2</mn>
      </mfrac>
      <mo stretchy="false">=</mo>
      <mfrac>
        <mn>2</mn>
        <mn>2</mn>
      </mfrac>
      <mo stretchy="false">=</mo>
      <mn>1</mn>
    </mrow>
    <annotation encoding="StarMath 5.0">{1+1} over {2} = {2} over {2} =1</annotation>
  </semantics>
</math>
</file>

<file path=Object 16/content.xml><?xml version="1.0" encoding="utf-8"?>
<math xmlns="http://www.w3.org/1998/Math/MathML" display="block">
  <semantics>
    <mfrac>
      <mn>1</mn>
      <mn>2</mn>
    </mfrac>
    <annotation encoding="StarMath 5.0">{1} over {2}</annotation>
  </semantics>
</math>
</file>

<file path=Object 160/content.xml><?xml version="1.0" encoding="utf-8"?>
<math xmlns="http://www.w3.org/1998/Math/MathML" display="block">
  <semantics>
    <mrow>
      <mrow>
        <mfrac>
          <mn>1</mn>
          <mn>2</mn>
        </mfrac>
        <mo stretchy="false">+</mo>
        <mfrac>
          <mn>1</mn>
          <mn>2</mn>
        </mfrac>
      </mrow>
      <mo stretchy="false">=</mo>
      <mn>1</mn>
    </mrow>
    <annotation encoding="StarMath 5.0">{1} over {2} + {1} over {2} =1</annotation>
  </semantics>
</math>
</file>

<file path=Object 162/content.xml><?xml version="1.0" encoding="utf-8"?>
<math xmlns="http://www.w3.org/1998/Math/MathML" display="block">
  <semantics>
    <mrow>
      <mfrac>
        <mn>9</mn>
        <mn>5</mn>
      </mfrac>
      <mo stretchy="false">−</mo>
      <mfrac>
        <mn>2</mn>
        <mn>5</mn>
      </mfrac>
    </mrow>
    <annotation encoding="StarMath 5.0">{9} over {5} - {2} over {5}</annotation>
  </semantics>
</math>
</file>

<file path=Object 164/content.xml><?xml version="1.0" encoding="utf-8"?>
<math xmlns="http://www.w3.org/1998/Math/MathML" display="block">
  <semantics>
    <mrow>
      <mfrac>
        <mn>1</mn>
        <mn>5</mn>
      </mfrac>
      <mo stretchy="false">+</mo>
      <mfrac>
        <mn>2</mn>
        <mn>5</mn>
      </mfrac>
    </mrow>
    <annotation encoding="StarMath 5.0">{1} over {5} + {2} over {5}</annotation>
  </semantics>
</math>
</file>

<file path=Object 166/content.xml><?xml version="1.0" encoding="utf-8"?>
<math xmlns="http://www.w3.org/1998/Math/MathML" display="block">
  <semantics>
    <mrow>
      <mfrac>
        <mrow>
          <mn>1</mn>
          <mo stretchy="false">+</mo>
          <mn>2</mn>
        </mrow>
        <mn>5</mn>
      </mfrac>
      <mo stretchy="false">=</mo>
      <mfrac>
        <mn>3</mn>
        <mn>5</mn>
      </mfrac>
    </mrow>
    <annotation encoding="StarMath 5.0">{1+2} over {5} = {3} over {5}</annotation>
  </semantics>
</math>
</file>

<file path=Object 168/content.xml><?xml version="1.0" encoding="utf-8"?>
<math xmlns="http://www.w3.org/1998/Math/MathML" display="block">
  <semantics>
    <mrow>
      <mrow>
        <mfrac>
          <mn>1</mn>
          <mn>5</mn>
        </mfrac>
        <mo stretchy="false">+</mo>
        <mfrac>
          <mn>2</mn>
          <mn>5</mn>
        </mfrac>
      </mrow>
      <mo stretchy="false">=</mo>
      <mfrac>
        <mn>3</mn>
        <mn>5</mn>
      </mfrac>
    </mrow>
    <annotation encoding="StarMath 5.0">{1} over {5} + {2} over {5} = {3} over {5}</annotation>
  </semantics>
</math>
</file>

<file path=Object 170/content.xml><?xml version="1.0" encoding="utf-8"?>
<math xmlns="http://www.w3.org/1998/Math/MathML" display="block">
  <semantics>
    <mrow>
      <mfrac>
        <mn>1</mn>
        <mn>3</mn>
      </mfrac>
      <mo stretchy="false">+</mo>
      <mfrac>
        <mn>1</mn>
        <mn>2</mn>
      </mfrac>
    </mrow>
    <annotation encoding="StarMath 5.0">{1} over {3} + {1} over {2}</annotation>
  </semantics>
</math>
</file>

<file path=Object 172/content.xml><?xml version="1.0" encoding="utf-8"?>
<math xmlns="http://www.w3.org/1998/Math/MathML" display="block">
  <semantics>
    <mfrac>
      <mn>1</mn>
      <mn>3</mn>
    </mfrac>
    <annotation encoding="StarMath 5.0">{1} over {3}</annotation>
  </semantics>
</math>
</file>

<file path=Object 174/content.xml><?xml version="1.0" encoding="utf-8"?>
<math xmlns="http://www.w3.org/1998/Math/MathML" display="block">
  <semantics>
    <mfrac>
      <mn>1</mn>
      <mn>2</mn>
    </mfrac>
    <annotation encoding="StarMath 5.0">{1} over {2}</annotation>
  </semantics>
</math>
</file>

<file path=Object 176/content.xml><?xml version="1.0" encoding="utf-8"?>
<math xmlns="http://www.w3.org/1998/Math/MathML" display="block">
  <semantics>
    <mfrac>
      <mn>2</mn>
      <mn>2</mn>
    </mfrac>
    <annotation encoding="StarMath 5.0">{2} over {2}</annotation>
  </semantics>
</math>
</file>

<file path=Object 178/content.xml><?xml version="1.0" encoding="utf-8"?>
<math xmlns="http://www.w3.org/1998/Math/MathML" display="block">
  <semantics>
    <mfrac>
      <mn>3</mn>
      <mn>3</mn>
    </mfrac>
    <annotation encoding="StarMath 5.0">{3} over {3}</annotation>
  </semantics>
</math>
</file>

<file path=Object 18/content.xml><?xml version="1.0" encoding="utf-8"?>
<math xmlns="http://www.w3.org/1998/Math/MathML" display="block">
  <semantics>
    <mfrac>
      <mn>60</mn>
      <mn>120</mn>
    </mfrac>
    <annotation encoding="StarMath 5.0">{60} over {120}</annotation>
  </semantics>
</math>
</file>

<file path=Object 180/content.xml><?xml version="1.0" encoding="utf-8"?>
<math xmlns="http://www.w3.org/1998/Math/MathML" display="block">
  <semantics>
    <mrow>
      <mfrac>
        <mrow>
          <mn>1</mn>
          <mi>×</mi>
          <mn>2</mn>
        </mrow>
        <mrow>
          <mn>3</mn>
          <mi>×</mi>
          <mn>2</mn>
        </mrow>
      </mfrac>
      <mo stretchy="false">+</mo>
      <mfrac>
        <mrow>
          <mn>1</mn>
          <mi>×</mi>
          <mn>3</mn>
        </mrow>
        <mrow>
          <mn>2</mn>
          <mi>×</mi>
          <mn>3</mn>
        </mrow>
      </mfrac>
    </mrow>
    <annotation encoding="StarMath 5.0">{1 × 2} over {3 × 2} + {1 × 3} over {2 × 3}</annotation>
  </semantics>
</math>
</file>

<file path=Object 182/content.xml><?xml version="1.0" encoding="utf-8"?>
<math xmlns="http://www.w3.org/1998/Math/MathML" display="block">
  <semantics>
    <mrow>
      <mrow>
        <mfrac>
          <mrow>
            <mn>1</mn>
            <mi>×</mi>
            <mn>2</mn>
          </mrow>
          <mrow>
            <mn>3</mn>
            <mi>×</mi>
            <mn>2</mn>
          </mrow>
        </mfrac>
        <mo stretchy="false">+</mo>
        <mfrac>
          <mrow>
            <mn>1</mn>
            <mi>×</mi>
            <mn>3</mn>
          </mrow>
          <mrow>
            <mn>2</mn>
            <mi>×</mi>
            <mn>3</mn>
          </mrow>
        </mfrac>
      </mrow>
      <mo stretchy="false">=</mo>
      <mrow>
        <mfrac>
          <mn>2</mn>
          <mn>6</mn>
        </mfrac>
        <mo stretchy="false">+</mo>
        <mfrac>
          <mn>3</mn>
          <mn>6</mn>
        </mfrac>
      </mrow>
    </mrow>
    <annotation encoding="StarMath 5.0">{1 × 2} over {3 × 2} + {1 × 3} over {2 × 3} = {2} over {6} + {3} over {6}</annotation>
  </semantics>
</math>
</file>

<file path=Object 184/content.xml><?xml version="1.0" encoding="utf-8"?>
<math xmlns="http://www.w3.org/1998/Math/MathML" display="block">
  <semantics>
    <mrow>
      <mrow>
        <mfrac>
          <mn>2</mn>
          <mn>6</mn>
        </mfrac>
        <mo stretchy="false">+</mo>
        <mfrac>
          <mn>3</mn>
          <mn>6</mn>
        </mfrac>
      </mrow>
      <mo stretchy="false">=</mo>
      <mfrac>
        <mn>5</mn>
        <mn>6</mn>
      </mfrac>
    </mrow>
    <annotation encoding="StarMath 5.0">{2} over {6} + {3} over {6} = {5} over {6}</annotation>
  </semantics>
</math>
</file>

<file path=Object 2/content.xml><?xml version="1.0" encoding="utf-8"?>
<math xmlns="http://www.w3.org/1998/Math/MathML" display="block">
  <semantics>
    <mrow>
      <mfrac>
        <mn>1</mn>
        <mn>4</mn>
      </mfrac>
      <mi>,</mi>
      <mfrac>
        <mn>2</mn>
        <mn>4</mn>
      </mfrac>
      <mi>,</mi>
      <mfrac>
        <mn>3</mn>
        <mn>4</mn>
      </mfrac>
      <mi>,</mi>
    </mrow>
    <annotation encoding="StarMath 5.0">{1} over {4} , {2} over {4} ,  {3} over {4} ,</annotation>
  </semantics>
</math>
</file>

<file path=Object 20/content.xml><?xml version="1.0" encoding="utf-8"?>
<math xmlns="http://www.w3.org/1998/Math/MathML" display="block">
  <semantics>
    <mfrac>
      <mn>30</mn>
      <mn>60</mn>
    </mfrac>
    <annotation encoding="StarMath 5.0">{30} over {60}</annotation>
  </semantics>
</math>
</file>

<file path=Object 22/content.xml><?xml version="1.0" encoding="utf-8"?>
<math xmlns="http://www.w3.org/1998/Math/MathML" display="block">
  <semantics>
    <mfrac>
      <mn>15</mn>
      <mn>30</mn>
    </mfrac>
    <annotation encoding="StarMath 5.0">{15} over {30}</annotation>
  </semantics>
</math>
</file>

<file path=Object 24/content.xml><?xml version="1.0" encoding="utf-8"?>
<math xmlns="http://www.w3.org/1998/Math/MathML" display="block">
  <semantics>
    <mfrac>
      <mn>5</mn>
      <mn>10</mn>
    </mfrac>
    <annotation encoding="StarMath 5.0">{5} over {10}</annotation>
  </semantics>
</math>
</file>

<file path=Object 26/content.xml><?xml version="1.0" encoding="utf-8"?>
<math xmlns="http://www.w3.org/1998/Math/MathML" display="block">
  <semantics>
    <mfrac>
      <mn>1</mn>
      <mn>2</mn>
    </mfrac>
    <annotation encoding="StarMath 5.0">{1} over {2}</annotation>
  </semantics>
</math>
</file>

<file path=Object 28/content.xml><?xml version="1.0" encoding="utf-8"?>
<math xmlns="http://www.w3.org/1998/Math/MathML" display="block">
  <semantics>
    <mfrac>
      <mn>60</mn>
      <mn>120</mn>
    </mfrac>
    <annotation encoding="StarMath 5.0">{60} over {120}</annotation>
  </semantics>
</math>
</file>

<file path=Object 30/content.xml><?xml version="1.0" encoding="utf-8"?>
<math xmlns="http://www.w3.org/1998/Math/MathML" display="block">
  <semantics>
    <mfrac>
      <mn>1</mn>
      <mn>2</mn>
    </mfrac>
    <annotation encoding="StarMath 5.0">{1} over {2}</annotation>
  </semantics>
</math>
</file>

<file path=Object 32/content.xml><?xml version="1.0" encoding="utf-8"?>
<math xmlns="http://www.w3.org/1998/Math/MathML" display="block">
  <semantics>
    <mfrac>
      <mn>1</mn>
      <mn>2</mn>
    </mfrac>
    <annotation encoding="StarMath 5.0">{1} over {2}</annotation>
  </semantics>
</math>
</file>

<file path=Object 34/content.xml><?xml version="1.0" encoding="utf-8"?>
<math xmlns="http://www.w3.org/1998/Math/MathML" display="block">
  <semantics>
    <mfrac>
      <mn>1</mn>
      <mn>4</mn>
    </mfrac>
    <annotation encoding="StarMath 5.0">{1} over {4}</annotation>
  </semantics>
</math>
</file>

<file path=Object 36/content.xml><?xml version="1.0" encoding="utf-8"?>
<math xmlns="http://www.w3.org/1998/Math/MathML" display="block">
  <semantics>
    <mfrac>
      <mn>256</mn>
      <mn>1024</mn>
    </mfrac>
    <annotation encoding="StarMath 5.0">{256} over {1024}</annotation>
  </semantics>
</math>
</file>

<file path=Object 38/content.xml><?xml version="1.0" encoding="utf-8"?>
<math xmlns="http://www.w3.org/1998/Math/MathML" display="block">
  <semantics>
    <mfrac>
      <mn>256</mn>
      <mn>1024</mn>
    </mfrac>
    <annotation encoding="StarMath 5.0">{256} over {1024}</annotation>
  </semantics>
</math>
</file>

<file path=Object 4/content.xml><?xml version="1.0" encoding="utf-8"?>
<math xmlns="http://www.w3.org/1998/Math/MathML" display="block">
  <semantics>
    <mfrac>
      <mn>4</mn>
      <mn>4</mn>
    </mfrac>
    <annotation encoding="StarMath 5.0">{4} over {4}</annotation>
  </semantics>
</math>
</file>

<file path=Object 40/content.xml><?xml version="1.0" encoding="utf-8"?>
<math xmlns="http://www.w3.org/1998/Math/MathML" display="block">
  <semantics>
    <mfrac>
      <mn>1</mn>
      <mn>4</mn>
    </mfrac>
    <annotation encoding="StarMath 5.0">{1} over {4}</annotation>
  </semantics>
</math>
</file>

<file path=Object 42/content.xml><?xml version="1.0" encoding="utf-8"?>
<math xmlns="http://www.w3.org/1998/Math/MathML" display="block">
  <semantics>
    <mfrac>
      <mn>15</mn>
      <mn>48</mn>
    </mfrac>
    <annotation encoding="StarMath 5.0">{15} over {48}</annotation>
  </semantics>
</math>
</file>

<file path=Object 44/content.xml><?xml version="1.0" encoding="utf-8"?>
<math xmlns="http://www.w3.org/1998/Math/MathML" display="block">
  <semantics>
    <mfrac>
      <mn>4</mn>
      <mn>10</mn>
    </mfrac>
    <annotation encoding="StarMath 5.0">{4} over {10}</annotation>
  </semantics>
</math>
</file>

<file path=Object 46/content.xml><?xml version="1.0" encoding="utf-8"?>
<math xmlns="http://www.w3.org/1998/Math/MathML" display="block">
  <semantics>
    <mfrac>
      <mn>4</mn>
      <mn>10</mn>
    </mfrac>
    <annotation encoding="StarMath 5.0">{4} over {10}</annotation>
  </semantics>
</math>
</file>

<file path=Object 48/content.xml><?xml version="1.0" encoding="utf-8"?>
<math xmlns="http://www.w3.org/1998/Math/MathML" display="block">
  <semantics>
    <mfrac>
      <mn>15</mn>
      <mn>48</mn>
    </mfrac>
    <annotation encoding="StarMath 5.0">{15} over {48}</annotation>
  </semantics>
</math>
</file>

<file path=Object 50/content.xml><?xml version="1.0" encoding="utf-8"?>
<math xmlns="http://www.w3.org/1998/Math/MathML" display="block">
  <semantics>
    <mfrac>
      <mn>3</mn>
      <mn>10</mn>
    </mfrac>
    <annotation encoding="StarMath 5.0">{3} over {10}</annotation>
  </semantics>
</math>
</file>

<file path=Object 52/content.xml><?xml version="1.0" encoding="utf-8"?>
<math xmlns="http://www.w3.org/1998/Math/MathML" display="block">
  <semantics>
    <mfrac>
      <mn>15</mn>
      <mn>48</mn>
    </mfrac>
    <annotation encoding="StarMath 5.0">{15} over {48}</annotation>
  </semantics>
</math>
</file>

<file path=Object 54/content.xml><?xml version="1.0" encoding="utf-8"?>
<math xmlns="http://www.w3.org/1998/Math/MathML" display="block">
  <semantics>
    <mfrac>
      <mn>256</mn>
      <mn>1024</mn>
    </mfrac>
    <annotation encoding="StarMath 5.0">{256} over {1024}</annotation>
  </semantics>
</math>
</file>

<file path=Object 56/content.xml><?xml version="1.0" encoding="utf-8"?>
<math xmlns="http://www.w3.org/1998/Math/MathML" display="block">
  <semantics>
    <mrow>
      <mfrac>
        <mn>256</mn>
        <mn>1024</mn>
      </mfrac>
      <mo stretchy="false">=</mo>
      <mfrac>
        <mrow>
          <mn>256</mn>
          <mi>÷</mi>
          <mn>2</mn>
        </mrow>
        <mrow>
          <mn>1024</mn>
          <mi>÷</mi>
          <mn>2</mn>
        </mrow>
      </mfrac>
      <mo stretchy="false">=</mo>
      <mfrac>
        <mrow>
          <mn>128</mn>
          <mi>÷</mi>
          <mn>2</mn>
        </mrow>
        <mrow>
          <mn>512</mn>
          <mi>÷</mi>
          <mn>2</mn>
        </mrow>
      </mfrac>
      <mo stretchy="false">=</mo>
      <mfrac>
        <mrow>
          <mn>64</mn>
          <mi>÷</mi>
          <mn>2</mn>
        </mrow>
        <mrow>
          <mn>256</mn>
          <mi>÷</mi>
          <mn>2</mn>
        </mrow>
      </mfrac>
      <mo stretchy="false">=</mo>
      <mfrac>
        <mrow>
          <mn>32</mn>
          <mi>÷</mi>
          <mn>2</mn>
        </mrow>
        <mrow>
          <mn>128</mn>
          <mi>÷</mi>
          <mn>2</mn>
        </mrow>
      </mfrac>
      <mo stretchy="false">=</mo>
      <mfrac>
        <mrow>
          <mn>16</mn>
          <mi>÷</mi>
          <mn>2</mn>
        </mrow>
        <mrow>
          <mn>64</mn>
          <mi>÷</mi>
          <mn>2</mn>
        </mrow>
      </mfrac>
      <mo stretchy="false">=</mo>
      <mfrac>
        <mrow>
          <mn>8</mn>
          <mi>÷</mi>
          <mn>2</mn>
        </mrow>
        <mrow>
          <mn>32</mn>
          <mi>÷</mi>
          <mn>2</mn>
        </mrow>
      </mfrac>
      <mo stretchy="false">=</mo>
      <mfrac>
        <mrow>
          <mn>4</mn>
          <mi>÷</mi>
          <mn>2</mn>
        </mrow>
        <mrow>
          <mn>16</mn>
          <mi>÷</mi>
          <mn>2</mn>
        </mrow>
      </mfrac>
      <mo stretchy="false">=</mo>
      <mfrac>
        <mrow>
          <mn>2</mn>
          <mi>÷</mi>
          <mn>2</mn>
        </mrow>
        <mrow>
          <mn>8</mn>
          <mi>÷</mi>
          <mn>2</mn>
        </mrow>
      </mfrac>
      <mo stretchy="false">=</mo>
      <mfrac>
        <mn>1</mn>
        <mn>4</mn>
      </mfrac>
    </mrow>
    <annotation encoding="StarMath 5.0">{256} over {1024} = {256÷2} over {1024÷2} = {128÷2} over {512÷2} = {64÷2} over {256÷2} = {32÷2} over {128÷2} = {16÷2} over {64÷2} = {8÷2} over {32÷2} = {4÷2} over {16÷2} = {2÷2} over {8÷2} = {1} over {4}</annotation>
  </semantics>
</math>
</file>

<file path=Object 58/content.xml><?xml version="1.0" encoding="utf-8"?>
<math xmlns="http://www.w3.org/1998/Math/MathML" display="block">
  <semantics>
    <mrow>
      <mn>1</mn>
      <mfrac>
        <mn>1</mn>
        <mn>4</mn>
      </mfrac>
    </mrow>
    <annotation encoding="StarMath 5.0">1 {1} over {4}</annotation>
  </semantics>
</math>
</file>

<file path=Object 6/content.xml><?xml version="1.0" encoding="utf-8"?>
<math xmlns="http://www.w3.org/1998/Math/MathML" display="block">
  <semantics>
    <mfrac>
      <mn>4</mn>
      <mn>4</mn>
    </mfrac>
    <annotation encoding="StarMath 5.0">{4} over {4}</annotation>
  </semantics>
</math>
</file>

<file path=Object 60/content.xml><?xml version="1.0" encoding="utf-8"?>
<math xmlns="http://www.w3.org/1998/Math/MathML" display="block">
  <semantics>
    <mrow>
      <mn>2</mn>
      <mfrac>
        <mn>1</mn>
        <mn>4</mn>
      </mfrac>
    </mrow>
    <annotation encoding="StarMath 5.0">2 {1} over {4}</annotation>
  </semantics>
</math>
</file>

<file path=Object 62/content.xml><?xml version="1.0" encoding="utf-8"?>
<math xmlns="http://www.w3.org/1998/Math/MathML" display="block">
  <semantics>
    <mrow>
      <mn>1</mn>
      <mfrac>
        <mn>1</mn>
        <mn>2</mn>
      </mfrac>
    </mrow>
    <annotation encoding="StarMath 5.0">1 {1} over {2}</annotation>
  </semantics>
</math>
</file>

<file path=Object 64/content.xml><?xml version="1.0" encoding="utf-8"?>
<math xmlns="http://www.w3.org/1998/Math/MathML" display="block">
  <semantics>
    <mrow>
      <mn>1</mn>
      <mfrac>
        <mn>1</mn>
        <mn>4</mn>
      </mfrac>
    </mrow>
    <annotation encoding="StarMath 5.0">1 {1} over {4}</annotation>
  </semantics>
</math>
</file>

<file path=Object 66/content.xml><?xml version="1.0" encoding="utf-8"?>
<math xmlns="http://www.w3.org/1998/Math/MathML" display="block">
  <semantics>
    <mrow>
      <mn>1</mn>
      <mfrac>
        <mn>1</mn>
        <mn>2</mn>
      </mfrac>
    </mrow>
    <annotation encoding="StarMath 5.0">1 {1} over {2}</annotation>
  </semantics>
</math>
</file>

<file path=Object 68/content.xml><?xml version="1.0" encoding="utf-8"?>
<math xmlns="http://www.w3.org/1998/Math/MathML" display="block">
  <semantics>
    <mrow>
      <mn>1</mn>
      <mfrac>
        <mn>1</mn>
        <mn>4</mn>
      </mfrac>
    </mrow>
    <annotation encoding="StarMath 5.0">1 {1} over {4}</annotation>
  </semantics>
</math>
</file>

<file path=Object 70/content.xml><?xml version="1.0" encoding="utf-8"?>
<math xmlns="http://www.w3.org/1998/Math/MathML" display="block">
  <semantics>
    <mrow>
      <mn>2</mn>
      <mfrac>
        <mn>1</mn>
        <mn>4</mn>
      </mfrac>
    </mrow>
    <annotation encoding="StarMath 5.0">2 {1} over {4}</annotation>
  </semantics>
</math>
</file>

<file path=Object 72/content.xml><?xml version="1.0" encoding="utf-8"?>
<math xmlns="http://www.w3.org/1998/Math/MathML" display="block">
  <semantics>
    <mfrac>
      <mn>5</mn>
      <mn>4</mn>
    </mfrac>
    <annotation encoding="StarMath 5.0">{5} over {4}</annotation>
  </semantics>
</math>
</file>

<file path=Object 74/content.xml><?xml version="1.0" encoding="utf-8"?>
<math xmlns="http://www.w3.org/1998/Math/MathML" display="block">
  <semantics>
    <mfrac>
      <mn>9</mn>
      <mn>4</mn>
    </mfrac>
    <annotation encoding="StarMath 5.0">{9} over {4}</annotation>
  </semantics>
</math>
</file>

<file path=Object 76/content.xml><?xml version="1.0" encoding="utf-8"?>
<math xmlns="http://www.w3.org/1998/Math/MathML" display="block">
  <semantics>
    <mfrac>
      <mn>3</mn>
      <mn>2</mn>
    </mfrac>
    <annotation encoding="StarMath 5.0">{3} over {2}</annotation>
  </semantics>
</math>
</file>

<file path=Object 78/content.xml><?xml version="1.0" encoding="utf-8"?>
<math xmlns="http://www.w3.org/1998/Math/MathML" display="block">
  <semantics>
    <mrow>
      <mfrac>
        <mn>1</mn>
        <mn>2</mn>
      </mfrac>
      <mi>×</mi>
      <mfrac>
        <mn>1</mn>
        <mn>2</mn>
      </mfrac>
    </mrow>
    <annotation encoding="StarMath 5.0">{1} over {2} × {1} over {2}</annotation>
  </semantics>
</math>
</file>

<file path=Object 8/content.xml><?xml version="1.0" encoding="utf-8"?>
<math xmlns="http://www.w3.org/1998/Math/MathML" display="block">
  <semantics>
    <mrow>
      <mrow>
        <mfrac>
          <mn>4</mn>
          <mn>4</mn>
        </mfrac>
        <mo stretchy="false">+</mo>
        <mfrac>
          <mn>2</mn>
          <mn>2</mn>
        </mfrac>
      </mrow>
      <mo stretchy="false">=</mo>
      <mn>2</mn>
    </mrow>
    <annotation encoding="StarMath 5.0">{4} over {4} + {2} over {2} =2</annotation>
  </semantics>
</math>
</file>

<file path=Object 80/content.xml><?xml version="1.0" encoding="utf-8"?>
<math xmlns="http://www.w3.org/1998/Math/MathML" display="block">
  <semantics>
    <mrow>
      <mfrac>
        <mn>1</mn>
        <mn>2</mn>
      </mfrac>
      <mi>×</mi>
      <mrow>
        <mfrac>
          <mn>1</mn>
          <mn>2</mn>
        </mfrac>
        <mo stretchy="false">=</mo>
        <mfrac>
          <mrow>
            <mn>1</mn>
            <mi>×</mi>
            <mn>1</mn>
          </mrow>
          <mrow>
            <mn>2</mn>
            <mi>×</mi>
            <mn>2</mn>
          </mrow>
        </mfrac>
        <mo stretchy="false">=</mo>
        <mfrac>
          <mn>1</mn>
          <mn>4</mn>
        </mfrac>
      </mrow>
    </mrow>
    <annotation encoding="StarMath 5.0">{1} over {2} × {1} over {2} = {1 × 1} over {2 × 2} = {1} over {4}  </annotation>
  </semantics>
</math>
</file>

<file path=Object 82/content.xml><?xml version="1.0" encoding="utf-8"?>
<math xmlns="http://www.w3.org/1998/Math/MathML" display="block">
  <semantics>
    <mfrac>
      <mn>1</mn>
      <mn>4</mn>
    </mfrac>
    <annotation encoding="StarMath 5.0">{1} over {4}</annotation>
  </semantics>
</math>
</file>

<file path=Object 84/content.xml><?xml version="1.0" encoding="utf-8"?>
<math xmlns="http://www.w3.org/1998/Math/MathML" display="block">
  <semantics>
    <mrow>
      <mfrac>
        <mn>1</mn>
        <mn>2</mn>
      </mfrac>
      <mi>×</mi>
      <mfrac>
        <mn>2</mn>
        <mn>3</mn>
      </mfrac>
    </mrow>
    <annotation encoding="StarMath 5.0">{1} over {2} × {2} over {3}</annotation>
  </semantics>
</math>
</file>

<file path=Object 86/content.xml><?xml version="1.0" encoding="utf-8"?>
<math xmlns="http://www.w3.org/1998/Math/MathML" display="block">
  <semantics>
    <mrow>
      <mfrac>
        <mn>1</mn>
        <mn>2</mn>
      </mfrac>
      <mi>×</mi>
      <mrow>
        <mfrac>
          <mn>2</mn>
          <mn>3</mn>
        </mfrac>
        <mo stretchy="false">=</mo>
        <mfrac>
          <mrow>
            <mn>1</mn>
            <mi>×</mi>
            <mn>2</mn>
          </mrow>
          <mrow>
            <mn>2</mn>
            <mi>×</mi>
            <mn>3</mn>
          </mrow>
        </mfrac>
        <mo stretchy="false">=</mo>
        <mfrac>
          <mn>2</mn>
          <mn>6</mn>
        </mfrac>
      </mrow>
    </mrow>
    <annotation encoding="StarMath 5.0">{1} over {2} × {2} over {3} = {1 × 2} over {2 × 3} = {2} over {6}  </annotation>
  </semantics>
</math>
</file>

<file path=Object 88/content.xml><?xml version="1.0" encoding="utf-8"?>
<math xmlns="http://www.w3.org/1998/Math/MathML" display="block">
  <semantics>
    <mrow>
      <mfrac>
        <mrow>
          <mn>2</mn>
          <mi>÷</mi>
          <mn>2</mn>
        </mrow>
        <mrow>
          <mn>6</mn>
          <mi>÷</mi>
          <mn>2</mn>
        </mrow>
      </mfrac>
      <mo stretchy="false">=</mo>
      <mfrac>
        <mn>1</mn>
        <mn>3</mn>
      </mfrac>
    </mrow>
    <annotation encoding="StarMath 5.0">{2÷2} over {6÷2} = {1} over {3}</annotation>
  </semantics>
</math>
</file>

<file path=Object 90/content.xml><?xml version="1.0" encoding="utf-8"?>
<math xmlns="http://www.w3.org/1998/Math/MathML" display="block">
  <semantics>
    <mfrac>
      <mn>1</mn>
      <mn>3</mn>
    </mfrac>
    <annotation encoding="StarMath 5.0">{1} over {3}</annotation>
  </semantics>
</math>
</file>

<file path=Object 92/content.xml><?xml version="1.0" encoding="utf-8"?>
<math xmlns="http://www.w3.org/1998/Math/MathML" display="block">
  <semantics>
    <mfrac>
      <mn>1</mn>
      <mn>3</mn>
    </mfrac>
    <annotation encoding="StarMath 5.0">{1} over {3}</annotation>
  </semantics>
</math>
</file>

<file path=Object 94/content.xml><?xml version="1.0" encoding="utf-8"?>
<math xmlns="http://www.w3.org/1998/Math/MathML" display="block">
  <semantics>
    <mfrac>
      <mn>2</mn>
      <mn>3</mn>
    </mfrac>
    <annotation encoding="StarMath 5.0">{2} over {3}</annotation>
  </semantics>
</math>
</file>

<file path=Object 96/content.xml><?xml version="1.0" encoding="utf-8"?>
<math xmlns="http://www.w3.org/1998/Math/MathML" display="block">
  <semantics>
    <mfrac>
      <mn>2</mn>
      <mn>3</mn>
    </mfrac>
    <annotation encoding="StarMath 5.0">{2} over {3}</annotation>
  </semantics>
</math>
</file>

<file path=Object 98/content.xml><?xml version="1.0" encoding="utf-8"?>
<math xmlns="http://www.w3.org/1998/Math/MathML" display="block">
  <semantics>
    <mfrac>
      <mn>1</mn>
      <mn>2</mn>
    </mfrac>
    <annotation encoding="StarMath 5.0">{1} over {2}</annotation>
  </semantics>
</math>
</file>